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94.53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24.1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6.81mm"/>
    </style:style>
    <style:style style:name="co13" style:family="table-column">
      <style:table-column-properties fo:break-before="auto" style:column-width="24.91mm"/>
    </style:style>
    <style:style style:name="co14" style:family="table-column">
      <style:table-column-properties fo:break-before="auto" style:column-width="64.58mm"/>
    </style:style>
    <style:style style:name="co15" style:family="table-column">
      <style:table-column-properties fo:break-before="auto" style:column-width="40.48mm"/>
    </style:style>
    <style:style style:name="co16" style:family="table-column">
      <style:table-column-properties fo:break-before="auto" style:column-width="32.84mm"/>
    </style:style>
    <style:style style:name="co17" style:family="table-column">
      <style:table-column-properties fo:break-before="auto" style:column-width="38.91mm"/>
    </style:style>
    <style:style style:name="co27" style:family="table-column">
      <style:table-column-properties fo:break-before="auto" style:column-width="18.27mm"/>
    </style:style>
    <style:style style:name="co28" style:family="table-column">
      <style:table-column-properties fo:break-before="auto" style:column-width="9.86mm"/>
    </style:style>
    <style:style style:name="co29" style:family="table-column">
      <style:table-column-properties fo:break-before="auto" style:column-width="28.05mm"/>
    </style:style>
    <style:style style:name="co30" style:family="table-column">
      <style:table-column-properties fo:break-before="auto" style:column-width="89.8mm"/>
    </style:style>
    <style:style style:name="co31" style:family="table-column">
      <style:table-column-properties fo:break-before="auto" style:column-width="45.88mm"/>
    </style:style>
    <style:style style:name="co32" style:family="table-column">
      <style:table-column-properties fo:break-before="auto" style:column-width="78.46mm"/>
    </style:style>
    <style:style style:name="co33" style:family="table-column">
      <style:table-column-properties fo:break-before="auto" style:column-width="100.42mm"/>
    </style:style>
    <style:style style:name="co34" style:family="table-column">
      <style:table-column-properties fo:break-before="auto" style:column-width="37.75mm"/>
    </style:style>
    <style:style style:name="co35" style:family="table-column">
      <style:table-column-properties fo:break-before="auto" style:column-width="69.59mm"/>
    </style:style>
    <style:style style:name="co36" style:family="table-column">
      <style:table-column-properties fo:break-before="auto" style:column-width="53.34mm"/>
    </style:style>
    <style:style style:name="co37" style:family="table-column">
      <style:table-column-properties fo:break-before="auto" style:column-width="68.58mm"/>
    </style:style>
    <style:style style:name="co38" style:family="table-column">
      <style:table-column-properties fo:break-before="auto" style:column-width="59.57mm"/>
    </style:style>
    <style:style style:name="co39" style:family="table-column">
      <style:table-column-properties fo:break-before="auto" style:column-width="138.91mm"/>
    </style:style>
    <style:style style:name="co40" style:family="table-column">
      <style:table-column-properties fo:break-before="auto" style:column-width="13.49mm"/>
    </style:style>
    <style:style style:name="co41" style:family="table-column">
      <style:table-column-properties fo:break-before="auto" style:column-width="18.94mm"/>
    </style:style>
    <style:style style:name="co42" style:family="table-column">
      <style:table-column-properties fo:break-before="auto" style:column-width="23.87mm"/>
    </style:style>
    <style:style style:name="co43" style:family="table-column">
      <style:table-column-properties fo:break-before="auto" style:column-width="43.23mm"/>
    </style:style>
    <style:style style:name="co44" style:family="table-column">
      <style:table-column-properties fo:break-before="auto" style:column-width="14.83mm"/>
    </style:style>
    <style:style style:name="co45" style:family="table-column">
      <style:table-column-properties fo:break-before="auto" style:column-width="97.51mm"/>
    </style:style>
    <style:style style:name="co46" style:family="table-column">
      <style:table-column-properties fo:break-before="auto" style:column-width="62.65mm"/>
    </style:style>
    <style:style style:name="co47" style:family="table-column">
      <style:table-column-properties fo:break-before="auto" style:column-width="13.83mm"/>
    </style:style>
    <style:style style:name="co48" style:family="table-column">
      <style:table-column-properties fo:break-before="auto" style:column-width="71.19mm"/>
    </style:style>
    <style:style style:name="co49" style:family="table-column">
      <style:table-column-properties fo:break-before="auto" style:column-width="87.38mm"/>
    </style:style>
    <style:style style:name="co50" style:family="table-column">
      <style:table-column-properties fo:break-before="auto" style:column-width="81.19mm"/>
    </style:style>
    <style:style style:name="co51" style:family="table-column">
      <style:table-column-properties fo:break-before="auto" style:column-width="86.04mm"/>
    </style:style>
    <style:style style:name="co52" style:family="table-column">
      <style:table-column-properties fo:break-before="auto" style:column-width="18.68mm"/>
    </style:style>
    <style:style style:name="co53" style:family="table-column">
      <style:table-column-properties fo:break-before="auto" style:column-width="62.41mm"/>
    </style:style>
    <style:style style:name="co54" style:family="table-column">
      <style:table-column-properties fo:break-before="auto" style:column-width="62.42mm"/>
    </style:style>
    <style:style style:name="co55" style:family="table-column">
      <style:table-column-properties fo:break-before="auto" style:column-width="60.47mm"/>
    </style:style>
    <style:style style:name="co56" style:family="table-column">
      <style:table-column-properties fo:break-before="auto" style:column-width="38.59mm"/>
    </style:style>
    <style:style style:name="co57" style:family="table-column">
      <style:table-column-properties fo:break-before="auto" style:column-width="23.92mm"/>
    </style:style>
    <style:style style:name="co58" style:family="table-column">
      <style:table-column-properties fo:break-before="auto" style:column-width="25.15mm"/>
    </style:style>
    <style:style style:name="co59" style:family="table-column">
      <style:table-column-properties fo:break-before="auto" style:column-width="43.14mm"/>
    </style:style>
    <style:style style:name="co60" style:family="table-column">
      <style:table-column-properties fo:break-before="auto" style:column-width="58.61mm"/>
    </style:style>
    <style:style style:name="co61" style:family="table-column">
      <style:table-column-properties fo:break-before="auto" style:column-width="18.75mm"/>
    </style:style>
    <style:style style:name="co62" style:family="table-column">
      <style:table-column-properties fo:break-before="auto" style:column-width="54.5mm"/>
    </style:style>
    <style:style style:name="co63" style:family="table-column">
      <style:table-column-properties fo:break-before="auto" style:column-width="35.95mm"/>
    </style:style>
    <style:style style:name="co64" style:family="table-column">
      <style:table-column-properties fo:break-before="auto" style:column-width="44.77mm"/>
    </style:style>
    <style:style style:name="co65" style:family="table-column">
      <style:table-column-properties fo:break-before="auto" style:column-width="58.56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ro5" style:family="table-row">
      <style:table-row-properties style:row-height="4.71mm" fo:break-before="auto" style:use-optimal-row-height="false"/>
    </style:style>
    <style:style style:name="ro6" style:family="table-row">
      <style:table-row-properties style:row-height="5.19mm" fo:break-before="auto" style:use-optimal-row-height="true"/>
    </style:style>
    <style:style style:name="ro7" style:family="table-row">
      <style:table-row-properties style:row-height="4.6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style:font-name="Liberation Sans" style:font-name-asian="Arial Unicode MS" style:font-name-complex="Arial Unicode MS"/>
    </style:style>
    <style:style style:name="ce4" style:family="table-cell" style:parent-style-name="Default">
      <style:table-cell-properties fo:background-color="#33ff99"/>
      <style:text-properties style:text-position=""/>
    </style:style>
    <style:style style:name="ce6" style:family="table-cell" style:parent-style-name="Default">
      <style:table-cell-properties fo:background-color="#00ff66"/>
      <style:text-properties style:text-position=""/>
    </style:style>
    <style:style style:name="ce7" style:family="table-cell" style:parent-style-name="Default">
      <style:table-cell-properties fo:background-color="#33ff99"/>
      <style:text-properties style:text-position="" style:font-name="Liberation Sans" style:font-name-asian="Arial Unicode MS" style:font-name-complex="Arial Unicode MS"/>
    </style:style>
    <style:style style:name="ce8" style:family="table-cell" style:parent-style-name="Default">
      <style:text-properties style:text-position="" fo:language="en" fo:country="US" style:language-asian="en" style:country-asian="US" style:language-complex="en" style:country-complex="US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font-name="Liberation Sans" style:font-name-asian="Arial Unicode MS" style:font-name-complex="Arial Unicode MS"/>
    </style:style>
    <style:style style:name="ce14" style:family="table-cell" style:parent-style-name="Default">
      <style:table-cell-properties fo:background-color="#33ff99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ff66"/>
    </style:style>
    <style:style style:name="ce17" style:family="table-cell" style:parent-style-name="Default">
      <style:table-cell-properties fo:background-color="#33ff99"/>
      <style:text-properties style:font-name="Liberation Sans" style:font-name-asian="Arial Unicode MS" style:font-name-complex="Arial Unicode MS"/>
    </style:style>
    <style:style style:name="ce18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12pt"/>
    </style:style>
    <style:style style:name="T1" style:family="text">
      <style:text-properties fo:color="#000000" style:text-position="0% 100%" style:font-name="Helvetica" fo:font-size="9pt" style:font-name-asian="Helvetica" style:font-size-asian="9pt" style:font-name-complex="Helvetica" style:font-size-complex="9pt"/>
    </style:style>
    <style:style style:name="T4" style:family="text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20303" style:text-position="0% 100%" style:font-name="Helvetica" fo:font-size="9pt" style:font-name-asian="Helvetica" style:font-size-asian="9pt" style:font-name-complex="Helvetica" style:font-size-complex="9pt"/>
    </style:style>
    <style:style style:name="T6" style:family="text">
      <style:text-properties fo:color="#000000" style:font-name="Helvetica" fo:font-size="9pt" style:text-position="0%" style:font-name-asian="Helvetica" style:font-name-complex="Helvetica" style:font-size-asian="9pt" style:font-size-complex="9pt"/>
    </style:style>
    <style:style style:name="T7" style:family="text">
      <style:text-properties fo:color="#000000" style:font-name="Times-Roman" fo:font-size="10pt" style:text-position="0%" style:font-name-asian="Times-Roman" style:font-name-complex="Times-Roman" style:font-size-asian="10pt" style:font-size-complex="10pt"/>
    </style:style>
    <style:style style:name="T8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9" style:family="text">
      <style:text-properties fo:color="#020303" style:font-name="Helvetica" fo:font-size="9pt" style:text-position="0%" style:font-name-asian="Helvetica" style:font-name-complex="Helvetica" style:font-size-asian="9pt" style:font-size-complex="9pt"/>
    </style:style>
  </office:automatic-styles>
  <office:body>
    <office:spreadsheet>
      <table:calculation-settings table:automatic-find-labels="false"/>
      <table:table table:name="test_problem_spec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number-columns-repeated="3" table:default-cell-style-name="Default"/>
        <table:table-column table:style-name="co57" table:default-cell-style-name="Default"/>
        <table:table-column table:style-name="co56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1" table:number-columns-repeated="999" table:default-cell-style-name="Default"/>
        <table:table-row table:style-name="ro1">
          <table:table-cell office:value-type="string" calcext:value-type="string">
            <text:p>AbouTrab et al.\cite{aboutrab2013testing}</text:p>
          </table:table-cell>
          <table:table-cell office:value-type="string" calcext:value-type="string">
            <text:p>Testing real-time embedded systems using timed automata based approach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timed testing based on time automata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timed mutation, functional mutatio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ichernig et al.\cite{aichernig2011efficient}</text:p>
          </table:table-cell>
          <table:table-cell office:value-type="string" calcext:value-type="string">
            <text:p>Efficient Mutation Killers in Action</text:p>
          </table:table-cell>
          <table:table-cell table:style-name="ce12" office:value-type="string" calcext:value-type="string">
            <text:p>integration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 (enhanced)</text:p>
          </table:table-cell>
          <table:table-cell office:value-type="string" calcext:value-type="string">
            <text:p>Model-based mutation testing (UML)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not suff.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11" office:value-type="string" calcext:value-type="string">
            <text:p>Aichernig et al.\cite{aichernig2015killing}</text:p>
          </table:table-cell>
          <table:table-cell table:style-name="ce11" office:value-type="string" calcext:value-type="string">
            <text:p>Killing strategies for model-based mutation testing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test data generation</text:p>
          </table:table-cell>
          <table:table-cell table:style-name="ce11" office:value-type="string" calcext:value-type="string">
            <text:p>specification-based testing (enhanced)</text:p>
          </table:table-cell>
          <table:table-cell office:value-type="string" calcext:value-type="string">
            <text:p>Model-based mutation testing (UML)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UML mutation operator, method-level</text:p>
          </table:table-cell>
          <table:table-cell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500-90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11" office:value-type="string" calcext:value-type="string">
            <text:p>Ali et al.\cite{ali2007state}</text:p>
          </table:table-cell>
          <table:table-cell table:style-name="ce11" office:value-type="string" calcext:value-type="string">
            <text:p>A state-based approach to integration testing based on UML models</text:p>
          </table:table-cell>
          <table:table-cell table:style-name="ce11" office:value-type="string" calcext:value-type="string">
            <text:p>integration</text:p>
          </table:table-cell>
          <table:table-cell table:style-name="ce11" office:value-type="string" calcext:value-type="string">
            <text:p>test strategy evaluation</text:p>
          </table:table-cell>
          <table:table-cell table:style-name="ce11" office:value-type="string" calcext:value-type="string">
            <text:p>specification-based testing</text:p>
          </table:table-cell>
          <table:table-cell office:value-type="string" calcext:value-type="string">
            <text:p>SCOTEM (State COllaboration TEst Model)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0-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drews et al.\cite{andrews2003general} </text:p>
          </table:table-cell>
          <table:table-cell office:value-type="string" calcext:value-type="string">
            <text:p>General test result checking with log file analysi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<text:s/>test oracle generation 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State-machine-based log file analyser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nt sample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60-3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No (self implementatio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lled mutants num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No (self implementations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drews et al.\cite{andrews2006using} </text:p>
          </table:table-cell>
          <table:table-cell office:value-type="string" calcext:value-type="string">
            <text:p>Using mutation analysis for assessing and comparing testing coverage criter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Block, Decision, C-Use, and P-Us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perator mutation, constant mutation, statement mutation</text:p>
          </table:table-cell>
          <table:table-cell office:value-type="string" calcext:value-type="string">
            <text:p>Andrews et al.\cite{andrews2003general}'s 4 mutation operators 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<text:s/>mutant sample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ult detection rate, mutation score, natural faults vs mutation faults (MRE), mutants analysis (hard mutants analysis)</text:p>
          </table:table-cell>
          <table:table-cell office:value-type="string" calcext:value-type="string">
            <text:p><text:s/>Mutation faults, natural fault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Am, Af, MRE </text:p>
          </table:table-cell>
          <table:table-cell office:value-type="string" calcext:value-type="string">
            <text:p><text:s/>SI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droutsopoulos et al.\cite{androutsopoulos2014analysis}</text:p>
          </table:table-cell>
          <table:table-cell office:value-type="string" calcext:value-type="string">
            <text:p>An analysis of the relationship between conditional entropy and failed error propagation in software te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information entropy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MT-C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AAN (arithmetic operator replacement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fixed number, weak mut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00-286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elf-implemented, open source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toniol et al.\cite{antoniol2002case}</text:p>
          </table:table-cell>
          <table:table-cell table:style-name="ce11" office:value-type="string" calcext:value-type="string">
            <text:p>A case study using the round-trip strategy for state-based class te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round-trip path coverage, category partition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gument Order Change (AOC), Control-Flow Disruption (CFD), Literal Change Operator (LCO), Language Operator Replacement (LOR), method Parameter Order Change (POC), Scope Change Operator (SCO), Statement Swap Operator (SSO), and V ariable Replacement Operator (VRO)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++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caini et al.\cite{arcaini2015using}</text:p>
          </table:table-cell>
          <table:table-cell office:value-type="string" calcext:value-type="string">
            <text:p>Using mutation to assess fault detection capability of model review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del review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tatic analysis + mutation test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odel check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ecification (CTL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nts analysis (equivalent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rcuri and Briand\cite{arcuri2011adaptive}</text:p>
          </table:table-cell>
          <table:table-cell office:value-type="string" calcext:value-type="string">
            <text:p>Adaptive random testing: An illusion of effectiveness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adaptive random testing (input domain)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mutant samp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5-1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Benchmark in literature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soudeh and Labiche\cite{asoudeh2014multi}</text:p>
          </table:table-cell>
          <table:table-cell office:value-type="string" calcext:value-type="string">
            <text:p>Multi-objective construction of an entire adequate test suite for an EFS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 (enhanced)</text:p>
          </table:table-cell>
          <table:table-cell office:value-type="string" calcext:value-type="string">
            <text:p>State-based testing with similarity-based test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IR, others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u{\ss}erlechner et al.\cite{ausserlechner2013right}</text:p>
          </table:table-cell>
          <table:table-cell office:value-type="string" calcext:value-type="string">
            <text:p>The right choice matters! SMT solving substantially improves model-based debugging of spreadsheets</text:p>
          </table:table-cell>
          <table:table-cell table:style-name="ce14" office:value-type="string" calcext:value-type="string">
            <text:p>other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models the spreadsheet debugging problem as an SMT (satisfiability modulo theories) problem.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replace cell reference, change range of cell areas, replace constants, change arithmetic or reltational operator, replace reference with constant, replace function with constan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readshe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pen spreadsheet corpus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ker and Habli\cite{baker2013empirical}</text:p>
          </table:table-cell>
          <table:table-cell office:value-type="string" calcext:value-type="string">
            <text:p>An empirical evaluation of mutation testing for improving the test quality of safety-critical softwar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Coverage-based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, manual</text:p>
          </table:table-cell>
          <table:table-cell office:value-type="string" calcext:value-type="string">
            <text:p>MILU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, Ada</text:p>
          </table:table-cell>
          <table:table-cell office:value-type="string" calcext:value-type="string">
            <text:p>8-4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irborne software syst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nts analysis (different types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dyopadhyay and Ghosh\cite{bandyopadhyay2009test}</text:p>
          </table:table-cell>
          <table:table-cell office:value-type="string" calcext:value-type="string">
            <text:p>Test input generation using UML sequence and state machines model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nts analysis (operators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rdin et al.\cite{bardin2015sound}</text:p>
          </table:table-cell>
          <table:table-cell office:value-type="string" calcext:value-type="string">
            <text:p>Sound and quasi-complete detection of infeasible test requirement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hybrid testing</text:p>
          </table:table-cell>
          <table:table-cell office:value-type="string" calcext:value-type="string">
            <text:p>static analysis + structural testing criteria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OIU, AOR, COR and ROR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30-3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Benchmark in literature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udry et al.\cite{baudry2000building}</text:p>
          </table:table-cell>
          <table:table-cell office:value-type="string" calcext:value-type="string">
            <text:p>Building trust into oo components using a genetic analog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e generation, test strategy evalu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Slayer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iffel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udry et al.\cite{baudry2002genes}</text:p>
          </table:table-cell>
          <table:table-cell office:value-type="string" calcext:value-type="string">
            <text:p>Genes and bacteria for automatic test cases optimization in the. net environmen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 (enhanced)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Self-written (not avail.)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\#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udry et al.\cite{baudry2005genetic}</text:p>
          </table:table-cell>
          <table:table-cell office:value-type="string" calcext:value-type="string">
            <text:p>From genetic to bacteriological algorithms for mutation-based testing</text:p>
          </table:table-cell>
          <table:table-cell office:value-type="string" calcext:value-type="string">
            <text:p>unit, system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elective mutation opera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iffel, C\#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lli and Beyaz{\i}t\cite{belli2015exploiting}</text:p>
          </table:table-cell>
          <table:table-cell office:value-type="string" calcext:value-type="string">
            <text:p>Exploiting model morphology for event-based testin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 (enhanced)</text:p>
          </table:table-cell>
          <table:table-cell office:value-type="string" calcext:value-type="string">
            <text:p>Model-based mutation testing (grammar)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mark start and insert terminal operators</text:p>
          </table:table-cell>
          <table:table-cell/>
          <table:table-cell office:value-type="string" calcext:value-type="string">
            <text:p>constraints binding</text:p>
          </table:table-cell>
          <table:table-cell office:value-type="string" calcext:value-type="string">
            <text:p>fixed number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lli et al.\cite{belli2011mutation}</text:p>
          </table:table-cell>
          <table:table-cell office:value-type="string" calcext:value-type="string">
            <text:p>Mutation Testing of" Go-Back" Functions Based on Pushdown Automat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, 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function coverag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deterministic mode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ushdown automata (PDA) 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utants analysis (operators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rtolino et al.\cite{bertolino2012automatic}</text:p>
          </table:table-cell>
          <table:table-cell office:value-type="string" calcext:value-type="string">
            <text:p>Automatic XACML requests generation for policy te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, 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input domain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\cite{martin2007fault}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\cite{martin2007fault}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ACM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S3 project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iand et al.\cite{briand2004assessing}</text:p>
          </table:table-cell>
          <table:table-cell office:value-type="string" calcext:value-type="string">
            <text:p>Assessing and improving state-based class testing: A series of experiment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round-trip path coverage, category partition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/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, c++</text:p>
          </table:table-cell>
          <table:table-cell office:value-type="string" calcext:value-type="string">
            <text:p>100-4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iand et al.\cite{briand2004using} </text:p>
          </table:table-cell>
          <table:table-cell office:value-type="string" calcext:value-type="string">
            <text:p>Using simulation to empirically investigate test coverage criteria based on statecha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all transitions (AT), all transition pairs (ATP), all paths in transition trees (TT), full predicate (FP)</text:p>
          </table:table-cell>
          <table:table-cell office:value-type="string" calcext:value-type="string">
            <text:p><text:s/>assess 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<text:s text:c="2"/>treat mutants not killed as 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, C++ </text:p>
          </table:table-cell>
          <table:table-cell office:value-type="string" calcext:value-type="string">
            <text:p>1-14 cla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self-defined, student project, example from bo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ult detection rat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self-defined, student project, example from book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and et al.\cite{briand2005improving}</text:p>
          </table:table-cell>
          <table:table-cell office:value-type="string" calcext:value-type="string">
            <text:p>Improving statechart testing criteria using data flow inform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hybrid testing</text:p>
          </table:table-cell>
          <table:table-cell office:value-type="string" calcext:value-type="string">
            <text:p>statechart testing with dataflow information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Replacement (AOR), Constant Replacement (CRP), Method Name Replacement (MNR), Relational Operator Replacement (ROR), Return Statement Replacement (RSR) and Statement Deletion (SDL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ademic syste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i et al.and Lyu\cite{cai2005effect}</text:p>
          </table:table-cell>
          <table:table-cell office:value-type="string" calcext:value-type="string">
            <text:p>The effects of time constraints on test case prioritization: A series of controlled experiment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block coverage, decision coverage, C-use, P-use</text:p>
          </table:table-cell>
          <table:table-cell office:value-type="string" calcext:value-type="string">
            <text:p>assess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not sufficien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k-4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dustrial, not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lled mutants num</text:p>
          </table:table-cell>
          <table:table-cell office:value-type="string" calcext:value-type="string">
            <text:p>coverage criteria</text:p>
          </table:table-cell>
          <table:table-cell/>
          <table:table-cell office:value-type="string" calcext:value-type="string">
            <text:p>fault detection</text:p>
          </table:table-cell>
          <table:table-cell/>
          <table:table-cell office:value-type="string" calcext:value-type="string">
            <text:p>industrial, not availabl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hae et al.\cite{chae2011automated}</text:p>
          </table:table-cell>
          <table:table-cell office:value-type="string" calcext:value-type="string">
            <text:p>An automated approach to reducing test suites for testing retargeted C compilers for embedded system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st data generation, test-suite reduc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Grammar-rule coverage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calar variable replacemen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compiler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en et al.\cite{chen2002can} </text:p>
          </table:table-cell>
          <table:table-cell office:value-type="string" calcext:value-type="string">
            <text:p>Can fault-exposure-potential estimates improve the fault detection abilities of test suites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Fault-exposing-potential coverage</text:p>
          </table:table-cell>
          <table:table-cell office:value-type="string" calcext:value-type="string">
            <text:p><text:s/>guide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100-6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 (regular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real faults (for evaluation), confidence levels (fault-exposure potential estimate model), augmented statement testing </text:p>
          </table:table-cell>
          <table:table-cell/>
          <table:table-cell office:value-type="string" calcext:value-type="string">
            <text:p><text:s/>n/a </text:p>
          </table:table-cell>
          <table:table-cell office:value-type="string" calcext:value-type="string">
            <text:p><text:s/>FD, test suite size </text:p>
          </table:table-cell>
          <table:table-cell office:value-type="string" calcext:value-type="string">
            <text:p><text:s/>SIR (regular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heon\cite{cheon2007abstraction}</text:p>
          </table:table-cell>
          <table:table-cell office:value-type="string" calcext:value-type="string">
            <text:p>Abstraction in assertion-based test oracle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oracle gener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model variabl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value replacement, variable replacement, operator replacement, statement replacement</text:p>
          </table:table-cell>
          <table:table-cell office:value-type="string" calcext:value-type="string">
            <text:p>manual investigation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evalley and Th{\'e}venod-Fosse\cite{chevalley2001empirical}</text:p>
          </table:table-cell>
          <table:table-cell office:value-type="string" calcext:value-type="string">
            <text:p>An empirical evaluation of statistical testing designed from UML state diagrams: the flight guidance system case stud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a test strategy based on transition coverage of UML state diagram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transpose variables, modifies arithmetic or relational operators, changes constant values, and changes precedence of operation by deleting parentheses.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zemerinski et al.\cite{czemerinski2013behaviour}</text:p>
          </table:table-cell>
          <table:table-cell office:value-type="string" calcext:value-type="string">
            <text:p>Behaviour abstraction coverage as black-box adequacy criteria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behavior abstraction coverag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mutant samp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50-7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zemerinski et al.\cite{czemerinski2015behaviour} </text:p>
          </table:table-cell>
          <table:table-cell office:value-type="string" calcext:value-type="string">
            <text:p>Behaviour abstraction adequacy criteria for API call protocol testing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transition coverag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$\mu$-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50-7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 text:c="2"/>JDK 1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mutants analysis (hard mutants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 text:c="2"/>JDK 1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amare et al.\cite{delamare2011approach}</text:p>
          </table:table-cell>
          <table:table-cell office:value-type="string" calcext:value-type="string">
            <text:p>An approach for testing pointcut descriptors in aspectj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oracle gener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<text:s/>retrieve information about this execution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AjMutator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spectJ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Milli and Offutt\cite{demilli1991constraint} </text:p>
          </table:table-cell>
          <table:table-cell office:value-type="string" calcext:value-type="string">
            <text:p>Constraint-based automatic test data generation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<text:s/>mutants+constraint-based technique</text:p>
          </table:table-cell>
          <table:table-cell office:value-type="string" calcext:value-type="string">
            <text:p><text:s/>guide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othr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<text:s/>n/a 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<text:s/>weak mutation</text:p>
          </table:table-cell>
          <table:table-cell office:value-type="string" calcext:value-type="string">
            <text:p><text:s/>Fortran </text:p>
          </table:table-cell>
          <table:table-cell office:value-type="string" calcext:value-type="string">
            <text:p>10-5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/>n/a (preliminary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n/a </text:p>
          </table:table-cell>
          <table:table-cell/>
          <table:table-cell office:value-type="string" calcext:value-type="string">
            <text:p><text:s/>generation time </text:p>
          </table:table-cell>
          <table:table-cell office:value-type="string" calcext:value-type="string">
            <text:p><text:s/>mutation score, test suite size </text:p>
          </table:table-cell>
          <table:table-cell office:value-type="string" calcext:value-type="string">
            <text:p><text:s/>n/a (preliminary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Millo and Offutt\cite{demillo1993experimental}</text:p>
          </table:table-cell>
          <table:table-cell office:value-type="string" calcext:value-type="string">
            <text:p>Experimental results from an automatic test case generato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tion adequacy + CBT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thr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Fortra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terature progra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naro et al.\cite{denaro2015dynamic} </text:p>
          </table:table-cell>
          <table:table-cell office:value-type="string" calcext:value-type="string">
            <text:p>Dynamic data flow testing of object oriented systems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data flow testing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40-1k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SP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 mutants num, mutants analysis (killed mutants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SP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 Nardo et al.\cite{di2015generating}</text:p>
          </table:table-cell>
          <table:table-cell office:value-type="string" calcext:value-type="string">
            <text:p>Generating complex and faulty test data through model-based mutation analysi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 (enhanced)</text:p>
          </table:table-cell>
          <table:table-cell office:value-type="string" calcext:value-type="string">
            <text:p>UML mutation-based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selection strategy (RND, APT)</text:p>
          </table:table-cell>
          <table:table-cell office:value-type="string" calcext:value-type="string">
            <text:p>Object Constraint Language (OCL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o and Rothermel\cite{do2005controlled}</text:p>
          </table:table-cell>
          <table:table-cell office:value-type="string" calcext:value-type="string">
            <text:p>A controlled experiment assessing test case prioritization techniques via mutation fault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method coverage, block coverage, random, TSL-based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atural faults vs mutation faults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 and Rothermel\cite{do2006use}</text:p>
          </table:table-cell>
          <table:table-cell office:value-type="string" calcext:value-type="string">
            <text:p>On the use of mutation faults in empirical assessments of test case prioritization techniques</text:p>
          </table:table-cell>
          <table:table-cell office:value-type="string" calcext:value-type="string">
            <text:p>unit, system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structural testing, specification-based testing</text:p>
          </table:table-cell>
          <table:table-cell office:value-type="string" calcext:value-type="string">
            <text:p>method coverage, block coverage, random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atural faults vs mutation faults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 et al.\cite{do2008empirical}</text:p>
          </table:table-cell>
          <table:table-cell office:value-type="string" calcext:value-type="string">
            <text:p>An empirical study of the effect of time constraints on the cost-benefits of regression te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structural testing, structural testing (enhanced)</text:p>
          </table:table-cell>
          <table:table-cell office:value-type="string" calcext:value-type="string">
            <text:p>Coverage-based, bayesian-network-based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7k-8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uran and Ntafos\cite{duran1984evaluation}</text:p>
          </table:table-cell>
          <table:table-cell office:value-type="string" calcext:value-type="string">
            <text:p>An evaluation of random te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hybrid testing</text:p>
          </table:table-cell>
          <table:table-cell office:value-type="string" calcext:value-type="string">
            <text:p>path testing + partition testing</text:p>
          </table:table-cell>
          <table:table-cell office:value-type="string" calcext:value-type="string">
            <text:p>assess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Fortran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dwards and Shams\cite{edwards2014comparing}</text:p>
          </table:table-cell>
          <table:table-cell office:value-type="string" calcext:value-type="string">
            <text:p>Comparing test quality measures for assessing student-written test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code coverage, mutation scor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 text:c="2"/>treat mutants not killed as equivalen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dwards\cite{edwards2000black}</text:p>
          </table:table-cell>
          <table:table-cell office:value-type="string" calcext:value-type="string">
            <text:p>Black-box testing using flowgraphs: an experimental assessment of effectiveness and automation potenti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flow graph representation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BS, AOR, LCR, ROR, and UOI</text:p>
          </table:table-cell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SOLVE</text:p>
          </table:table-cell>
          <table:table-cell office:value-type="string" calcext:value-type="string">
            <text:p>50-200</text:p>
          </table:table-cell>
          <table:table-cell office:value-type="string" calcext:value-type="string">
            <text:p>P, S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baum et al.\cite{elbaum2002test}</text:p>
          </table:table-cell>
          <table:table-cell office:value-type="string" calcext:value-type="string">
            <text:p>Test case prioritization: A family of empirical stud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Fault-exposing-potential estimation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-9K</text:p>
          </table:table-cell>
          <table:table-cell office:value-type="string" calcext:value-type="string">
            <text:p>S,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ng et al.\cite{fang2014similarity} </text:p>
          </table:table-cell>
          <table:table-cell office:value-type="string" calcext:value-type="string">
            <text:p>Similarity-based test case prioritization using ordered sequences of program entities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case prioritisation </text:p>
          </table:table-cell>
          <table:table-cell office:value-type="string" calcext:value-type="string">
            <text:p>similarity-based testing</text:p>
          </table:table-cell>
          <table:table-cell office:value-type="string" calcext:value-type="string">
            <text:p>execution profil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Jumble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class-level 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2k-7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SIR, real-world 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executed test cases num before the fault detected, APFD, mutants analysis (mutants in loops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executed test cases before the fault detected </text:p>
          </table:table-cell>
          <table:table-cell office:value-type="string" calcext:value-type="string">
            <text:p><text:s/>APFD </text:p>
          </table:table-cell>
          <table:table-cell office:value-type="string" calcext:value-type="string">
            <text:p><text:s/>SIR, real-world open sourc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raser and Walkinshaw\cite{fraser2015assessing}</text:p>
          </table:table-cell>
          <table:table-cell office:value-type="string" calcext:value-type="string">
            <text:p>Assessing and generating test sets in terms of behavioural adequac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, test strategy evalu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Code coverage + Probably approximately correct (PAC)-driven test adequacy: observable coverage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, Partially-based</text:p>
          </table:table-cell>
          <table:table-cell office:value-type="string" calcext:value-type="string">
            <text:p>Javalanche, EvoSuit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9-100</text:p>
          </table:table-cell>
          <table:table-cell office:value-type="string" calcext:value-type="string">
            <text:p>P, S</text:p>
          </table:table-cell>
          <table:table-cell table:style-name="ce17" office:value-type="string" calcext:value-type="string">
            <text:p>accessible link, benchmark in literature</text:p>
          </table:table-cell>
          <table:table-cell table:style-name="ce1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ser and Zeller\cite{fraser2012mutation} </text:p>
          </table:table-cell>
          <table:table-cell office:value-type="string" calcext:value-type="string">
            <text:p>Mutation-driven generation of unit tests and oracles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data generation, test oracle generation, test-case minimis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<text:s/>mutants+search-based testing</text:p>
          </table:table-cell>
          <table:table-cell office:value-type="string" calcext:value-type="string">
            <text:p><text:s/>guide <text:s/>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TEST, Javalanche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default , VRO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<text:s/>weak mutation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2-300 cla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open source librari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manual-written tests, mutation operators </text:p>
          </table:table-cell>
          <table:table-cell office:value-type="string" calcext:value-type="string">
            <text:p>mutation operators</text:p>
          </table:table-cell>
          <table:table-cell office:value-type="string" calcext:value-type="string">
            <text:p><text:s/>statement number per test case, assertion number per test case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open source librari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raser et al.\cite{fraser2013does}</text:p>
          </table:table-cell>
          <table:table-cell office:value-type="string" calcext:value-type="string">
            <text:p>Does automated white-box test generation really help software testers?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Search-based vs manually written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60-2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raser et al.\cite{fraser2015achieving}</text:p>
          </table:table-cell>
          <table:table-cell office:value-type="string" calcext:value-type="string">
            <text:p>Achieving scalable mutation-based generation of whole test suite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nts+search-based testing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EvoSuit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OR, ROR, CRP, VRO, UOI, Call deletion, field deletion, bitwise replacement</text:p>
          </table:table-cell>
          <table:table-cell office:value-type="string" calcext:value-type="string">
            <text:p>no investigation</text:p>
          </table:table-cell>
          <table:table-cell table:style-name="ce13" office:value-type="string" calcext:value-type="string">
            <text:p>mutant sample, weak mutation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F1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ranch coverage, one-mutant-target, strong mutation, weak mutation</text:p>
          </table:table-cell>
          <table:table-cell office:value-type="string" calcext:value-type="string">
            <text:p>one-mutant-target, strong/weak mutation</text:p>
          </table:table-cell>
          <table:table-cell office:value-type="string" calcext:value-type="string">
            <text:p>search budget</text:p>
          </table:table-cell>
          <table:table-cell office:value-type="string" calcext:value-type="string">
            <text:p>mutation score, total test suite statement no.</text:p>
          </table:table-cell>
          <table:table-cell office:value-type="string" calcext:value-type="string">
            <text:p>SF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ay et al.\cite{gay2015automated}</text:p>
          </table:table-cell>
          <table:table-cell office:value-type="string" calcext:value-type="string">
            <text:p>Automated oracle data selection suppor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oracle selec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odel checker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simulink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y et al.\cite{gay2015risks} <text:s/></text:p>
          </table:table-cell>
          <table:table-cell office:value-type="string" calcext:value-type="string">
            <text:p>The risks of coverage-directed test case gener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<text:s/>test data generation, test suite reduction</text:p>
          </table:table-cell>
          <table:table-cell office:value-type="string" calcext:value-type="string">
            <text:p>structural testing, structural testing (enhanced)</text:p>
          </table:table-cell>
          <table:table-cell office:value-type="string" calcext:value-type="string">
            <text:p>condition, decision, MC/DC, Observable MC/DC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rajan2008requirements} </text:p>
          </table:table-cell>
          <table:table-cell office:value-type="string" calcext:value-type="string">
            <text:p>not suff.</text:p>
          </table:table-cell>
          <table:table-cell/>
          <table:table-cell office:value-type="string" calcext:value-type="string">
            <text:p><text:s text:c="2"/>\cite{rajan2008requirements} 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, weak mutation</text:p>
          </table:table-cell>
          <table:table-cell office:value-type="string" calcext:value-type="string">
            <text:p><text:s/>Lustre </text:p>
          </table:table-cell>
          <table:table-cell office:value-type="string" calcext:value-type="string">
            <text:p>20-3k size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indus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real fault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FD </text:p>
          </table:table-cell>
          <table:table-cell office:value-type="string" calcext:value-type="string">
            <text:p><text:s/>industral</text:p>
          </table:table-cell>
          <table:table-cell table:number-columns-repeated="999"/>
        </table:table-row>
        <table:table-row table:style-name="ro7">
          <table:table-cell office:value-type="string" calcext:value-type="string">
            <text:p>Gligoric et al.\cite{gligoric2013comparing} </text:p>
          </table:table-cell>
          <table:table-cell office:value-type="string" calcext:value-type="string">
            <text:p>Comparing non-adequate test suites using coverage criter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Statement coverage, branch coverage, <text:span text:style-name="T6">intra-method paths (IMP)</text:span> <text:span text:style-name="T6">acyclic intra-method paths (AIMP), predicate-complete testing (PCT)</text:span>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, existing (not avail.)</text:p>
          </table:table-cell>
          <table:table-cell office:value-type="string" calcext:value-type="string">
            <text:p><text:s/>Javalanche, <text:s/>\cite{andrews2003general}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Method-level, operator mutation, constant mutaiton, statement mutation</text:p>
          </table:table-cell>
          <table:table-cell office:value-type="string" calcext:value-type="string">
            <text:p><text:s/>CRP, AOR, jump condition negation, method calls replacement, method calls deletion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Java, C </text:p>
          </table:table-cell>
          <table:table-cell office:value-type="string" calcext:value-type="string">
            <text:p>90-81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collection classes, open source, 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killed mutants num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collection classes, open source, SI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onzalez-Sanchez et al.\cite{gonzalez2011prioritizing}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structural testing, structural testing (enhanced)</text:p>
          </table:table-cell>
          <table:table-cell office:value-type="string" calcext:value-type="string">
            <text:p>statement coverage, FEP, information gain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Partially-based</text:p>
          </table:table-cell>
          <table:table-cell table:style-name="ce15" office:value-type="string" calcext:value-type="string">
            <text:p>Zoltar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-1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style-name="ce12" table:number-columns-repeated="996"/>
          <table:table-cell table:number-columns-repeated="3"/>
        </table:table-row>
        <table:table-row table:style-name="ro1">
          <table:table-cell office:value-type="string" calcext:value-type="string">
            <text:p>Gopinath et al.\cite{gopinath2014code} </text:p>
          </table:table-cell>
          <table:table-cell office:value-type="string" calcext:value-type="string">
            <text:p>Code coverage for suite evaluation by developer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statement coverage, block coverage, branch coverage, path coverag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1-0.1m</text:p>
          </table:table-cell>
          <table:table-cell office:value-type="string" calcext:value-type="string">
            <text:p>P, S, M</text:p>
          </table:table-cell>
          <table:table-cell office:value-type="string" calcext:value-type="string">
            <text:p><text:s/>GitHu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GitHub</text:p>
          </table:table-cell>
          <table:table-cell table:style-name="ce12" table:number-columns-repeated="996"/>
          <table:table-cell table:number-columns-repeated="3"/>
        </table:table-row>
        <table:table-row table:style-name="ro1">
          <table:table-cell office:value-type="string" calcext:value-type="string">
            <text:p>Gupta and Jalote\cite{gupta2007test}</text:p>
          </table:table-cell>
          <table:table-cell table:style-name="ce11" office:value-type="string" calcext:value-type="string">
            <text:p>Test inspected unit or inspect unit tested code?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ault localisation, program repairing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de inspection, unit test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o et al.\cite{hao2012demand}</text:p>
          </table:table-cell>
          <table:table-cell office:value-type="string" calcext:value-type="string">
            <text:p>On-demand test suite reduc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-suite reduc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statement coverage + fault-detection-loss table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, MuJav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mutant sample</text:p>
          </table:table-cell>
          <table:table-cell office:value-type="string" calcext:value-type="string">
            <text:p>java, c</text:p>
          </table:table-cell>
          <table:table-cell office:value-type="string" calcext:value-type="string">
            <text:p>60-6k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o et al.\cite{hao2014unified} </text:p>
          </table:table-cell>
          <table:table-cell office:value-type="string" calcext:value-type="string">
            <text:p>A unified test case prioritization approach</text:p>
          </table:table-cell>
          <table:table-cell office:value-type="string" calcext:value-type="string">
            <text:p><text:s/>unit, system</text:p>
          </table:table-cell>
          <table:table-cell office:value-type="string" calcext:value-type="string">
            <text:p><text:s/>test case prioritisation 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method coverage, statement coverag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tGen?, Mujava, Javalance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Java, C </text:p>
          </table:table-cell>
          <table:table-cell office:value-type="string" calcext:value-type="string">
            <text:p>3k-8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open source, 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FD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APFD</text:p>
          </table:table-cell>
          <table:table-cell office:value-type="string" calcext:value-type="string">
            <text:p><text:s/>open source, SIR</text:p>
          </table:table-cell>
          <table:table-cell table:style-name="ce12" table:number-columns-repeated="996"/>
          <table:table-cell table:number-columns-repeated="3"/>
        </table:table-row>
        <table:table-row table:style-name="ro7">
          <table:table-cell office:value-type="string" calcext:value-type="string">
            <text:p>Harman et al.\cite{harman2011strong} </text:p>
          </table:table-cell>
          <table:table-cell office:value-type="string" calcext:value-type="string">
            <text:p>Strong higher order mutation-based test data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nts+<text:span text:style-name="T6">Dynamic Symbolic Execution+Search-Based Testing</text:span>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iLu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subset of Agrawal et al.’s 77 C mutation operators \cite{agrawal1989design} 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higher-order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40-9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, closed source industrial, tiny program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Reachability-DSE, Reachability-Infection-DSE, first order, second order </text:p>
          </table:table-cell>
          <table:table-cell office:value-type="string" calcext:value-type="string">
            <text:p>strong/weak mutation, first-order/second order</text:p>
          </table:table-cell>
          <table:table-cell office:value-type="string" calcext:value-type="string">
            <text:p><text:s/>generation time </text:p>
          </table:table-cell>
          <table:table-cell office:value-type="string" calcext:value-type="string">
            <text:p><text:s/>strong mutation score </text:p>
          </table:table-cell>
          <table:table-cell office:value-type="string" calcext:value-type="string">
            <text:p><text:s/>SIR, closed source industrial, tiny program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ennessy and Power\cite{hennessy2008analysing} </text:p>
          </table:table-cell>
          <table:table-cell office:value-type="string" calcext:value-type="string">
            <text:p>Analysing the effectiveness of rule-coverage as a reduction criterion for test suites of grammar-based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test-suite reduction 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Grammar-rule coverag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<text:s/>ISO C++ Grammar </text:p>
          </table:table-cell>
          <table:table-cell office:value-type="string" calcext:value-type="string">
            <text:p>1k-9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real-world 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 mutants num, missed mutants num, RF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RF </text:p>
          </table:table-cell>
          <table:table-cell office:value-type="string" calcext:value-type="string">
            <text:p><text:s/>real-world open sourc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fer and Wotawa\cite{hofer2014does}</text:p>
          </table:table-cell>
          <table:table-cell office:value-type="string" calcext:value-type="string">
            <text:p>Why does my spreadsheet compute wrong values?</text:p>
          </table:table-cell>
          <table:table-cell table:style-name="ce14" office:value-type="string" calcext:value-type="string">
            <text:p>other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dependency-based approach for model-based fault localization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ame as Au{\ss}erlechner et al.\cite{ausserlechner2013right}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readshe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pen spreadsheet corpu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style-name="ce12" table:number-columns-repeated="996"/>
          <table:table-cell table:number-columns-repeated="3"/>
        </table:table-row>
        <table:table-row table:style-name="ro1">
          <table:table-cell office:value-type="string" calcext:value-type="string">
            <text:p>Hofer et al.\cite{hofer2015empirical}</text:p>
          </table:table-cell>
          <table:table-cell office:value-type="string" calcext:value-type="string">
            <text:p>On the empirical evaluation of similarity coefficients for spreadsheets fault localization</text:p>
          </table:table-cell>
          <table:table-cell table:style-name="ce14" office:value-type="string" calcext:value-type="string">
            <text:p>other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ell coverage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some of <text:s/>\cite{abraham2009mutation}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readshe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he EUSES Spreadsheet Corpus, Iscas85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1" office:value-type="string" calcext:value-type="string">
            <text:p>Holt et al.\cite{holt2012state}</text:p>
          </table:table-cell>
          <table:table-cell table:style-name="ce11" office:value-type="string" calcext:value-type="string">
            <text:p>State-based testing: Industrial evaluation of the cost-effectiveness of round-trip path and sneak-path strategies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test strategy evaluation</text:p>
          </table:table-cell>
          <table:table-cell table:style-name="ce11" office:value-type="string" calcext:value-type="string">
            <text:p>specification-based testing</text:p>
          </table:table-cell>
          <table:table-cell table:style-name="ce11" office:value-type="string" calcext:value-type="string">
            <text:p>State-based testing (RTP with sneak path testing)</text:p>
          </table:table-cell>
          <table:table-cell table:style-name="ce11" office:value-type="string" calcext:value-type="string">
            <text:p>assess</text:p>
          </table:table-cell>
          <table:table-cell table:number-columns-repeated="2" table:style-name="ce11" office:value-type="string" calcext:value-type="string">
            <text:p>Hand-seeded</text:p>
          </table:table-cell>
          <table:table-cell table:style-name="ce11" office:value-type="string" calcext:value-type="string">
            <text:p>well</text:p>
          </table:table-cell>
          <table:table-cell table:style-name="ce11"/>
          <table:table-cell table:style-name="ce11" office:value-type="string" calcext:value-type="string">
            <text:p>Missing transitions…</text:p>
          </table:table-cell>
          <table:table-cell table:number-columns-repeated="2" table:style-name="ce11" office:value-type="string" calcext:value-type="string">
            <text:p>n/a</text:p>
          </table:table-cell>
          <table:table-cell table:style-name="ce11" office:value-type="string" calcext:value-type="string">
            <text:p>C++</text:p>
          </table:table-cell>
          <table:table-cell table:style-name="ce11" office:value-type="string" calcext:value-type="string">
            <text:p>3k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industrial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1004"/>
          <table:table-cell/>
        </table:table-row>
        <table:table-row table:style-name="ro1">
          <table:table-cell office:value-type="string" calcext:value-type="string">
            <text:p>Hong et al.\cite{hong2013impact} </text:p>
          </table:table-cell>
          <table:table-cell office:value-type="string" calcext:value-type="string">
            <text:p>The impact of concurrent coverage metrics on testing effectiveness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concurrent coverage</text:p>
          </table:table-cell>
          <table:table-cell office:value-type="string" calcext:value-type="string">
            <text:p><text:s/>assess 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 office:value-type="string" calcext:value-type="string">
            <text:p><text:s/>Change Synchronisation Operations, Modify Synchronised Block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50-5k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tected fault num</text:p>
          </table:table-cell>
          <table:table-cell office:value-type="string" calcext:value-type="string">
            <text:p><text:s/>real faults, mutation fault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APFD </text:p>
          </table:table-cell>
          <table:table-cell office:value-type="string" calcext:value-type="string">
            <text:p><text:s/>n/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ng et al.\cite{hong2015concurrency}</text:p>
          </table:table-cell>
          <table:table-cell office:value-type="string" calcext:value-type="string">
            <text:p>Are concurrency coverage metrics effective for testing: a comprehensive empiric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concurrent coverage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50-5k</text:p>
          </table:table-cell>
          <table:table-cell office:value-type="string" calcext:value-type="string">
            <text:p>P, S</text:p>
          </table:table-cell>
          <table:table-cell table:style-name="ce14" office:value-type="string" calcext:value-type="string">
            <text:p>Benchmark in literature</text:p>
          </table:table-cell>
          <table:table-cell table:style-name="ce14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u et al.\cite{hou2007applying}</text:p>
          </table:table-cell>
          <table:table-cell office:value-type="string" calcext:value-type="string">
            <text:p>Applying interface-contract mutation in regression testing of component-based softwar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 (enhanced)</text:p>
          </table:table-cell>
          <table:table-cell office:value-type="string" calcext:value-type="string">
            <text:p>interface mutation coverage</text:p>
          </table:table-cell>
          <table:table-cell office:value-type="string" calcext:value-type="string">
            <text:p>guide, 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Interface-contract mutation, Offutt et al.\cite{offutt1996experimental}'s 5 sufficient mutation opera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00-5k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ozemtseva et al.\cite{inozemtseva2014coverage} </text:p>
          </table:table-cell>
          <table:table-cell office:value-type="string" calcext:value-type="string">
            <text:p>Coverage is not strongly correlated with test suite effectiveness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statement coverage, decision coverage, modified condition coverag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80k-0.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real world 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normalised 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, normalised mutation score </text:p>
          </table:table-cell>
          <table:table-cell office:value-type="string" calcext:value-type="string">
            <text:p><text:s/>real world Open sourc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amrozik et al.\cite{jamrozik2012augmented}</text:p>
          </table:table-cell>
          <table:table-cell office:value-type="string" calcext:value-type="string">
            <text:p>Augmented dynamic symbolic execu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symbolic execution, mutation testing, boundary analysis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\#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ee et al.\cite{jee2014automated}</text:p>
          </table:table-cell>
          <table:table-cell office:value-type="string" calcext:value-type="string">
            <text:p>Automated test case generation for FBD programs implementing reactor protection system softwar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logical coverag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NICS project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olly et al.\cite{jolly2012automated} </text:p>
          </table:table-cell>
          <table:table-cell office:value-type="string" calcext:value-type="string">
            <text:p>Automated unit testing of a SCADA control software: an industrial case study based on action research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category-partition approach, boundary value analysis, pair-wise testing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tant Power 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C\# 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large-scale commercial syst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, test performance index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, TPI </text:p>
          </table:table-cell>
          <table:table-cell office:value-type="string" calcext:value-type="string">
            <text:p><text:s/>large-scale commercial system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anewala and Bieman\cite{kanewala2013using}</text:p>
          </table:table-cell>
          <table:table-cell office:value-type="string" calcext:value-type="string">
            <text:p>Using machine learning techniques to detect metamorphic relations for programs without test oracle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oracle predict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ntrol flow + machine learn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7-4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apfhammer et al.\cite{kapfhammer2013search}</text:p>
          </table:table-cell>
          <table:table-cell office:value-type="string" calcext:value-type="string">
            <text:p>Search-based testing of relational schema integrity constraints across multiple database management system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integrity constraints over a schema</text:p>
          </table:table-cell>
          <table:table-cell office:value-type="string" calcext:value-type="string">
            <text:p>assess</text:p>
          </table:table-cell>
          <table:table-cell table:number-columns-repeated="2"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QL 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halil and Labiche\cite{khalil2010round}</text:p>
          </table:table-cell>
          <table:table-cell office:value-type="string" calcext:value-type="string">
            <text:p>On the round trip path testing strateg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State-based testing (RTP)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 text:c="2"/>treat mutants not killed as equivalen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Kim et al.\cite{kim2001investigating} </text:p>
          </table:table-cell>
          <table:table-cell office:value-type="string" calcext:value-type="string">
            <text:p>Investigating the effectiveness of object-oriented testing strategies using the mutation meth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strategy evaluation </text:p>
          </table:table-cell>
          <table:table-cell table:style-name="ce12" office:value-type="string" calcext:value-type="string">
            <text:p>specification-based testing, structural testing</text:p>
          </table:table-cell>
          <table:table-cell office:value-type="string" calcext:value-type="string">
            <text:p>State-based, specification-based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<text:s/>program mutation, class mutation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50-2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small industr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lled mutants num, live mutants num, mutation score, mutants analysis (mutation operator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, mutant types, mutant similarity </text:p>
          </table:table-cell>
          <table:table-cell office:value-type="string" calcext:value-type="string">
            <text:p><text:s/>small industrial</text:p>
          </table:table-cell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Koster and Kao\cite{koster2007state}</text:p>
          </table:table-cell>
          <table:table-cell office:value-type="string" calcext:value-type="string">
            <text:p>State coverage: a structural test adequacy criterion for behavior checking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state coverage + checked behavior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racht et al.\cite{kracht2014empirically} </text:p>
          </table:table-cell>
          <table:table-cell office:value-type="string" calcext:value-type="string">
            <text:p>Empirically evaluating the quality of automatically generated and manually written test suites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data generation </text:p>
          </table:table-cell>
          <table:table-cell table:style-name="ce12" office:value-type="string" calcext:value-type="string">
            <text:p>structural testing</text:p>
          </table:table-cell>
          <table:table-cell office:value-type="string" calcext:value-type="string">
            <text:p>statement coverage, branch coverage, Deterministic automation, search-based automation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700-17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SF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branch coverag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SF100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>
            <text:p>Krenn et al.\cite{krenn2015momut}</text:p>
          </table:table-cell>
          <table:table-cell table:style-name="ce11" office:value-type="string" calcext:value-type="string">
            <text:p>Momut:: UML model-based mutation testing for UML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test data generation</text:p>
          </table:table-cell>
          <table:table-cell table:style-name="ce11" office:value-type="string" calcext:value-type="string">
            <text:p>specification-based testing (enhanced)</text:p>
          </table:table-cell>
          <table:table-cell office:value-type="string" calcext:value-type="string">
            <text:p>Model-based mutation testing (UML)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MuT::UML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UML mutation operato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900-2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won et al.\cite{kwon2014test} </text:p>
          </table:table-cell>
          <table:table-cell office:value-type="string" calcext:value-type="string">
            <text:p>Test Case Prioritization Based on Information Retrieval Concepts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case prioritis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line, method, branch+information retrieval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800-10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, open sour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APFD </text:p>
          </table:table-cell>
          <table:table-cell office:value-type="string" calcext:value-type="string">
            <text:p><text:s/>SIR, open source</text:p>
          </table:table-cell>
          <table:table-cell table:number-columns-repeated="999"/>
        </table:table-row>
        <table:table-row table:style-name="ro1">
          <table:table-cell table:style-name="ce12" office:value-type="string" calcext:value-type="string">
            <text:p>Lazaar et al.\cite{lazaar2011framework}</text:p>
          </table:table-cell>
          <table:table-cell table:style-name="ce12" office:value-type="string" calcext:value-type="string">
            <text:p>A framework for the automatic correction of constraint program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program repairing</text:p>
          </table:table-cell>
          <table:table-cell table:style-name="ce12" office:value-type="string" calcext:value-type="string">
            <text:p>specification-based testing</text:p>
          </table:table-cell>
          <table:table-cell table:style-name="ce12" office:value-type="string" calcext:value-type="string">
            <text:p>highly declarative constraint model</text:p>
          </table:table-cell>
          <table:table-cell table:style-name="ce12" office:value-type="string" calcext:value-type="string">
            <text:p>assess</text:p>
          </table:table-cell>
          <table:table-cell table:style-name="ce12" office:value-type="string" calcext:value-type="string">
            <text:p>Hand-seeded</text:p>
          </table:table-cell>
          <table:table-cell table:style-name="ce12" office:value-type="string" calcext:value-type="string">
            <text:p>manual</text:p>
          </table:table-cell>
          <table:table-cell table:style-name="ce12" office:value-type="string" calcext:value-type="string">
            <text:p>well</text:p>
          </table:table-cell>
          <table:table-cell table:style-name="ce12"/>
          <table:table-cell table:style-name="ce12" office:value-type="string" calcext:value-type="string">
            <text:p>list the mutants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Optimization Programming Language (OPL)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constraint problems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1005"/>
        </table:table-row>
        <table:table-row table:style-name="ro1">
          <table:table-cell office:value-type="string" calcext:value-type="string">
            <text:p>Le Traon et al.\cite{le2006design}</text:p>
          </table:table-cell>
          <table:table-cell office:value-type="string" calcext:value-type="string">
            <text:p>Design by contract to improve software vigilanc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design of contract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Slayer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iffe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 Traon et al.\cite{le2007testing}</text:p>
          </table:table-cell>
          <table:table-cell office:value-type="string" calcext:value-type="string">
            <text:p>Testing Security Policies: Going Beyond Functional Test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est strategy evaluation, test-suite selec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rule coverage, mutation-based selection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elective mutation opera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rBAC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e and Offutt\cite{lee2001generating}</text:p>
          </table:table-cell>
          <table:table-cell office:value-type="string" calcext:value-type="string">
            <text:p>Generating test cases for XML-based Web component interactions using mutation analysis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M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xample illustration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Lei <text:s/>and Andrews\cite{lei2005minimization}</text:p>
          </table:table-cell>
          <table:table-cell office:value-type="string" calcext:value-type="string">
            <text:p>Minimization of randomized unit test case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case minimis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randomized testing with data flow view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0-6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 et al.\cite{li2007practical}</text:p>
          </table:table-cell>
          <table:table-cell table:style-name="ce11" office:value-type="string" calcext:value-type="string">
            <text:p>A practical approach to testing GUI systems</text:p>
          </table:table-cell>
          <table:table-cell table:style-name="ce12" office:value-type="string" calcext:value-type="string">
            <text:p>Integration, system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GUI testing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pied notepad syste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u et al.\cite{liu2006approach} </text:p>
          </table:table-cell>
          <table:table-cell office:value-type="string" calcext:value-type="string">
            <text:p>An approach to test data generation for killing multiple mutants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<text:s/>mutants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OR, ROR, LCR, SVR, CSR 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<text:s/>weak mutation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5-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/>n/a (preliminary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one-mutant-targe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generation time </text:p>
          </table:table-cell>
          <table:table-cell office:value-type="string" calcext:value-type="string">
            <text:p><text:s/>mutation score, test suite size </text:p>
          </table:table-cell>
          <table:table-cell office:value-type="string" calcext:value-type="string">
            <text:p><text:s/>n/a (preliminary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orber\cite{lorber2015model}</text:p>
          </table:table-cell>
          <table:table-cell office:value-type="string" calcext:value-type="string">
            <text:p>Model-Based Mutation Testing of Synchronous and Asynchronous Real-Time System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</text:p>
          </table:table-cell>
          <table:table-cell table:style-name="ce11" office:value-type="string" calcext:value-type="string">
            <text:p>specification-based testing (enhanced)</text:p>
          </table:table-cell>
          <table:table-cell office:value-type="string" calcext:value-type="string">
            <text:p>Model-based mutation testing (UML)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MuT::UML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al-time specifications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u et al.\cite{lou2015mutation}</text:p>
          </table:table-cell>
          <table:table-cell office:value-type="string" calcext:value-type="string">
            <text:p>Mutation-based test-case prioritization in software evolu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k-25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Loyala et al.\cite{loyola2014dodona} </text:p>
          </table:table-cell>
          <table:table-cell office:value-type="string" calcext:value-type="string">
            <text:p>Dodona: automated oracle data set selection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oracle selection 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data flow analysis+network centrality analysis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AJOR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800-0.8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open source libraries (based on \cite{fraser2012mutation}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ult detection rat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MAODS running time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open source libraries (based on \cite{fraser2012mutation}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yer and Guderlei\cite{mayer2006random}</text:p>
          </table:table-cell>
          <table:table-cell office:value-type="string" calcext:value-type="string">
            <text:p>On random testing of image processing application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, 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input domain analysi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yer and Schneckenburger\cite{mayer2006empirical}</text:p>
          </table:table-cell>
          <table:table-cell office:value-type="string" calcext:value-type="string">
            <text:p>An empirical analysis and comparison of random testing techniqu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adaptive random testing (input domain)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ogram from book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cminn et al.\cite{mcminn2015effectiveness}</text:p>
          </table:table-cell>
          <table:table-cell office:value-type="string" calcext:value-type="string">
            <text:p>The effectiveness of test coverage criteria for relational database schema integrity constraint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strategy evaluation, test data gener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Coverage-based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chemaAnalyst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constraints bind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QL 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Milani et al.\cite{milani2014leveraging} 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state flow based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TANDIS \cite{mirshokraie2013efficient} 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<text:s/>DOM, jQuery, and XHR mutation operators </text:p>
          </table:table-cell>
          <table:table-cell office:value-type="string" calcext:value-type="string">
            <text:p><text:s/>favours behaviour-affecting variables for mutation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Script </text:p>
          </table:table-cell>
          <table:table-cell office:value-type="string" calcext:value-type="string">
            <text:p>1k-200k</text:p>
          </table:table-cell>
          <table:table-cell office:value-type="string" calcext:value-type="string">
            <text:p>S, M</text:p>
          </table:table-cell>
          <table:table-cell table:style-name="ce18" office:value-type="string" calcext:value-type="string">
            <text:p><text:span text:style-name="T3"> real-world </text:span><text:span text:style-name="T6">open source </text:span><text:span text:style-name="T3">web application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ult detection rat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real-world web applica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iller and Strooper\cite{miller2012case}</text:p>
          </table:table-cell>
          <table:table-cell table:style-name="ce11" office:value-type="string" calcext:value-type="string">
            <text:p>A case study in model-based testing of specifications and implementation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testgraph: state-based test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, Hand-seeded</text:p>
          </table:table-cell>
          <table:table-cell office:value-type="string" calcext:value-type="string">
            <text:p>MuJava, manual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manual investigation</text:p>
          </table:table-cell>
          <table:table-cell office:value-type="string" calcext:value-type="string">
            <text:p>mutant sample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GSM 11.11 system, link not accessible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rshokraie\cite{mirshokraie2014effective}</text:p>
          </table:table-cell>
          <table:table-cell office:value-type="string" calcext:value-type="string">
            <text:p>Effective test generation and adequacy assessment for JavaScript-based web application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, test oracle generation, test strategy evalu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function overage, mutation-based oracle generation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TANDIS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Script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on et al.\cite{moon2014ask}</text:p>
          </table:table-cell>
          <table:table-cell office:value-type="string" calcext:value-type="string">
            <text:p>Ask the mutants: Mutating faulty programs for fault localiz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tion-based + statement coverage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not suff.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reduce mutan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k-1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Mottu et al.\cite{mottu2012static}</text:p>
          </table:table-cell>
          <table:table-cell office:value-type="string" calcext:value-type="string">
            <text:p>Static analysis of model transformations for effective test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static analysis +input domain partition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ermet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Mouchawrab et al.\cite{mouchawrab2007assessing} </text:p>
          </table:table-cell>
          <table:table-cell office:value-type="string" calcext:value-type="string">
            <text:p>Assessing, comparing, and combining statechart-based testing and structural testing: An experime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data generation</text:p>
          </table:table-cell>
          <table:table-cell office:value-type="string" calcext:value-type="string">
            <text:p>specification-based testing, structural testing</text:p>
          </table:table-cell>
          <table:table-cell office:value-type="string" calcext:value-type="string">
            <text:p>Round-trip path coverage, node coverage, edge coverag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mutant analysis (live mutants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SI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uchawrab et al.\cite{mouchawrab2011assessing} </text:p>
          </table:table-cell>
          <table:table-cell office:value-type="string" calcext:value-type="string">
            <text:p>Assessing, comparing, and combining state machine-based testing and structural testing: a series of experiment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data generation</text:p>
          </table:table-cell>
          <table:table-cell office:value-type="string" calcext:value-type="string">
            <text:p>specification-based testing, structural testing</text:p>
          </table:table-cell>
          <table:table-cell office:value-type="string" calcext:value-type="string">
            <text:p>Round-trip path coverage, node coverage, edge coverag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300-5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SI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rtaza et al.\cite{murtaza2011diagnosing}</text:p>
          </table:table-cell>
          <table:table-cell office:value-type="string" calcext:value-type="string">
            <text:p>Diagnosing new faults using mutants and prior faults (NIER track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nts+predication model+code metrics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operator mutation, constant mutaiton, statement mutation</text:p>
          </table:table-cell>
          <table:table-cell office:value-type="string" calcext:value-type="string">
            <text:p>Andrews et al.\cite{andrews2003general}'s 4 mutation operators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<text:s/>executed statement no., executed function no.</text:p>
          </table:table-cell>
          <table:table-cell office:value-type="string" calcext:value-type="string">
            <text:p>predication accuracy</text:p>
          </table:table-cell>
          <table:table-cell office:value-type="string" calcext:value-type="string">
            <text:p>SI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amin and Andrews\cite{namin2009influence} </text:p>
          </table:table-cell>
          <table:table-cell office:value-type="string" calcext:value-type="string">
            <text:p>The influence of size and coverage on test suite effectiveness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block, decision, C-use, P-us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perator mutation, variable mutaiton, statement mutation</text:p>
          </table:table-cell>
          <table:table-cell office:value-type="string" calcext:value-type="string">
            <text:p>Siami et al.\cite{siami2008sufficient}'s 28 sufficient mutation operators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-5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SI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tafos\cite{ntafos1984evaluation}</text:p>
          </table:table-cell>
          <table:table-cell office:value-type="string" calcext:value-type="string">
            <text:p>An evaluation of required element testing strateg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tructural testing, specification-based testing</text:p>
          </table:table-cell>
          <table:table-cell office:value-type="string" calcext:value-type="string">
            <text:p>branch, data flow, random</text:p>
          </table:table-cell>
          <table:table-cell office:value-type="string" calcext:value-type="string">
            <text:p>assess</text:p>
          </table:table-cell>
          <table:table-cell table:style-name="ce13" office:value-type="string" calcext:value-type="string">
            <text:p>existing (not avail.)</text:p>
          </table:table-cell>
          <table:table-cell office:value-type="string" calcext:value-type="string">
            <text:p>\cite{budd1979mutation}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Well-defin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ortra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coverage criteria</text:p>
          </table:table-cell>
          <table:table-cell/>
          <table:table-cell office:value-type="string" calcext:value-type="string">
            <text:p>fault detection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tafos\cite{ntafos1984required}</text:p>
          </table:table-cell>
          <table:table-cell office:value-type="string" calcext:value-type="string">
            <text:p>On required element te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data flow</text:p>
          </table:table-cell>
          <table:table-cell office:value-type="string" calcext:value-type="string">
            <text:p>assess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ortr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ffutt and Liu\cite{offutt1999generating}</text:p>
          </table:table-cell>
          <table:table-cell office:value-type="string" calcext:value-type="string">
            <text:p>Generating test data from SOFL specifications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specification coverag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thr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ufficient</text:p>
          </table:table-cell>
          <table:table-cell office:value-type="string" calcext:value-type="string">
            <text:p>no investigation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ault detection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padakis and Malevris\cite{papadakis2010automatic} </text:p>
          </table:table-cell>
          <table:table-cell office:value-type="string" calcext:value-type="string">
            <text:p>Automatic mutation test case generation via dynamic symbolic execution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<text:s/>mutants+Dynamic Symbolic Execution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jFuzz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BS, AOR, ROR </text:p>
          </table:table-cell>
          <table:table-cell office:value-type="string" calcext:value-type="string">
            <text:p><text:s/>treat mutants not killed as equivalent, manual investigation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40-5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SIR (preliminary)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iteration number, solver calls number, mutation execution number </text:p>
          </table:table-cell>
          <table:table-cell office:value-type="string" calcext:value-type="string">
            <text:p><text:s/>killed mutant number, test suite size </text:p>
          </table:table-cell>
          <table:table-cell office:value-type="string" calcext:value-type="string">
            <text:p><text:s/>SIR (preliminary) 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padakis and Malevris\cite{papadakis2011automatically} </text:p>
          </table:table-cell>
          <table:table-cell office:value-type="string" calcext:value-type="string">
            <text:p>Automatically performing weak mutation with the aid of symbolic execution, concolic testing and search-based testing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<text:s/>mutants+symbolic execution/concolic testing/search-based testing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<text:s/>jFuzz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BS, AOR, LCR, ROR 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<text:s/>Java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benchmark program (based on \cite{polo2009decreasing}), SIR (preliminary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strong mutation, existing automated tools (JPF-SE, Etoc and Concolic prototype), branch testing </text:p>
          </table:table-cell>
          <table:table-cell/>
          <table:table-cell office:value-type="string" calcext:value-type="string">
            <text:p><text:s/>test execution time, speedup (strong mutation time / weak mutation time) </text:p>
          </table:table-cell>
          <table:table-cell office:value-type="string" calcext:value-type="string">
            <text:p><text:s/>mutation score, branch coverage </text:p>
          </table:table-cell>
          <table:table-cell office:value-type="string" calcext:value-type="string">
            <text:p><text:s/>benchmark program (based on \cite{polo2009decreasing}), SIR (preliminary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padakis and Malveris\cite{papadakis2012mutation} </text:p>
          </table:table-cell>
          <table:table-cell office:value-type="string" calcext:value-type="string">
            <text:p>Mutation based test case generation via a path selection strategy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<text:s/>mutants+symbolic execution+path generator</text:p>
          </table:table-cell>
          <table:table-cell office:value-type="string" calcext:value-type="string">
            <text:p><text:s/>guide, assess 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<text:s/>weak mutation</text:p>
          </table:table-cell>
          <table:table-cell office:value-type="string" calcext:value-type="string">
            <text:p>Delphi, C, n/a</text:p>
          </table:table-cell>
          <table:table-cell office:value-type="string" calcext:value-type="string">
            <text:p>20-9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/>n/a (preliminary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k-value (path length theshold) </text:p>
          </table:table-cell>
          <table:table-cell/>
          <table:table-cell office:value-type="string" calcext:value-type="string">
            <text:p><text:s/>number of path generated, number of feasible path </text:p>
          </table:table-cell>
          <table:table-cell office:value-type="string" calcext:value-type="string">
            <text:p><text:s/>mutation score, test suite size </text:p>
          </table:table-cell>
          <table:table-cell office:value-type="string" calcext:value-type="string">
            <text:p><text:s/>n/a (preliminary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padakis et al.\cite{papadakis2012using}</text:p>
          </table:table-cell>
          <table:table-cell office:value-type="string" calcext:value-type="string">
            <text:p>Using mutants to locate "unknown" fault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nts+test execution info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mutant sa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-5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tant sample ratios, test adequacy criteria, statement-based fault localisation</text:p>
          </table:table-cell>
          <table:table-cell office:value-type="string" calcext:value-type="string">
            <text:p>mutant sample ratio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agnosis effectiveness score, test suite size</text:p>
          </table:table-cell>
          <table:table-cell office:value-type="string" calcext:value-type="string">
            <text:p>SI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padakis et al.\cite{papadakis2014sampling} </text:p>
          </table:table-cell>
          <table:table-cell office:value-type="string" calcext:value-type="string">
            <text:p>Sampling program inputs with mutation analysis: Going beyond combinatorial interaction te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-suite selection </text:p>
          </table:table-cell>
          <table:table-cell table:style-name="ce14" office:value-type="string" calcext:value-type="string">
            <text:p>specification-based testing (enhanced)</text:p>
          </table:table-cell>
          <table:table-cell office:value-type="string" calcext:value-type="string">
            <text:p><text:s/>mutants+combinatorial testing</text:p>
          </table:table-cell>
          <table:table-cell office:value-type="string" calcext:value-type="string">
            <text:p><text:s/>assess 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literal negation, replacing disjunction to conjunction operator 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4k-10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 (regular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CIT (for comparison), hand seeded faults (for evaluation) </text:p>
          </table:table-cell>
          <table:table-cell/>
          <table:table-cell office:value-type="string" calcext:value-type="string">
            <text:p><text:s/>mutant number </text:p>
          </table:table-cell>
          <table:table-cell office:value-type="string" calcext:value-type="string">
            <text:p><text:s/>t-wise coverage, fault detected number, mutant killed number </text:p>
          </table:table-cell>
          <table:table-cell office:value-type="string" calcext:value-type="string">
            <text:p><text:s/>SIR (regular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padakis et al.\cite{papadakis2015metallaxis}</text:p>
          </table:table-cell>
          <table:table-cell office:value-type="string" calcext:value-type="string">
            <text:p>Metallaxis-FL: mutation-based fault localiz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nts+test execution info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table:style-name="ce13" office:value-type="string" calcext:value-type="string">
            <text:p>not suff.</text:p>
          </table:table-cell>
          <table:table-cell office:value-type="string" calcext:value-type="string">
            <text:p>other</text:p>
          </table:table-cell>
          <table:table-cell table:style-name="ce13" office:value-type="string" calcext:value-type="string">
            <text:p>subset of Agrawal et al.’s 77 C mutation operators \cite{agrawal1989design}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mutant sa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-14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tant sample ratios, test adequacy criteria, hand seeded faults, statement-based fault localisation</text:p>
          </table:table-cell>
          <table:table-cell office:value-type="string" calcext:value-type="string">
            <text:p>mutant sample ratio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agnosis effectiveness score, test suite size</text:p>
          </table:table-cell>
          <table:table-cell office:value-type="string" calcext:value-type="string">
            <text:p>SI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rick et al.\cite{patrick2015subdomain}</text:p>
          </table:table-cell>
          <table:table-cell office:value-type="string" calcext:value-type="string">
            <text:p>Subdomain-based test data gener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hybrid testing</text:p>
          </table:table-cell>
          <table:table-cell office:value-type="string" calcext:value-type="string">
            <text:p>input domain + mutation testing + search-based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35-5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literature progra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nte et al.\cite{pinte2008techniques}</text:p>
          </table:table-cell>
          <table:table-cell office:value-type="string" calcext:value-type="string">
            <text:p>Techniques and tools for the automatic generation of optimal test data at code, model and interface level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Coverage-based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etschner et al.\cite{pretschner2008model}</text:p>
          </table:table-cell>
          <table:table-cell office:value-type="string" calcext:value-type="string">
            <text:p>Model-based tests for access control polic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, 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combinatorial testing based on rule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style-name="ce13" office:value-type="string" calcext:value-type="string">
            <text:p>policy decision point (PDP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i et al.\cite{qi2013efficient}</text:p>
          </table:table-cell>
          <table:table-cell office:value-type="string" calcext:value-type="string">
            <text:p>Efficient automated program repair through fault-recorded testing prioritiz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gram repairing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nts+Fault-exposing-potential estimation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Partially-based</text:p>
          </table:table-cell>
          <table:table-cell table:style-name="ce16" office:value-type="string" calcext:value-type="string">
            <text:p>TrpAutoRepair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statement mutation</text:p>
          </table:table-cell>
          <table:table-cell office:value-type="string" calcext:value-type="string">
            <text:p><text:s/>\cite{goues2012genprog}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0k-2m</text:p>
          </table:table-cell>
          <table:table-cell table:style-name="ce16" office:value-type="string" calcext:value-type="string">
            <text:p>M, L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uto repair tool (GenProg)</text:p>
          </table:table-cell>
          <table:table-cell/>
          <table:table-cell office:value-type="string" calcext:value-type="string">
            <text:p>repair time, executed test case no.</text:p>
          </table:table-cell>
          <table:table-cell office:value-type="string" calcext:value-type="string">
            <text:p>success rate</text:p>
          </table:table-cell>
          <table:table-cell office:value-type="string" calcext:value-type="string">
            <text:p>open source</text:p>
          </table:table-cell>
          <table:table-cell table:number-columns-repeated="999"/>
        </table:table-row>
        <table:table-row table:style-name="ro1">
          <table:table-cell table:style-name="ce13" office:value-type="string" calcext:value-type="string">
            <text:p>Qu et al. \cite{qu2008configuration} </text:p>
          </table:table-cell>
          <table:table-cell office:value-type="string" calcext:value-type="string">
            <text:p>Combinatorial interaction regression testing: A study of test case generation and prioritiz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case prioritisation </text:p>
          </table:table-cell>
          <table:table-cell table:style-name="ce14" office:value-type="string" calcext:value-type="string">
            <text:p>specification-based testing (enhanced)</text:p>
          </table:table-cell>
          <table:table-cell office:value-type="string" calcext:value-type="string">
            <text:p>block, fault-based, TSL-based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Method-level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80k-0.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hand seeded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APFD </text:p>
          </table:table-cell>
          <table:table-cell office:value-type="string" calcext:value-type="string">
            <text:p><text:s/>SI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 et al.\cite{qu2007combinatorial} </text:p>
          </table:table-cell>
          <table:table-cell office:value-type="string" calcext:value-type="string">
            <text:p>Configuration-aware regression testing: an empirical study of sampling and prioritiz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data generation, test case prioritisation 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branch coverage, t-wise,TSL-based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operator mutation, constant mutaiton, statement mutation</text:p>
          </table:table-cell>
          <table:table-cell office:value-type="string" calcext:value-type="string">
            <text:p>Andrews et al.\cite{andrews2003general}'s 4 mutation operators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7k-17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ult detection rate, detected fault num, NAPFD </text:p>
          </table:table-cell>
          <table:table-cell office:value-type="string" calcext:value-type="string">
            <text:p><text:s/>Mutation faults + hand seeded fault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APFD </text:p>
          </table:table-cell>
          <table:table-cell office:value-type="string" calcext:value-type="string">
            <text:p><text:s/>SI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 et al.\cite{qu2012configuration} </text:p>
          </table:table-cell>
          <table:table-cell office:value-type="string" calcext:value-type="string">
            <text:p>Configuration selection using code change impact analysis for regression te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-suite selection 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Pair-wise, TSL-based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<text:s text:c="2"/>\cite{andrews2003general}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8k-15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SIR, industr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tected fault num</text:p>
          </table:table-cell>
          <table:table-cell office:value-type="string" calcext:value-type="string">
            <text:p><text:s/>Mutation faults + hand seeded fault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FD </text:p>
          </table:table-cell>
          <table:table-cell office:value-type="string" calcext:value-type="string">
            <text:p><text:s/>SIR, industri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othermel et al.\cite{rothermel1999test}</text:p>
          </table:table-cell>
          <table:table-cell office:value-type="string" calcext:value-type="string">
            <text:p>Test case prioritization: An empirical stud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structural testing, structural testing (enhanced)</text:p>
          </table:table-cell>
          <table:table-cell office:value-type="string" calcext:value-type="string">
            <text:p>statement coverage, branch coverage, FEP-based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-5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thermel et al.\cite{rothermel2001prioritizing} </text:p>
          </table:table-cell>
          <table:table-cell office:value-type="string" calcext:value-type="string">
            <text:p>Prioritizing test cases for regression te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case prioritis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nts+Fault-exposing-potential estimation</text:p>
          </table:table-cell>
          <table:table-cell office:value-type="string" calcext:value-type="string">
            <text:p><text:s/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<text:s/>treat mutants not killed as non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100-6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real faults, different test prioritisation strategy (no prioritisation, random, additional/ total + statement/ branch/ FEP, optimal) </text:p>
          </table:table-cell>
          <table:table-cell/>
          <table:table-cell office:value-type="string" calcext:value-type="string">
            <text:p><text:s/>n/a </text:p>
          </table:table-cell>
          <table:table-cell office:value-type="string" calcext:value-type="string">
            <text:p><text:s/>APFD </text:p>
          </table:table-cell>
          <table:table-cell office:value-type="string" calcext:value-type="string">
            <text:p><text:s/>SI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ubab et al.\cite{rubab2014model}</text:p>
          </table:table-cell>
          <table:table-cell office:value-type="string" calcext:value-type="string">
            <text:p>Model-based testing of obligation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obligation profil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bject Constraint Language (OCL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utherford et al.\cite{rutherford2008evaluating}</text:p>
          </table:table-cell>
          <table:table-cell table:style-name="ce11" office:value-type="string" calcext:value-type="string">
            <text:p>Evaluating test suites and adequacy criteria using simulation-based models of distributed system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stimulation code coverag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00-9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lf-implemented, open source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chuler and Zeller\cite{schuler2011assessing}</text:p>
          </table:table-cell>
          <table:table-cell office:value-type="string" calcext:value-type="string">
            <text:p>Assessing oracle quality with checked coverag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checked coverag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k-10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, open source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Schuler and Zeller\cite{schuler2013checked}</text:p>
          </table:table-cell>
          <table:table-cell office:value-type="string" calcext:value-type="string">
            <text:p>Checked coverage: an indicator for oracle quali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checked coverag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k-10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, open source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gura et al.\cite{segura2010automated}</text:p>
          </table:table-cell>
          <table:table-cell office:value-type="string" calcext:value-type="string">
            <text:p>Automated test data generation on the analyses of feature models: A metamorphic testing approa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feature model-based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raditional</text:p>
          </table:table-cell>
          <table:table-cell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600-7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ahamiri et al.\cite{shahamiri2012artificial}</text:p>
          </table:table-cell>
          <table:table-cell office:value-type="string" calcext:value-type="string">
            <text:p>Artificial neural networks as multi-networks automated test orac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oracle gener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<text:s/>multi-networks automated test oracle (input domain)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t suff.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\#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dustry-size case studies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elton et al.\cite{shelton2012adding}</text:p>
          </table:table-cell>
          <table:table-cell office:value-type="string" calcext:value-type="string">
            <text:p>Adding criteria-based tests to test driven development</text:p>
          </table:table-cell>
          <table:table-cell office:value-type="string" calcext:value-type="string">
            <text:p>unit</text:p>
          </table:table-cell>
          <table:table-cell table:style-name="ce12" office:value-type="string" calcext:value-type="string">
            <text:p>development scheme evaluation</text:p>
          </table:table-cell>
          <table:table-cell table:style-name="ce12" office:value-type="string" calcext:value-type="string">
            <text:p>others</text:p>
          </table:table-cell>
          <table:table-cell office:value-type="string" calcext:value-type="string">
            <text:p>TDD+mutation coverage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nts analysis (deficiency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i et al. \cite{shi2015measuring} </text:p>
          </table:table-cell>
          <table:table-cell office:value-type="string" calcext:value-type="string">
            <text:p>Measuring the Diversity of a Test Set With Distance Entrop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imilarity-based testing</text:p>
          </table:table-cell>
          <table:table-cell office:value-type="string" calcext:value-type="string">
            <text:p>distance entropy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<text:s/>mutate.py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5k-3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 mutants num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killed mutant number </text:p>
          </table:table-cell>
          <table:table-cell office:value-type="string" calcext:value-type="string">
            <text:p><text:s/>SIR</text:p>
          </table:table-cell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Shi et al.\cite{shi2014balancing} </text:p>
          </table:table-cell>
          <table:table-cell office:value-type="string" calcext:value-type="string">
            <text:p>Balancing trade-offs in test-suite reduc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-suite reduction </text:p>
          </table:table-cell>
          <table:table-cell office:value-type="string" calcext:value-type="string">
            <text:p>structural testing, structural testing (enhanced)</text:p>
          </table:table-cell>
          <table:table-cell office:value-type="string" calcext:value-type="string">
            <text:p>statement coverage, <text:s/>mutants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50-7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GitHub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RF </text:p>
          </table:table-cell>
          <table:table-cell office:value-type="string" calcext:value-type="string">
            <text:p><text:s/>GitHub</text:p>
          </table:table-cell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Shi et al.\cite{shi2015comparing}</text:p>
          </table:table-cell>
          <table:table-cell office:value-type="string" calcext:value-type="string">
            <text:p>Comparing and combining test-suite reduction and regression test selec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-suite reduc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statement coverag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5k-10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GitHub 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restha and Rutherford\cite{shrestha2011empirical}</text:p>
          </table:table-cell>
          <table:table-cell office:value-type="string" calcext:value-type="string">
            <text:p>An empirical evaluation of assertions as oracle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oracle gener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branch coverag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0-2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java utility package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ith and Williams\cite{smith2009guiding} </text:p>
          </table:table-cell>
          <table:table-cell office:value-type="string" calcext:value-type="string">
            <text:p>On guiding the augmentation of an automated test suite via mutation analysis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nts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Clipse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200-2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real-world open sour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mutant types, mutation operators types, line coverage, branch coverage </text:p>
          </table:table-cell>
          <table:table-cell/>
          <table:table-cell office:value-type="string" calcext:value-type="string">
            <text:p><text:s/>iteration number </text:p>
          </table:table-cell>
          <table:table-cell office:value-type="string" calcext:value-type="string">
            <text:p><text:s/>mutation score, coverage level, mutation operator utility </text:p>
          </table:table-cell>
          <table:table-cell office:value-type="string" calcext:value-type="string">
            <text:p><text:s/>real-world open sourc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mith and Williams\cite{smith2009should}</text:p>
          </table:table-cell>
          <table:table-cell office:value-type="string" calcext:value-type="string">
            <text:p>Should software testers use mutation analysis to augment a test set?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umble, MuClipse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utants analysis (operators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aats et al.\cite{staats2011better} </text:p>
          </table:table-cell>
          <table:table-cell office:value-type="string" calcext:value-type="string">
            <text:p>Better testing through oracle selection (NIER track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oracle select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internal state information</text:p>
          </table:table-cell>
          <table:table-cell office:value-type="string" calcext:value-type="string">
            <text:p>assess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Lustr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tected fault num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industri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aats et al.\cite{staats2012automated} </text:p>
          </table:table-cell>
          <table:table-cell office:value-type="string" calcext:value-type="string">
            <text:p>Automated oracle creation support, or: how I learned to stop worrying about fault propagation and love mutation testing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<text:s/>test oracle selec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nts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rajan2008requirements} </text:p>
          </table:table-cell>
          <table:table-cell office:value-type="string" calcext:value-type="string">
            <text:p>not suff.</text:p>
          </table:table-cell>
          <table:table-cell/>
          <table:table-cell office:value-type="string" calcext:value-type="string">
            <text:p><text:s text:c="2"/>\cite{rajan2008requirements} 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Lustre </text:p>
          </table:table-cell>
          <table:table-cell office:value-type="string" calcext:value-type="string">
            <text:p>100-3k siz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industria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output-based, random selection, mutant partition (training and evaluation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FD </text:p>
          </table:table-cell>
          <table:table-cell office:value-type="string" calcext:value-type="string">
            <text:p><text:s/>industri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aats et al.\cite{staats2012oracle}</text:p>
          </table:table-cell>
          <table:table-cell table:style-name="ce11" office:value-type="string" calcext:value-type="string">
            <text:p>Oracle-centric test case prioritiz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data flow analysis+ oracle centric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ofy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ithmetic Operator Change (AOP), Logical Connector Change (LCC), Relational Operator Change (ROC), Argument Order Change (AO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300-1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an and Cordy\cite{stephan2014model}</text:p>
          </table:table-cell>
          <table:table-cell office:value-type="string" calcext:value-type="string">
            <text:p>Model Clone Detector Evaluation Using Mutation Analysi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del clone detect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oftware model maintenanc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random mutation</text:p>
          </table:table-cell>
          <table:table-cell office:value-type="string" calcext:value-type="string">
            <text:p>simulink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n and Edwards\cite{tan2008evaluating}</text:p>
          </table:table-cell>
          <table:table-cell office:value-type="string" calcext:value-type="string">
            <text:p>Evaluating automated unit testing in sulu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, test strategy evalu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code coverag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sulu tool</text:p>
          </table:table-cell>
          <table:table-cell office:value-type="string" calcext:value-type="string">
            <text:p>well</text:p>
          </table:table-cell>
          <table:table-cell table:number-columns-repeated="4"/>
          <table:table-cell office:value-type="string" calcext:value-type="string">
            <text:p>sulu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Tasiran et al.\cite{tasiran2012location}</text:p>
          </table:table-cell>
          <table:table-cell office:value-type="string" calcext:value-type="string">
            <text:p>Location pairs: a test coverage metric for shared-memory concurrent program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concurrent coverage (location pair)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table:style-name="ce14" office:value-type="string" calcext:value-type="string">
            <text:p>Benchmark in literature</text:p>
          </table:table-cell>
          <table:table-cell table:style-name="ce14" office:value-type="string" calcext:value-type="string">
            <text:p>NO</text:p>
          </table:table-cell>
          <table:table-cell table:number-columns-repeated="6"/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Tuya et al.\cite{tuya2010full} </text:p>
          </table:table-cell>
          <table:table-cell office:value-type="string" calcext:value-type="string">
            <text:p>Full predicate coverage for testing SQL database quer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MCDC, Full Predicate Coverag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SQLMutation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QL-specific, procedural language mutation</text:p>
          </table:table-cell>
          <table:table-cell office:value-type="string" calcext:value-type="string">
            <text:p><text:s/>SC, NL, OR, IR </text:p>
          </table:table-cell>
          <table:table-cell office:value-type="string" calcext:value-type="string">
            <text:p>constraints binding, manual investigation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SQL </text:p>
          </table:table-cell>
          <table:table-cell office:value-type="string" calcext:value-type="string">
            <text:p>107 quer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real-world open source ERP applic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evaluation tim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evaluation time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real-world open source ERP application</text:p>
          </table:table-cell>
          <table:table-cell table:style-name="ce11" table:number-columns-repeated="998"/>
          <table:table-cell/>
        </table:table-row>
        <table:table-row table:style-name="ro1">
          <table:table-cell office:value-type="string" calcext:value-type="string">
            <text:p>Vergilio et al.\cite{vergilio2006constraint}</text:p>
          </table:table-cell>
          <table:table-cell office:value-type="string" calcext:value-type="string">
            <text:p>Constraint based structural testing criteri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constraint-based coverag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terature progra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ivanti et al.\cite{vivanti2013search} </text:p>
          </table:table-cell>
          <table:table-cell office:value-type="string" calcext:value-type="string">
            <text:p>Search-based data-flow test generation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structural testing, structural testing (enhanced)</text:p>
          </table:table-cell>
          <table:table-cell table:style-name="ce15" office:value-type="string" calcext:value-type="string">
            <text:p>def-use coverage, branch coverage, weak mutation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<text:s/>EvoSuite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<text:s/>Java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SF1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branch coverage, def-use coverage, weak mutation coverage 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<text:s/>executed statement number </text:p>
          </table:table-cell>
          <table:table-cell office:value-type="string" calcext:value-type="string">
            <text:p><text:s/>test suite size,achieved coverage, mutation score </text:p>
          </table:table-cell>
          <table:table-cell office:value-type="string" calcext:value-type="string">
            <text:p><text:s/>SF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n Mayrhauser et al.\cite{von2000planner}</text:p>
          </table:table-cell>
          <table:table-cell office:value-type="string" calcext:value-type="string">
            <text:p>Planner based error recovery te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 (enhanced)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ang et al.\cite{wang2010correlating}</text:p>
          </table:table-cell>
          <table:table-cell office:value-type="string" calcext:value-type="string">
            <text:p>Correlating context-awareness and mutation analysis for pervasive computing system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text diversity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/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nts analysis (equivalent, must-fail, normal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ang et al.\cite{wang2015experience} </text:p>
          </table:table-cell>
          <table:table-cell office:value-type="string" calcext:value-type="string">
            <text:p>Experience report: how is dynamic symbolic execution different from manual testing? a study on KLE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data generation </text:p>
          </table:table-cell>
          <table:table-cell table:style-name="ce12" office:value-type="string" calcext:value-type="string">
            <text:p>structural testing</text:p>
          </table:table-cell>
          <table:table-cell office:value-type="string" calcext:value-type="string">
            <text:p>Dynamic Symbolic Execution, manual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<text:s text:c="2"/>\cite{andrews2003general}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3k-1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GNU CoreUTi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 </text:p>
          </table:table-cell>
          <table:table-cell office:value-type="string" calcext:value-type="string">
            <text:p><text:s/>statement coverag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GNU CoreUTil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tanabe and Sakamura\cite{watanabe1996specification}</text:p>
          </table:table-cell>
          <table:table-cell office:value-type="string" calcext:value-type="string">
            <text:p>A specification-based adaptive test case generation strategy for open operating system standards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state transition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Z nota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nk not available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yuker et al.\cite{weyuker1994automatically}</text:p>
          </table:table-cell>
          <table:table-cell office:value-type="string" calcext:value-type="string">
            <text:p>Automatically generating test data from a Boolean specifi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boolean formula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Well-defined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, mutants analysis (mutation operator analysis)</text:p>
          </table:table-cell>
          <table:table-cell table:number-columns-repeated="2" office:value-type="string" calcext:value-type="string">
            <text:p>mutation operators</text:p>
          </table:table-cell>
          <table:table-cell office:value-type="string" calcext:value-type="string">
            <text:p>fault detection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halen et al.\cite{whalen2013observable} </text:p>
          </table:table-cell>
          <table:table-cell office:value-type="string" calcext:value-type="string">
            <text:p>Observable modified condition/decision cover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Observable MC/DC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/>\cite{rajan2008requirements} </text:p>
          </table:table-cell>
          <table:table-cell office:value-type="string" calcext:value-type="string">
            <text:p>not suff.</text:p>
          </table:table-cell>
          <table:table-cell/>
          <table:table-cell office:value-type="string" calcext:value-type="string">
            <text:p><text:s text:c="2"/>\cite{rajan2008requirements} 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Simulink </text:p>
          </table:table-cell>
          <table:table-cell office:value-type="string" calcext:value-type="string">
            <text:p>21-3k siz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industr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industri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ie et al.\cite{xie2011testing}</text:p>
          </table:table-cell>
          <table:table-cell office:value-type="string" calcext:value-type="string">
            <text:p>Testing and validating machine learning classifiers by metamorphic te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metamorphic test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manual investigation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art of Weka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u and Ding\cite{xu2010prioritizing}</text:p>
          </table:table-cell>
          <table:table-cell office:value-type="string" calcext:value-type="string">
            <text:p>Prioritizing state-based aspect test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state transition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spectJ</text:p>
          </table:table-cell>
          <table:table-cell office:value-type="string" calcext:value-type="string">
            <text:p>700-8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iterature progra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u et al.\cite{xu2012testing}</text:p>
          </table:table-cell>
          <table:table-cell office:value-type="string" calcext:value-type="string">
            <text:p>Testing aspect-oriented programs with finite state machin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state model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spectJ</text:p>
          </table:table-cell>
          <table:table-cell office:value-type="string" calcext:value-type="string">
            <text:p>700-80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uan and Monperrus\cite{xuan2014test} </text:p>
          </table:table-cell>
          <table:table-cell office:value-type="string" calcext:value-type="string">
            <text:p>Test case purification for improving fault localization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fault localisation 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st case purification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invert negatives, return values, AOR, condition negation, condition boundary replacement, increments replacement <text:s/>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2k-6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real-world 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ted faults num, wasted effort, mutants analysis (fault categories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wasted effort, suspicious value </text:p>
          </table:table-cell>
          <table:table-cell office:value-type="string" calcext:value-type="string">
            <text:p><text:s/>real-world open sourc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oo and Harman\cite{yoo2012test}</text:p>
          </table:table-cell>
          <table:table-cell office:value-type="string" calcext:value-type="string">
            <text:p>Test data regeneration: generating new test data from existing test data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structural search-based test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no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pen source, self-defin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Yoon and Choi\cite{yoon2004effective}</text:p>
          </table:table-cell>
          <table:table-cell office:value-type="string" calcext:value-type="string">
            <text:p>Effective test case selection for component customization and its application to Enterprise JavaBeans</text:p>
          </table:table-cell>
          <table:table-cell table:style-name="ce12" office:value-type="string" calcext:value-type="string">
            <text:p>integration</text:p>
          </table:table-cell>
          <table:table-cell office:value-type="string" calcext:value-type="string">
            <text:p>test-suite selection</text:p>
          </table:table-cell>
          <table:table-cell office:value-type="string" calcext:value-type="string">
            <text:p>hybrid testing</text:p>
          </table:table-cell>
          <table:table-cell office:value-type="string" calcext:value-type="string">
            <text:p>component test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TECC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selected location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You et al.\cite{you2015efficient} </text:p>
          </table:table-cell>
          <table:table-cell office:value-type="string" calcext:value-type="string">
            <text:p>Efficient Observability-based Test Generation by Dynamic Symbolic Execu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Observable MC/DC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\cite{rajan2008requirements} </text:p>
          </table:table-cell>
          <table:table-cell office:value-type="string" calcext:value-type="string">
            <text:p>not suff.</text:p>
          </table:table-cell>
          <table:table-cell/>
          <table:table-cell office:value-type="string" calcext:value-type="string">
            <text:p><text:s text:c="2"/>\cite{rajan2008requirements}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Lustre </text:p>
          </table:table-cell>
          <table:table-cell office:value-type="string" calcext:value-type="string">
            <text:p>20-3k siz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industr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industri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Zhan and Clark\cite{zhan2008search}</text:p>
          </table:table-cell>
          <table:table-cell table:style-name="ce11" office:value-type="string" calcext:value-type="string">
            <text:p>A search-based framework for automatic testing of MATLAB/Simulink models</text:p>
          </table:table-cell>
          <table:table-cell table:style-name="ce12" office:value-type="string" calcext:value-type="string">
            <text:p>n/a (code level)</text:p>
          </table:table-cell>
          <table:table-cell office:value-type="string" calcext:value-type="string">
            <text:p>test data generation, test-suite reduction</text:p>
          </table:table-cell>
          <table:table-cell office:value-type="string" calcext:value-type="string">
            <text:p>structural testing, structural testing (enhanced)</text:p>
          </table:table-cell>
          <table:table-cell office:value-type="string" calcext:value-type="string">
            <text:p>Search-based+mutation-based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t suff.</text:p>
          </table:table-cell>
          <table:table-cell/>
          <table:table-cell office:value-type="string" calcext:value-type="string">
            <text:p>Add, Multiply and Assign</text:p>
          </table:table-cell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mulink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lf-implemented, industrial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Zhang and Mesbah\cite{zhang2015assertions} </text:p>
          </table:table-cell>
          <table:table-cell office:value-type="string" calcext:value-type="string">
            <text:p>Assertions are strongly correlated with test suite effectiveness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strategy evalu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assertion coverag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 text:c="2"/>treat mutants not killed as equivalent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10k-0.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real-world 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explicit 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, explicit mutation score </text:p>
          </table:table-cell>
          <table:table-cell office:value-type="string" calcext:value-type="string">
            <text:p><text:s/>real-world open sourc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Zhang et al. \cite{zhang2013bridging} </text:p>
          </table:table-cell>
          <table:table-cell office:value-type="string" calcext:value-type="string">
            <text:p>Bridging the gap between the total and additional test-case prioritization strategies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 case prioritisation 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method coverage, statement coverag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1k-8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open source, 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FD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APFD </text:p>
          </table:table-cell>
          <table:table-cell office:value-type="string" calcext:value-type="string">
            <text:p><text:s/>open source, SIR</text:p>
          </table:table-cell>
          <table:table-cell table:number-columns-repeated="999"/>
        </table:table-row>
        <table:table-row table:style-name="ro8">
          <table:table-cell office:value-type="string" calcext:value-type="string">
            <text:p>Zhang et al.\cite{wang2009taming} </text:p>
          </table:table-cell>
          <table:table-cell office:value-type="string" calcext:value-type="string">
            <text:p>Taming coincidental correctness: Coverage refinement with context patterns to improve fault localiz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fault localis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Statement+context pattern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Assignment, Check, Interface, Algorithm mutation operators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5k-8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3">recall, </text:span><text:span text:style-name="T8">mutants analysis (</text:span><text:span text:style-name="T3">code omission faults analysis)</text:span></text:p>
          </table:table-cell>
          <table:table-cell office:value-type="string" calcext:value-type="string">
            <text:p><text:s/>real faults, mutation fault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recall, coincidental correctness, code omission </text:p>
          </table:table-cell>
          <table:table-cell office:value-type="string" calcext:value-type="string">
            <text:p><text:s/>SIR</text:p>
          </table:table-cell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Zhang et al.\cite{zhang2009time}</text:p>
          </table:table-cell>
          <table:table-cell office:value-type="string" calcext:value-type="string">
            <text:p>Time-aware test-case prioritization using integer linear programm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est case prioritisation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statement, method level, with time awarenes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ester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k-5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Zhang et al.\cite{zhang2010test} </text:p>
          </table:table-cell>
          <table:table-cell office:value-type="string" calcext:value-type="string">
            <text:p>Test generation via dynamic symbolic execution for mutation test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data generation 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nts+<text:span text:style-name="T6">Dynamic Symbolic Execution</text:span>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exMutator, GenMutants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<text:s/>weak mutation</text:p>
          </table:table-cell>
          <table:table-cell office:value-type="string" calcext:value-type="string">
            <text:p><text:s/>C\# </text:p>
          </table:table-cell>
          <table:table-cell office:value-type="string" calcext:value-type="string">
            <text:p>30-4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DSA libraries (small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mutation tools (Pex for comparison, GenMutants for evaluation), strong mutation, weak mutation </text:p>
          </table:table-cell>
          <table:table-cell office:value-type="string" calcext:value-type="string">
            <text:p>strong/weak mutation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(under time constraints) weak mutation score, strong mutation score, block coverage, test suite size </text:p>
          </table:table-cell>
          <table:table-cell office:value-type="string" calcext:value-type="string">
            <text:p><text:s/>DSA libraries (small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Zhang et al.\cite{zhang2011empirical} </text:p>
          </table:table-cell>
          <table:table-cell office:value-type="string" calcext:value-type="string">
            <text:p>An empirical study of junit test-suite reduction</text:p>
          </table:table-cell>
          <table:table-cell office:value-type="string" calcext:value-type="string">
            <text:p><text:s/>unit </text:p>
          </table:table-cell>
          <table:table-cell office:value-type="string" calcext:value-type="string">
            <text:p><text:s/>test-suite reduction 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method coverage, statement coverag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15 traditional mutation operators (all)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1k-8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utation faults + hand seeded fault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RF </text:p>
          </table:table-cell>
          <table:table-cell office:value-type="string" calcext:value-type="string">
            <text:p><text:s/>SIR</text:p>
          </table:table-cell>
          <table:table-cell table:style-name="ce12" table:number-columns-repeated="998"/>
          <table:table-cell/>
        </table:table-row>
        <table:table-row table:style-name="ro1">
          <table:table-cell office:value-type="string" calcext:value-type="string">
            <text:p>Zhang et al.\cite{zhang2014search}</text:p>
          </table:table-cell>
          <table:table-cell office:value-type="string" calcext:value-type="string">
            <text:p>Search-based inference of polynomial metamorphic relations</text:p>
          </table:table-cell>
          <table:table-cell table:style-name="ce14" office:value-type="string" calcext:value-type="string">
            <text:p>other</text:p>
          </table:table-cell>
          <table:table-cell office:value-type="string" calcext:value-type="string">
            <text:p>test oracle generation</text:p>
          </table:table-cell>
          <table:table-cell office:value-type="string" calcext:value-type="string">
            <text:p>specification-based testing</text:p>
          </table:table-cell>
          <table:table-cell office:value-type="string" calcext:value-type="string">
            <text:p>Search-based Metamorphic Relation Inferrer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statement mutation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java, C/C++</text:p>
          </table:table-cell>
          <table:table-cell office:value-type="string" calcext:value-type="string">
            <text:p>1k-7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pen source, accessible link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Zhou and Frankl\cite{zhou2011jdama} </text:p>
          </table:table-cell>
          <table:table-cell office:value-type="string" calcext:value-type="string">
            <text:p>JDAMA: Java database application mutation analys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test data generation, test strategy evaluation </text:p>
          </table:table-cell>
          <table:table-cell office:value-type="string" calcext:value-type="string">
            <text:p>structural testing</text:p>
          </table:table-cell>
          <table:table-cell office:value-type="string" calcext:value-type="string">
            <text:p>State-based,<text:span text:style-name="T7">statement coverage, command form coverage</text:span>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JDAMA (based on SQLMutation)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QL-specific, procedural language mutation</text:p>
          </table:table-cell>
          <table:table-cell office:value-type="string" calcext:value-type="string">
            <text:p><text:s/>SC, NL, OR, IR </text:p>
          </table:table-cell>
          <table:table-cell office:value-type="string" calcext:value-type="string">
            <text:p>constraints binding, manual investigation</text:p>
          </table:table-cell>
          <table:table-cell office:value-type="string" calcext:value-type="string">
            <text:p><text:s/>weak mutation</text:p>
          </table:table-cell>
          <table:table-cell office:value-type="string" calcext:value-type="string">
            <text:p><text:s/>Java, sql</text:p>
          </table:table-cell>
          <table:table-cell office:value-type="string" calcext:value-type="string">
            <text:p>3-20 quer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JDBC, TPC-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execution tim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overhead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JDBC, TPC-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ffutt et al.\cite{offutt1995procedures}</text:p>
          </table:table-cell>
          <table:table-cell office:value-type="string" calcext:value-type="string">
            <text:p>Procedures for reducing the size of coverage-based test set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-suite reduction</text:p>
          </table:table-cell>
          <table:table-cell office:value-type="string" calcext:value-type="string">
            <text:p>structural testing (enhanced)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othr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10-48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NO</text:p>
          </table:table-cell>
          <table:table-cell table:number-columns-repeated="1005"/>
        </table:table-row>
      </table:table>
      <table:table table:name="mut_testing_spec" table:style-name="ta1">
        <table:table-column table:style-name="co18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Zhang et al. \cite{zhang2013bridg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Hao et al.\cite{hao2014unified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tGen?, Mujava, Javalance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Zhang et al.\cite{zhang2011empirical} <text:s/>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15 traditional mutation operators (all)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Hennessy and Power\cite{hennessy2008analys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weak mutation</text:p>
          </table:table-cell>
          <table:table-cell/>
        </table:table-row>
        <table:table-row table:style-name="ro1">
          <table:table-cell office:value-type="string" calcext:value-type="string">
            <text:p>Zhang and Mesbah\cite{zhang2015assertions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 text:c="2"/>treat mutants not killed as equivalent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Mouchawrab et al.\cite{mouchawrab2007assess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ouchawrab et al.\cite{mouchawrab2011assess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hi et al. \cite{shi2014balancing}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Gligoric et al.\cite{gligoric2013compar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, existing (not avail.)</text:p>
          </table:table-cell>
          <table:table-cell office:value-type="string" calcext:value-type="string">
            <text:p><text:s/>Javalanche, <text:s/>\cite{andrews2003general}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Method-level, operator mutation, constant mutaiton, statement mutation</text:p>
          </table:table-cell>
          <table:table-cell office:value-type="string" calcext:value-type="string">
            <text:p><text:s/>CRP, AOR, jump condition negation, method calls replacement, method calls deletion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zemerinski et al.\cite{czemerinski2015behaviour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$\mu$-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Gopinath et al.\cite{gopinath2014code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Qu et al.\cite{qu2007combinatorial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operator mutation, constant mutaiton, statement mutation</text:p>
          </table:table-cell>
          <table:table-cell office:value-type="string" calcext:value-type="string">
            <text:p>Andrews et al.\cite{andrews2003general}'s 4 mutation operators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Andrews et al.\cite{andrews2003general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nt sample</text:p>
          </table:table-cell>
          <table:table-cell/>
        </table:table-row>
        <table:table-row table:style-name="ro1">
          <table:table-cell office:value-type="string" calcext:value-type="string">
            <text:p>Andrews et al.\cite{andrews2006us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perator mutation, constant mutation, statement mutation</text:p>
          </table:table-cell>
          <table:table-cell office:value-type="string" calcext:value-type="string">
            <text:p>Andrews et al.\cite{andrews2003general}'s 4 mutation operators 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<text:s/>mutant sample</text:p>
          </table:table-cell>
          <table:table-cell/>
        </table:table-row>
        <table:table-row table:style-name="ro1">
          <table:table-cell office:value-type="string" calcext:value-type="string">
            <text:p>Qu et al.\cite{qu2012configuration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<text:s text:c="2"/>\cite{andrews2003general}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Qu et al. \cite{qu2008configuration}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Method-level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Inozemtseva et al.\cite{inozemtseva2014coverage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Denaro et al.\cite{denaro2015dynamic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Rajan et al.\cite{rajan2008requirements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<text:s/>AOR, ROR, LOR, NOI, VRD, CRP, SVR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fixed number, mutant sample</text:p>
          </table:table-cell>
          <table:table-cell/>
        </table:table-row>
        <table:table-row table:style-name="ro1">
          <table:table-cell office:value-type="string" calcext:value-type="string">
            <text:p>Whalen et al.\cite{whalen2013observable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/>\cite{rajan2008requirements} </text:p>
          </table:table-cell>
          <table:table-cell office:value-type="string" calcext:value-type="string">
            <text:p>not suff.</text:p>
          </table:table-cell>
          <table:table-cell/>
          <table:table-cell office:value-type="string" calcext:value-type="string">
            <text:p><text:s text:c="2"/>\cite{rajan2008requirements} 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You et al.\cite{you2015efficient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\cite{rajan2008requirements} </text:p>
          </table:table-cell>
          <table:table-cell office:value-type="string" calcext:value-type="string">
            <text:p>not suff.</text:p>
          </table:table-cell>
          <table:table-cell/>
          <table:table-cell office:value-type="string" calcext:value-type="string">
            <text:p><text:s text:c="2"/>\cite{rajan2008requirements}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Kracht et al.\cite{kracht2014empirically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Wang et al.\cite{wang2015experience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<text:s text:c="2"/>\cite{andrews2003general}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Th\'evenod-Fosse et al.\cite{thevenod1991experimental} </text:p>
          </table:table-cell>
          <table:table-cell office:value-type="string" calcext:value-type="string">
            <text:p><text:s/>assess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constant mutation, variable mutation, operator mutation</text:p>
          </table:table-cell>
          <table:table-cell office:value-type="string" calcext:value-type="string">
            <text:p><text:s/>CRP, Symbol Replacement (SVR, ARR, SRR, PRR etc.), Operator Replacement (AOR, ROR, SOR, LOR, ASR etc.) 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Tuya et al.\cite{tuya2010full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SQLMutation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QL-specific, procedural language mutation</text:p>
          </table:table-cell>
          <table:table-cell office:value-type="string" calcext:value-type="string">
            <text:p><text:s/>SC, NL, OR, IR </text:p>
          </table:table-cell>
          <table:table-cell office:value-type="string" calcext:value-type="string">
            <text:p>constraints binding, manual investigation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Kim et al.\cite{kim2001investigat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<text:s/>program mutation, class mutation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Zhou and Frankl\cite{zhou2011jdama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JDAMA (based on SQLMutation)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QL-specific, procedural language mutation</text:p>
          </table:table-cell>
          <table:table-cell office:value-type="string" calcext:value-type="string">
            <text:p><text:s/>SC, NL, OR, IR </text:p>
          </table:table-cell>
          <table:table-cell office:value-type="string" calcext:value-type="string">
            <text:p>constraints binding, manual investigation</text:p>
          </table:table-cell>
          <table:table-cell office:value-type="string" calcext:value-type="string">
            <text:p><text:s/>weak mutation</text:p>
          </table:table-cell>
          <table:table-cell/>
        </table:table-row>
        <table:table-row table:style-name="ro1">
          <table:table-cell office:value-type="string" calcext:value-type="string">
            <text:p>Milani et al.\cite{milani2014leverag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TANDIS \cite{mirshokraie2013efficient} 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<text:s/>DOM, jQuery, and XHR mutation operators </text:p>
          </table:table-cell>
          <table:table-cell office:value-type="string" calcext:value-type="string">
            <text:p><text:s/>favours behaviour-affecting variables for mutation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Shi et al. \cite{shi2015measur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<text:s/>mutate.py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Vivanti et al.\cite{vivanti2013search}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<text:s/>EvoSuite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ak mutation</text:p>
          </table:table-cell>
          <table:table-cell/>
        </table:table-row>
        <table:table-row table:style-name="ro1">
          <table:table-cell office:value-type="string" calcext:value-type="string">
            <text:p>Fang et al.\cite{fang2014similarity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Jumble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class-level 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Zhang et al.\cite{wang2009tam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Assignment, Check, Interface, Algorithm mutation operators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Kwon et al.\cite{kwon2014test}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Xuan and Monperrus\cite{xuan2014test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invert negatives, return values, AOR, condition negation, condition boundary replacement, increments replacement <text:s/>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Hong et al.\cite{hong2013impact} </text:p>
          </table:table-cell>
          <table:table-cell office:value-type="string" calcext:value-type="string">
            <text:p><text:s/>assess 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 office:value-type="string" calcext:value-type="string">
            <text:p><text:s/>Change Synchronisation Operations, Modify Synchronised Block 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amin and Andrews\cite{namin2009influence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perator mutation, variable mutaiton, statement mutation</text:p>
          </table:table-cell>
          <table:table-cell office:value-type="string" calcext:value-type="string">
            <text:p>Siami et al.\cite{siami2008sufficient}'s 28 sufficient mutation operators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Gay et al.\cite{gay2015risks} <text:s/>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rajan2008requirements} </text:p>
          </table:table-cell>
          <table:table-cell office:value-type="string" calcext:value-type="string">
            <text:p>not suff.</text:p>
          </table:table-cell>
          <table:table-cell/>
          <table:table-cell office:value-type="string" calcext:value-type="string">
            <text:p><text:s text:c="2"/>\cite{rajan2008requirements} 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, weak mutation</text:p>
          </table:table-cell>
          <table:table-cell/>
        </table:table-row>
        <table:table-row table:style-name="ro1">
          <table:table-cell office:value-type="string" calcext:value-type="string">
            <text:p>Briand et al.\cite{briand2004using} </text:p>
          </table:table-cell>
          <table:table-cell office:value-type="string" calcext:value-type="string">
            <text:p><text:s/>assess 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<text:s text:c="2"/>treat mutants not killed as equivalent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Loyala et al.\cite{loyola2014dodona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AJOR 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taats et al.\cite{staats2011better} </text:p>
          </table:table-cell>
          <table:table-cell office:value-type="string" calcext:value-type="string">
            <text:p>assess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Staats et al.\cite{staats2012automated}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rajan2008requirements} </text:p>
          </table:table-cell>
          <table:table-cell office:value-type="string" calcext:value-type="string">
            <text:p>not suff.</text:p>
          </table:table-cell>
          <table:table-cell/>
          <table:table-cell office:value-type="string" calcext:value-type="string">
            <text:p><text:s text:c="2"/>\cite{rajan2008requirements} </text:p>
          </table:table-cell>
          <table:table-cell office:value-type="string" calcext:value-type="string">
            <text:p>model checker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Liu et al.\cite{liu2006approach}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OR, ROR, LCR, SVR, CSR 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<text:s/>weak mutation</text:p>
          </table:table-cell>
          <table:table-cell/>
        </table:table-row>
        <table:table-row table:style-name="ro1">
          <table:table-cell office:value-type="string" calcext:value-type="string">
            <text:p>Jolly et al.\cite{jolly2012automated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tant Power 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office:value-type="string" calcext:value-type="string">
            <text:p>Papadakis and Malevris\cite{papadakis2010automatic}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jFuzz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BS, AOR, ROR </text:p>
          </table:table-cell>
          <table:table-cell office:value-type="string" calcext:value-type="string">
            <text:p><text:s/>treat mutants not killed as equivalent, manual investigation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Papadakis and Malevris\cite{papadakis2011automatically}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<text:s/>jFuzz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BS, AOR, LCR, ROR 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weak mutation</text:p>
          </table:table-cell>
          <table:table-cell/>
        </table:table-row>
        <table:table-row table:style-name="ro1">
          <table:table-cell office:value-type="string" calcext:value-type="string">
            <text:p>Papadakis and Malevris\cite{papadakis2012mutation} </text:p>
          </table:table-cell>
          <table:table-cell office:value-type="string" calcext:value-type="string">
            <text:p><text:s/>guide, assess 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<text:s/>weak mutation</text:p>
          </table:table-cell>
          <table:table-cell/>
        </table:table-row>
        <table:table-row table:style-name="ro1">
          <table:table-cell office:value-type="string" calcext:value-type="string">
            <text:p>Papadakis et al.\cite{papadakis2014sampling} </text:p>
          </table:table-cell>
          <table:table-cell office:value-type="string" calcext:value-type="string">
            <text:p><text:s/>assess 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literal negation, replacing disjunction to conjunction operator 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Chen et al.\cite{chen2002can} </text:p>
          </table:table-cell>
          <table:table-cell office:value-type="string" calcext:value-type="string">
            <text:p><text:s/>guide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DeMilli and Offutt\cite{demilli1991constraint} </text:p>
          </table:table-cell>
          <table:table-cell office:value-type="string" calcext:value-type="string">
            <text:p><text:s/>guide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othr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<text:s/>n/a 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<text:s/>weak mutation</text:p>
          </table:table-cell>
          <table:table-cell/>
        </table:table-row>
        <table:table-row table:style-name="ro1">
          <table:table-cell office:value-type="string" calcext:value-type="string">
            <text:p>Fraser and Zeller\cite{fraser2012mutation} </text:p>
          </table:table-cell>
          <table:table-cell office:value-type="string" calcext:value-type="string">
            <text:p><text:s/>guide <text:s/>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TEST, Javalanche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default , VRO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<text:s/>weak mutation</text:p>
          </table:table-cell>
          <table:table-cell/>
        </table:table-row>
        <table:table-row table:style-name="ro1">
          <table:table-cell office:value-type="string" calcext:value-type="string">
            <text:p>Simith and Williams\cite{smith2009guiding} 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Clipse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Rothermel et al.\cite{rothermel2001prioritizing} </text:p>
          </table:table-cell>
          <table:table-cell office:value-type="string" calcext:value-type="string">
            <text:p><text:s/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<text:s/>treat mutants not killed as nonequivalent </text:p>
          </table:table-cell>
          <table:table-cell office:value-type="string" calcext:value-type="string">
            <text:p><text:s/>n/a</text:p>
          </table:table-cell>
          <table:table-cell/>
        </table:table-row>
        <table:table-row table:style-name="ro1">
          <table:table-cell office:value-type="string" calcext:value-type="string">
            <text:p>Harman et al.\cite{harman2011strong} 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iLu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subset of Agrawal et al.’s 77 C mutation operators \cite{agrawal1989design} 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higher-order</text:p>
          </table:table-cell>
          <table:table-cell/>
        </table:table-row>
        <table:table-row table:style-name="ro1">
          <table:table-cell office:value-type="string" calcext:value-type="string">
            <text:p>Zhang et al.\cite{zhang2010test} 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exMutator, GenMutants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<text:s/>weak mutation</text:p>
          </table:table-cell>
          <table:table-cell/>
        </table:table-row>
        <table:table-row table:style-name="ro1">
          <table:table-cell office:value-type="string" calcext:value-type="string">
            <text:p>Murtaza et al.\cite{murtaza2011diagnosing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operator mutation, constant mutaiton, statement mutation</text:p>
          </table:table-cell>
          <table:table-cell office:value-type="string" calcext:value-type="string">
            <text:p>Andrews et al.\cite{andrews2003general}'s 4 mutation operators 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i et al.\cite{qi2013efficient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Partially-based</text:p>
          </table:table-cell>
          <table:table-cell table:style-name="ce16" office:value-type="string" calcext:value-type="string">
            <text:p>TrpAutoRepair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statement mutation</text:p>
          </table:table-cell>
          <table:table-cell office:value-type="string" calcext:value-type="string">
            <text:p><text:s/>\cite{goues2012genprog}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3" office:value-type="string" calcext:value-type="string">
            <text:p>Le Goues et al.\cite{legoues2012genprog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GenProg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tatement mutation</text:p>
          </table:table-cell>
          <table:table-cell office:value-type="string" calcext:value-type="string">
            <text:p>statement deletion, insertion and swapping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3" office:value-type="string" calcext:value-type="string">
            <text:p>Le Goues et al.\cite{legoues2012systematic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Partially-based</text:p>
          </table:table-cell>
          <table:table-cell table:style-name="ce16" office:value-type="string" calcext:value-type="string">
            <text:p>GenProg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tatement mutation</text:p>
          </table:table-cell>
          <table:table-cell office:value-type="string" calcext:value-type="string">
            <text:p>statement deletion, insertion and replacemen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3" office:value-type="string" calcext:value-type="string">
            <text:p>Papadakis et al.\cite{papadakis2012using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mutant sample</text:p>
          </table:table-cell>
          <table:table-cell/>
        </table:table-row>
        <table:table-row table:style-name="ro1">
          <table:table-cell table:style-name="ce13" office:value-type="string" calcext:value-type="string">
            <text:p>Papadakis et al.\cite{papadakis2015metallaxis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table:style-name="ce13" office:value-type="string" calcext:value-type="string">
            <text:p>not suff.</text:p>
          </table:table-cell>
          <table:table-cell office:value-type="string" calcext:value-type="string">
            <text:p>other</text:p>
          </table:table-cell>
          <table:table-cell table:style-name="ce13" office:value-type="string" calcext:value-type="string">
            <text:p>subset of Agrawal et al.’s 77 C mutation operators \cite{agrawal1989design} 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mutant sample</text:p>
          </table:table-cell>
          <table:table-cell/>
        </table:table-row>
        <table:table-row table:style-name="ro1">
          <table:table-cell table:style-name="ce13" office:value-type="string" calcext:value-type="string">
            <text:p>Debroy et al.\cite{debroy2010using}</text:p>
          </table:table-cell>
          <table:table-cell office:value-type="string" calcext:value-type="string">
            <text:p>guid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operator mutation, constant mutaiton, statement mutation</text:p>
          </table:table-cell>
          <table:table-cell office:value-type="string" calcext:value-type="string">
            <text:p>Andrews et al.\cite{andrews2003general}'s 4 mutation operators 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3" office:value-type="string" calcext:value-type="string">
            <text:p>Fraser et al.\cite{fraser2015achieving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EvoSuit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OR, ROR, CRP, VRO, UOI, Call deletion, field deletion, bitwise replacement</text:p>
          </table:table-cell>
          <table:table-cell office:value-type="string" calcext:value-type="string">
            <text:p>no investigation</text:p>
          </table:table-cell>
          <table:table-cell table:style-name="ce13" office:value-type="string" calcext:value-type="string">
            <text:p>mutant sample, weak mutation</text:p>
          </table:table-cell>
          <table:table-cell/>
        </table:table-row>
        <table:table-row table:style-name="ro1">
          <table:table-cell table:style-name="ce13" office:value-type="string" calcext:value-type="string">
            <text:p>Cai et al.and Lyu\cite{cai2005effect}</text:p>
          </table:table-cell>
          <table:table-cell office:value-type="string" calcext:value-type="string">
            <text:p>assess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not sufficien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3" office:value-type="string" calcext:value-type="string">
            <text:p>Lyu et al.\cite{lyu2003empirical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t sufficien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3" office:value-type="string" calcext:value-type="string">
            <text:p>Weyuker et al.\cite{weyuker1994automatically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Well-defined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style-name="ce13" office:value-type="string" calcext:value-type="string">
            <text:p>Offutt and Liu\cite{offutt1999genera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thr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ufficient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style-name="ce13" office:value-type="string" calcext:value-type="string">
            <text:p>Ntafos\cite{ntafos1984evaluation}</text:p>
          </table:table-cell>
          <table:table-cell office:value-type="string" calcext:value-type="string">
            <text:p>assess</text:p>
          </table:table-cell>
          <table:table-cell table:style-name="ce13" office:value-type="string" calcext:value-type="string">
            <text:p>existing (not avail.)</text:p>
          </table:table-cell>
          <table:table-cell office:value-type="string" calcext:value-type="string">
            <text:p>\cite{budd1979mutation}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Well-defined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63]" office:value-type="string" office:string-value="Hong et al.\cite{hong2015concurrency}" calcext:value-type="string">
            <text:p>Hong et al.\cite{hong2015concurrency}</text:p>
          </table:table-cell>
          <table:table-cell office:value-type="string" calcext:value-type="string">
            <text:p>assess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64]" office:value-type="string" office:string-value="Hou et al.\cite{hou2007applying}" calcext:value-type="string">
            <text:p>Hou et al.\cite{hou2007applying}</text:p>
          </table:table-cell>
          <table:table-cell office:value-type="string" calcext:value-type="string">
            <text:p>assess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table:formula="of:=[test_problem_spec.A65]" office:value-type="string" office:string-value="Inozemtseva et al.\cite{inozemtseva2014coverage} " calcext:value-type="string">
            <text:p>Inozemtseva et al.\cite{inozemtseva2014coverage} 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65]" office:value-type="string" office:string-value="Inozemtseva et al.\cite{inozemtseva2014coverage} " calcext:value-type="string">
            <text:p>Inozemtseva et al.\cite{inozemtseva2014coverage} 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66]" office:value-type="string" office:string-value="Jamrozik et al.\cite{jamrozik2012augmented}" calcext:value-type="string">
            <text:p>Jamrozik et al.\cite{jamrozik2012augmented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no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67]" office:value-type="string" office:string-value="Jee et al.\cite{jee2014automated}" calcext:value-type="string">
            <text:p>Jee et al.\cite{jee2014automated}</text:p>
          </table:table-cell>
          <table:table-cell office:value-type="string" calcext:value-type="string">
            <text:p>guide, 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Interface-contract mutation, Offutt et al.\cite{offutt1996experimental}'s 5 sufficient mutation opera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eak mutation</text:p>
          </table:table-cell>
          <table:table-cell/>
        </table:table-row>
        <table:table-row table:style-name="ro1">
          <table:table-cell table:formula="of:=[test_problem_spec.A68]" office:value-type="string" office:string-value="Jolly et al.\cite{jolly2012automated} " calcext:value-type="string">
            <text:p>Jolly et al.\cite{jolly2012automated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69]" office:value-type="string" office:string-value="Kanewala and Bieman\cite{kanewala2013using}" calcext:value-type="string">
            <text:p>Kanewala and Bieman\cite{kanewala2013us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70]" office:value-type="string" office:string-value="Kapfhammer et al.\cite{kapfhammer2013search}" calcext:value-type="string">
            <text:p>Kapfhammer et al.\cite{kapfhammer2013search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71]" office:value-type="string" office:string-value="Khalil and Labiche\cite{khalil2010round}" calcext:value-type="string">
            <text:p>Khalil and Labiche\cite{khalil2010round}</text:p>
          </table:table-cell>
          <table:table-cell table:number-columns-repeated="9"/>
        </table:table-row>
        <table:table-row table:style-name="ro1">
          <table:table-cell table:formula="of:=[test_problem_spec.A72]" office:value-type="string" office:string-value="Kim et al.\cite{kim2001investigating} " calcext:value-type="string">
            <text:p>Kim et al.\cite{kim2001investigating} </text:p>
          </table:table-cell>
          <table:table-cell table:number-columns-repeated="9"/>
        </table:table-row>
        <table:table-row table:style-name="ro1">
          <table:table-cell table:formula="of:=[test_problem_spec.A73]" office:value-type="string" office:string-value="Koster and Kao\cite{koster2007state}" calcext:value-type="string">
            <text:p>Koster and Kao\cite{koster2007state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/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74]" office:value-type="string" office:string-value="Kracht et al.\cite{kracht2014empirically} " calcext:value-type="string">
            <text:p>Kracht et al.\cite{kracht2014empirically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MT-C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AAN (arithmetic operator replacement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fixed number, weak mutation</text:p>
          </table:table-cell>
          <table:table-cell/>
        </table:table-row>
        <table:table-row table:style-name="ro1">
          <table:table-cell table:formula="of:=[test_problem_spec.A75]" office:value-type="string" office:string-value="Krenn et al.\cite{krenn2015momut}" calcext:value-type="string">
            <text:p>Krenn et al.\cite{krenn2015momut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Partially-based</text:p>
          </table:table-cell>
          <table:table-cell table:style-name="ce15" office:value-type="string" calcext:value-type="string">
            <text:p>Zoltar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76]" office:value-type="string" office:string-value="Kwon et al.\cite{kwon2014test} " calcext:value-type="string">
            <text:p>Kwon et al.\cite{kwon2014test} 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some of <text:s/>\cite{abraham2009mutation}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77]" office:value-type="string" office:string-value="Lazaar et al.\cite{lazaar2011framework}" calcext:value-type="string">
            <text:p>Lazaar et al.\cite{lazaar2011framework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ame as Au{\ss}erlechner et al.\cite{ausserlechner2013right}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77]" office:value-type="string" office:string-value="Lazaar et al.\cite{lazaar2011framework}" calcext:value-type="string">
            <text:p>Lazaar et al.\cite{lazaar2011framework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replace cell reference, change range of cell areas, replace constants, change arithmetic or reltational operator, replace reference with constant, replace function with constan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78]" office:value-type="string" office:string-value="Le Traon et al.\cite{le2006design}" calcext:value-type="string">
            <text:p>Le Traon et al.\cite{le2006design}</text:p>
          </table:table-cell>
          <table:table-cell table:number-columns-repeated="9"/>
        </table:table-row>
        <table:table-row table:style-name="ro1">
          <table:table-cell table:formula="of:=[test_problem_spec.A79]" office:value-type="string" office:string-value="Le Traon et al.\cite{le2007testing}" calcext:value-type="string">
            <text:p>Le Traon et al.\cite{le2007testing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/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78]" office:value-type="string" office:string-value="Le Traon et al.\cite{le2006design}" calcext:value-type="string">
            <text:p>Le Traon et al.\cite{le2006design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Replacement (AOR), Constant Replacement (CRP), Method Name Replacement (MNR), Relational Operator Replacement (ROR), Return Statement Replacement (RSR) and Statement Deletion (SDL)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79]" office:value-type="string" office:string-value="Le Traon et al.\cite{le2007testing}" calcext:value-type="string">
            <text:p>Le Traon et al.\cite{le2007tes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transpose variables, modifies arithmetic or relational operators, changes constant values, and changes precedence of operation by deleting parentheses.</text:p>
          </table:table-cell>
          <table:table-cell office:value-type="string" calcext:value-type="string">
            <text:p><text:s/>manual investigation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80]" office:value-type="string" office:string-value="Lee and Offutt\cite{lee2001generating}" calcext:value-type="string">
            <text:p>Lee and Offutt\cite{lee2001generating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Hand-seeded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Missing transitions…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81]" office:value-type="string" office:string-value="Lei  and Andrews\cite{lei2005minimization}" calcext:value-type="string">
            <text:p>Lei <text:s/>and Andrews\cite{lei2005minimization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 text:c="2"/>treat mutants not killed as equivalent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82]" office:value-type="string" office:string-value="Li et al.\cite{li2007practical}" calcext:value-type="string">
            <text:p>Li et al.\cite{li2007practical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83]" office:value-type="string" office:string-value="Liu et al.\cite{liu2006approach} " calcext:value-type="string">
            <text:p>Liu et al.\cite{liu2006approach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 investigation</text:p>
          </table:table-cell>
          <table:table-cell office:value-type="string" calcext:value-type="string">
            <text:p>mutant sample</text:p>
          </table:table-cell>
          <table:table-cell/>
        </table:table-row>
        <table:table-row table:style-name="ro1">
          <table:table-cell table:formula="of:=[test_problem_spec.A84]" office:value-type="string" office:string-value="Lorber\cite{lorber2015model}" calcext:value-type="string">
            <text:p>Lorber\cite{lorber2015model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ester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table:formula="of:=[test_problem_spec.A85]" office:value-type="string" office:string-value="Lou et al.\cite{lou2015mutation}" calcext:value-type="string">
            <text:p>Lou et al.\cite{lou2015mutation}</text:p>
          </table:table-cell>
          <table:table-cell table:number-columns-repeated="9"/>
        </table:table-row>
        <table:table-row table:style-name="ro1">
          <table:table-cell table:formula="of:=[test_problem_spec.A86]" office:value-type="string" office:string-value="Loyala et al.\cite{loyola2014dodona} " calcext:value-type="string">
            <text:p>Loyala et al.\cite{loyola2014dodona} 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, MuJav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mutant sample</text:p>
          </table:table-cell>
          <table:table-cell/>
        </table:table-row>
        <table:table-row table:style-name="ro1">
          <table:table-cell table:formula="of:=[test_problem_spec.A87]" office:value-type="string" office:string-value="Mayer and Guderlei\cite{mayer2006random}" calcext:value-type="string">
            <text:p>Mayer and Guderlei\cite{mayer2006random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test_problem_spec.A#REF!#REF!#REF!" office:value-type="string" office:string-value="" calcext:value-type="error">
            <text:p>Err:509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87]" office:value-type="string" office:string-value="Mayer and Guderlei\cite{mayer2006random}" calcext:value-type="string">
            <text:p>Mayer and Guderlei\cite{mayer2006random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88]" office:value-type="string" office:string-value="Mayer and Schneckenburger\cite{mayer2006empirical}" calcext:value-type="string">
            <text:p>Mayer and Schneckenburger\cite{mayer2006empirical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table:formula="of:=[test_problem_spec.A89]" office:value-type="string" office:string-value="Mcminn et al.\cite{mcminn2015effectiveness}" calcext:value-type="string">
            <text:p>Mcminn et al.\cite{mcminn2015effectiveness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table:formula="of:=[test_problem_spec.A90]" office:value-type="string" office:string-value="Milani et al.\cite{milani2014leveraging} " calcext:value-type="string">
            <text:p>Milani et al.\cite{milani2014leveraging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not suff.</text:p>
          </table:table-cell>
          <table:table-cell office:value-type="string" calcext:value-type="string">
            <text:p>statement mutatio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91]" office:value-type="string" office:string-value="Miller and Strooper\cite{miller2012case}" calcext:value-type="string">
            <text:p>Miller and Strooper\cite{miller2012case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, Partially-based</text:p>
          </table:table-cell>
          <table:table-cell office:value-type="string" calcext:value-type="string">
            <text:p>Javalanche, EvoSuit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92]" office:value-type="string" office:string-value="Mirshokraie\cite{mirshokraie2014effective}" calcext:value-type="string">
            <text:p>Mirshokraie\cite{mirshokraie2014effective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table:formula="of:=[test_problem_spec.A92]" office:value-type="string" office:string-value="Mirshokraie\cite{mirshokraie2014effective}" calcext:value-type="string">
            <text:p>Mirshokraie\cite{mirshokraie2014effective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/>treat mutants not killed as equivalent </text:p>
          </table:table-cell>
          <table:table-cell office:value-type="string" calcext:value-type="string">
            <text:p>mutant sample</text:p>
          </table:table-cell>
          <table:table-cell/>
        </table:table-row>
        <table:table-row table:style-name="ro1">
          <table:table-cell table:formula="of:=[test_problem_spec.A93]" office:value-type="string" office:string-value="Moon et al.\cite{moon2014ask}" calcext:value-type="string">
            <text:p>Moon et al.\cite{moon2014ask}</text:p>
          </table:table-cell>
          <table:table-cell table:number-columns-repeated="9"/>
        </table:table-row>
        <table:table-row table:style-name="ro1">
          <table:table-cell table:formula="of:=[test_problem_spec.A94]" office:value-type="string" office:string-value="Mottu et al.\cite{mottu2012static}" calcext:value-type="string">
            <text:p>Mottu et al.\cite{mottu2012static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replace numerical constant, negate jump condition, replace arithmetic operator, and omit method call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ression testing technique</text:p>
          </table:table-cell>
          <table:table-cell/>
        </table:table-row>
        <table:table-row table:style-name="ro1">
          <table:table-cell table:formula="of:=[test_problem_spec.A95]" office:value-type="string" office:string-value="Mouchawrab et al.\cite{mouchawrab2007assessing} " calcext:value-type="string">
            <text:p>Mouchawrab et al.\cite{mouchawrab2007assessing} 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gument Order Change (AOC), Control-Flow Disruption (CFD), Literal Change Operator (LCO), Language Operator Replacement (LOR), method Parameter Order Change (POC), Scope Change Operator (SCO), Statement Swap Operator (SSO), and V ariable Replacement Operator (VRO).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96]" office:value-type="string" office:string-value="Mouchawrab et al.\cite{mouchawrab2011assessing} " calcext:value-type="string">
            <text:p>Mouchawrab et al.\cite{mouchawrab2011assessing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97]" office:value-type="string" office:string-value="Murtaza et al.\cite{murtaza2011diagnosing}" calcext:value-type="string">
            <text:p>Murtaza et al.\cite{murtaza2011diagnosing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98]" office:value-type="string" office:string-value="Namin and Andrews\cite{namin2009influence} " calcext:value-type="string">
            <text:p>Namin and Andrews\cite{namin2009influence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99]" office:value-type="string" office:string-value="Ntafos\cite{ntafos1984evaluation}" calcext:value-type="string">
            <text:p>Ntafos\cite{ntafos1984evaluation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ofy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ithmetic Operator Change (AOP), Logical Connector Change (LCC), Relational Operator Change (ROC), Argument Order Change (AO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table:formula="of:=[test_problem_spec.A100]" office:value-type="string" office:string-value="Ntafos\cite{ntafos1984required}" calcext:value-type="string">
            <text:p>Ntafos\cite{ntafos1984required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, Hand-seeded</text:p>
          </table:table-cell>
          <table:table-cell office:value-type="string" calcext:value-type="string">
            <text:p>MuJava, manual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manual investigation</text:p>
          </table:table-cell>
          <table:table-cell office:value-type="string" calcext:value-type="string">
            <text:p>mutant sample</text:p>
          </table:table-cell>
          <table:table-cell/>
        </table:table-row>
        <table:table-row table:style-name="ro1">
          <table:table-cell table:formula="of:=[test_problem_spec.A101]" office:value-type="string" office:string-value="Offutt and Liu\cite{offutt1999generating}" calcext:value-type="string">
            <text:p>Offutt and Liu\cite{offutt1999genera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list the mutants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02]" office:value-type="string" office:string-value="Papadakis and Malevris\cite{papadakis2010automatic} " calcext:value-type="string">
            <text:p>Papadakis and Malevris\cite{papadakis2010automatic} 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t suff.</text:p>
          </table:table-cell>
          <table:table-cell/>
          <table:table-cell office:value-type="string" calcext:value-type="string">
            <text:p>Add, Multiply and Assign</text:p>
          </table:table-cell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03]" office:value-type="string" office:string-value="Papadakis and Malevris\cite{papadakis2011automatically} " calcext:value-type="string">
            <text:p>Papadakis and Malevris\cite{papadakis2011automatically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value replacement, variable replacement, operator replacement, statement replacement</text:p>
          </table:table-cell>
          <table:table-cell office:value-type="string" calcext:value-type="string">
            <text:p>manual investigation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table:formula="of:=[test_problem_spec.A104]" office:value-type="string" office:string-value="Papadakis and Malveris\cite{papadakis2012mutation} " calcext:value-type="string">
            <text:p>Papadakis and Malveris\cite{papadakis2012mutation} 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05]" office:value-type="string" office:string-value="Papadakis et al.\cite{papadakis2012using}" calcext:value-type="string">
            <text:p>Papadakis et al.\cite{papadakis2012us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AjMutator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06]" office:value-type="string" office:string-value="Papadakis et al.\cite{papadakis2014sampling} " calcext:value-type="string">
            <text:p>Papadakis et al.\cite{papadakis2014sampling} 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calar variable replacement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07]" office:value-type="string" office:string-value="Papadakis et al.\cite{papadakis2015metallaxis}" calcext:value-type="string">
            <text:p>Papadakis et al.\cite{papadakis2015metallaxis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08]" office:value-type="string" office:string-value="Patrick et al.\cite{patrick2015subdomain}" calcext:value-type="string">
            <text:p>Patrick et al.\cite{patrick2015subdomain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09]" office:value-type="string" office:string-value="Pinte et al.\cite{pinte2008techniques}" calcext:value-type="string">
            <text:p>Pinte et al.\cite{pinte2008techniques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, manual</text:p>
          </table:table-cell>
          <table:table-cell office:value-type="string" calcext:value-type="string">
            <text:p>MILU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10]" office:value-type="string" office:string-value="Pretschner et al.\cite{pretschner2008model}" calcext:value-type="string">
            <text:p>Pretschner et al.\cite{pretschner2008model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t suff.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11]" office:value-type="string" office:string-value="Qi et al.\cite{qi2013efficient}" calcext:value-type="string">
            <text:p>Qi et al.\cite{qi2013efficient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not suff.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reduce mutants</text:p>
          </table:table-cell>
          <table:table-cell/>
        </table:table-row>
        <table:table-row table:style-name="ro1">
          <table:table-cell table:formula="of:=[test_problem_spec.A112]" office:value-type="string" office:string-value="Qu et al. \cite{qu2008configuration} " calcext:value-type="string">
            <text:p>Qu et al. \cite{qu2008configuration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13]" office:value-type="string" office:string-value="Qu et al.\cite{qu2007combinatorial} " calcext:value-type="string">
            <text:p>Qu et al.\cite{qu2007combinatorial} 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14]" office:value-type="string" office:string-value="Qu et al.\cite{qu2012configuration} " calcext:value-type="string">
            <text:p>Qu et al.\cite{qu2012configuration} 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odel checker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table:formula="of:=[test_problem_spec.A115]" office:value-type="string" office:string-value="Rothermel et al.\cite{rothermel1999test}" calcext:value-type="string">
            <text:p>Rothermel et al.\cite{rothermel1999test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15]" office:value-type="string" office:string-value="Rothermel et al.\cite{rothermel1999test}" calcext:value-type="string">
            <text:p>Rothermel et al.\cite{rothermel1999test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raditional</text:p>
          </table:table-cell>
          <table:table-cell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15]" office:value-type="string" office:string-value="Rothermel et al.\cite{rothermel1999test}" calcext:value-type="string">
            <text:p>Rothermel et al.\cite{rothermel1999test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\cite{martin2007fault}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\cite{martin2007fault}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16]" office:value-type="string" office:string-value="Rothermel et al.\cite{rothermel2001prioritizing} " calcext:value-type="string">
            <text:p>Rothermel et al.\cite{rothermel2001prioritizing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BS, AOR, LCR, ROR, and UOI</text:p>
          </table:table-cell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17]" office:value-type="string" office:string-value="Rubab et al.\cite{rubab2014model}" calcext:value-type="string">
            <text:p>Rubab et al.\cite{rubab2014model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Slayer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18]" office:value-type="string" office:string-value="Rutherford et al.\cite{rutherford2008evaluating}" calcext:value-type="string">
            <text:p>Rutherford et al.\cite{rutherford2008evalua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19]" office:value-type="string" office:string-value="Schuler and Zeller\cite{schuler2011assessing}" calcext:value-type="string">
            <text:p>Schuler and Zeller\cite{schuler2011assess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 text:c="2"/>treat mutants not killed as equivalent 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19]" office:value-type="string" office:string-value="Schuler and Zeller\cite{schuler2011assessing}" calcext:value-type="string">
            <text:p>Schuler and Zeller\cite{schuler2011assessing}</text:p>
          </table:table-cell>
          <table:table-cell table:number-columns-repeated="9"/>
        </table:table-row>
        <table:table-row table:style-name="ro1">
          <table:table-cell table:formula="of:=[test_problem_spec.A120]" office:value-type="string" office:string-value="Schuler and Zeller\cite{schuler2013checked}" calcext:value-type="string">
            <text:p>Schuler and Zeller\cite{schuler2013checked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21]" office:value-type="string" office:string-value="Segura et al.\cite{segura2010automated}" calcext:value-type="string">
            <text:p>Segura et al.\cite{segura2010automated}</text:p>
          </table:table-cell>
          <table:table-cell table:number-columns-repeated="9"/>
        </table:table-row>
        <table:table-row table:style-name="ro1">
          <table:table-cell table:formula="of:=[test_problem_spec.A121]" office:value-type="string" office:string-value="Segura et al.\cite{segura2010automated}" calcext:value-type="string">
            <text:p>Segura et al.\cite{segura2010automated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Slayer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22]" office:value-type="string" office:string-value="Shahamiri et al.\cite{shahamiri2012artificial}" calcext:value-type="string">
            <text:p>Shahamiri et al.\cite{shahamiri2012artificial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TECC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selected location</text:p>
          </table:table-cell>
          <table:table-cell/>
        </table:table-row>
        <table:table-row table:style-name="ro1">
          <table:table-cell table:formula="of:=[test_problem_spec.A123]" office:value-type="string" office:string-value="Shelton et al.\cite{shelton2012adding}" calcext:value-type="string">
            <text:p>Shelton et al.\cite{shelton2012adding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TANDIS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24]" office:value-type="string" office:string-value="Shi et al. \cite{shi2015measuring} " calcext:value-type="string">
            <text:p>Shi et al. \cite{shi2015measuring} </text:p>
          </table:table-cell>
          <table:table-cell office:value-type="string" calcext:value-type="string">
            <text:p>assess</text:p>
          </table:table-cell>
          <table:table-cell table:number-columns-repeated="8"/>
        </table:table-row>
        <table:table-row table:style-name="ro1">
          <table:table-cell table:formula="of:=[test_problem_spec.A125]" office:value-type="string" office:string-value="Shi et al.\cite{shi2014balancing} " calcext:value-type="string">
            <text:p>Shi et al.\cite{shi2014balancing} </text:p>
          </table:table-cell>
          <table:table-cell table:number-columns-repeated="9"/>
        </table:table-row>
        <table:table-row table:style-name="ro1">
          <table:table-cell table:formula="of:=[test_problem_spec.A126]" office:value-type="string" office:string-value="Shi et al.\cite{shi2015comparing}" calcext:value-type="string">
            <text:p>Shi et al.\cite{shi2015compar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sulu tool</text:p>
          </table:table-cell>
          <table:table-cell office:value-type="string" calcext:value-type="string">
            <text:p>well</text:p>
          </table:table-cell>
          <table:table-cell table:number-columns-repeated="5"/>
        </table:table-row>
        <table:table-row table:style-name="ro1">
          <table:table-cell table:formula="of:=[test_problem_spec.A127]" office:value-type="string" office:string-value="Shrestha and Rutherford\cite{shrestha2011empirical}" calcext:value-type="string">
            <text:p>Shrestha and Rutherford\cite{shrestha2011empirical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thr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weak mutation</text:p>
          </table:table-cell>
          <table:table-cell/>
        </table:table-row>
        <table:table-row table:style-name="ro1">
          <table:table-cell table:formula="of:=[test_problem_spec.A128]" office:value-type="string" office:string-value="Simith and Williams\cite{smith2009guiding} " calcext:value-type="string">
            <text:p>Simith and Williams\cite{smith2009guiding} 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not suff.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29]" office:value-type="string" office:string-value="Smith and Williams\cite{smith2009should}" calcext:value-type="string">
            <text:p>Smith and Williams\cite{smith2009should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mark start and insert terminal operators</text:p>
          </table:table-cell>
          <table:table-cell/>
          <table:table-cell office:value-type="string" calcext:value-type="string">
            <text:p>constraints binding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table:formula="of:=[test_problem_spec.A130]" office:value-type="string" office:string-value="Staats et al.\cite{staats2011better} " calcext:value-type="string">
            <text:p>Staats et al.\cite{staats2011better} 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elective mutation operators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31]" office:value-type="string" office:string-value="Staats et al.\cite{staats2012automated} " calcext:value-type="string">
            <text:p>Staats et al.\cite{staats2012automated} 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selection strategy (RND, APT)</text:p>
          </table:table-cell>
          <table:table-cell/>
        </table:table-row>
        <table:table-row table:style-name="ro1">
          <table:table-cell table:formula="of:=[test_problem_spec.A132]" office:value-type="string" office:string-value="Staats et al.\cite{staats2012oracle}" calcext:value-type="string">
            <text:p>Staats et al.\cite{staats2012oracle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33]" office:value-type="string" office:string-value="Stephan and Cordy\cite{stephan2014model}" calcext:value-type="string">
            <text:p>Stephan and Cordy\cite{stephan2014model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Self-written (not avail.)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34]" office:value-type="string" office:string-value="Tan and Edwards\cite{tan2008evaluating}" calcext:value-type="string">
            <text:p>Tan and Edwards\cite{tan2008evaluating}</text:p>
          </table:table-cell>
          <table:table-cell table:number-columns-repeated="9"/>
        </table:table-row>
        <table:table-row table:style-name="ro1">
          <table:table-cell table:formula="of:=[test_problem_spec.A134]" office:value-type="string" office:string-value="Tan and Edwards\cite{tan2008evaluating}" calcext:value-type="string">
            <text:p>Tan and Edwards\cite{tan2008evaluating}</text:p>
          </table:table-cell>
          <table:table-cell table:number-columns-repeated="9"/>
        </table:table-row>
        <table:table-row table:style-name="ro1">
          <table:table-cell table:formula="of:=[test_problem_spec.A135]" office:value-type="string" office:string-value="Tasiran et al.\cite{tasiran2012location}" calcext:value-type="string">
            <text:p>Tasiran et al.\cite{tasiran2012location}</text:p>
          </table:table-cell>
          <table:table-cell table:number-columns-repeated="9"/>
        </table:table-row>
        <table:table-row table:style-name="ro1">
          <table:table-cell table:formula="of:=[test_problem_spec.A136]" office:value-type="string" office:string-value="Tuya et al.\cite{tuya2010full} " calcext:value-type="string">
            <text:p>Tuya et al.\cite{tuya2010full} 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MuT::UML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UML mutation operator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36]" office:value-type="string" office:string-value="Tuya et al.\cite{tuya2010full} " calcext:value-type="string">
            <text:p>Tuya et al.\cite{tuya2010full} 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UML mutation operator, method-level</text:p>
          </table:table-cell>
          <table:table-cell/>
          <table:table-cell office:value-type="string" calcext:value-type="string">
            <text:p>manual investigation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36]" office:value-type="string" office:string-value="Tuya et al.\cite{tuya2010full} " calcext:value-type="string">
            <text:p>Tuya et al.\cite{tuya2010full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37]" office:value-type="string" office:string-value="Vergilio et al.\cite{vergilio2006constraint}" calcext:value-type="string">
            <text:p>Vergilio et al.\cite{vergilio2006constraint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random mutation</text:p>
          </table:table-cell>
          <table:table-cell/>
        </table:table-row>
        <table:table-row table:style-name="ro1">
          <table:table-cell table:formula="of:=[test_problem_spec.A138]" office:value-type="string" office:string-value="Vivanti et al.\cite{vivanti2013search} " calcext:value-type="string">
            <text:p>Vivanti et al.\cite{vivanti2013search} </text:p>
          </table:table-cell>
          <table:table-cell table:number-columns-repeated="9"/>
        </table:table-row>
        <table:table-row table:style-name="ro1">
          <table:table-cell table:formula="of:=[test_problem_spec.A138]" office:value-type="string" office:string-value="Vivanti et al.\cite{vivanti2013search} " calcext:value-type="string">
            <text:p>Vivanti et al.\cite{vivanti2013search} 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MuT::UML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39]" office:value-type="string" office:string-value="von Mayrhauser et al.\cite{von2000planner}" calcext:value-type="string">
            <text:p>von Mayrhauser et al.\cite{von2000planner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40]" office:value-type="string" office:string-value="Wang et al.\cite{wang2010correlating}" calcext:value-type="string">
            <text:p>Wang et al.\cite{wang2010correla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41]" office:value-type="string" office:string-value="Wang et al.\cite{wang2015experience} " calcext:value-type="string">
            <text:p>Wang et al.\cite{wang2015experience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elective mutation operators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42]" office:value-type="string" office:string-value="Watanabe and Sakamura\cite{watanabe1996specification}" calcext:value-type="string">
            <text:p>Watanabe and Sakamura\cite{watanabe1996specification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deterministic mode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43]" office:value-type="string" office:string-value="Weyuker et al.\cite{weyuker1994automatically}" calcext:value-type="string">
            <text:p>Weyuker et al.\cite{weyuker1994automatically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44]" office:value-type="string" office:string-value="Whalen et al.\cite{whalen2013observable} " calcext:value-type="string">
            <text:p>Whalen et al.\cite{whalen2013observable} 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45]" office:value-type="string" office:string-value="Xie et al.\cite{xie2011testing}" calcext:value-type="string">
            <text:p>Xie et al.\cite{xie2011tes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46]" office:value-type="string" office:string-value="Xu and Ding\cite{xu2010prioritizing}" calcext:value-type="string">
            <text:p>Xu and Ding\cite{xu2010prioritizing}</text:p>
          </table:table-cell>
          <table:table-cell office:value-type="string" calcext:value-type="string">
            <text:p>assess</text:p>
          </table:table-cell>
          <table:table-cell table:number-columns-repeated="2"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45]" office:value-type="string" office:string-value="Xie et al.\cite{xie2011testing}" calcext:value-type="string">
            <text:p>Xie et al.\cite{xie2011testing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umble, MuClipse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46]" office:value-type="string" office:string-value="Xu and Ding\cite{xu2010prioritizing}" calcext:value-type="string">
            <text:p>Xu and Ding\cite{xu2010prioritizing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OIU, AOR, COR and ROR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weak mutation</text:p>
          </table:table-cell>
          <table:table-cell/>
        </table:table-row>
        <table:table-row table:style-name="ro1">
          <table:table-cell table:formula="of:=[test_problem_spec.A146]" office:value-type="string" office:string-value="Xu and Ding\cite{xu2010prioritizing}" calcext:value-type="string">
            <text:p>Xu and Ding\cite{xu2010prioritiz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47]" office:value-type="string" office:string-value="Xu et al.\cite{xu2012testing}" calcext:value-type="string">
            <text:p>Xu et al.\cite{xu2012tes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48]" office:value-type="string" office:string-value="Xuan and Monperrus\cite{xuan2014test} " calcext:value-type="string">
            <text:p>Xuan and Monperrus\cite{xuan2014test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49]" office:value-type="string" office:string-value="Yoo and Harman\cite{yoo2012test}" calcext:value-type="string">
            <text:p>Yoo and Harman\cite{yoo2012test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50]" office:value-type="string" office:string-value="Yoon and Choi\cite{yoon2004effective}" calcext:value-type="string">
            <text:p>Yoon and Choi\cite{yoon2004effective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51]" office:value-type="string" office:string-value="You et al.\cite{you2015efficient} " calcext:value-type="string">
            <text:p>You et al.\cite{you2015efficient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52]" office:value-type="string" office:string-value="Zhan and Clark\cite{zhan2008search}" calcext:value-type="string">
            <text:p>Zhan and Clark\cite{zhan2008search}</text:p>
          </table:table-cell>
          <table:table-cell table:number-columns-repeated="9"/>
        </table:table-row>
        <table:table-row table:style-name="ro1">
          <table:table-cell table:formula="of:=[test_problem_spec.A153]" office:value-type="string" office:string-value="Zhang and Mesbah\cite{zhang2015assertions} " calcext:value-type="string">
            <text:p>Zhang and Mesbah\cite{zhang2015assertions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manual investigation</text:p>
          </table:table-cell>
          <table:table-cell office:value-type="string" calcext:value-type="string">
            <text:p>fixed number</text:p>
          </table:table-cell>
          <table:table-cell/>
        </table:table-row>
        <table:table-row table:style-name="ro1">
          <table:table-cell table:formula="of:=[test_problem_spec.A154]" office:value-type="string" office:string-value="Zhang et al. \cite{zhang2013bridging} " calcext:value-type="string">
            <text:p>Zhang et al. \cite{zhang2013bridging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55]" office:value-type="string" office:string-value="Zhang et al.\cite{wang2009taming} " calcext:value-type="string">
            <text:p>Zhang et al.\cite{wang2009taming} </text:p>
          </table:table-cell>
          <table:table-cell table:number-columns-repeated="9"/>
        </table:table-row>
        <table:table-row table:style-name="ro1">
          <table:table-cell table:formula="of:=[test_problem_spec.A156]" office:value-type="string" office:string-value="Zhang et al.\cite{zhang2009time}" calcext:value-type="string">
            <text:p>Zhang et al.\cite{zhang2009time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timed mutation, functional mutation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57]" office:value-type="string" office:string-value="Zhang et al.\cite{zhang2010test} " calcext:value-type="string">
            <text:p>Zhang et al.\cite{zhang2010test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chemaAnalyst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constraints binding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58]" office:value-type="string" office:string-value="Zhang et al.\cite{zhang2011empirical} " calcext:value-type="string">
            <text:p>Zhang et al.\cite{zhang2011empirical} </text:p>
          </table:table-cell>
          <table:table-cell table:number-columns-repeated="9"/>
        </table:table-row>
        <table:table-row table:style-name="ro1">
          <table:table-cell table:formula="of:=[test_problem_spec.A159]" office:value-type="string" office:string-value="Zhang et al.\cite{zhang2014search}" calcext:value-type="string">
            <text:p>Zhang et al.\cite{zhang2014search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59]" office:value-type="string" office:string-value="Zhang et al.\cite{zhang2014search}" calcext:value-type="string">
            <text:p>Zhang et al.\cite{zhang2014search}</text:p>
          </table:table-cell>
          <table:table-cell table:number-columns-repeated="9"/>
        </table:table-row>
        <table:table-row table:style-name="ro1">
          <table:table-cell table:formula="of:=[test_problem_spec.A160]" office:value-type="string" office:string-value="Zhou and Frankl\cite{zhou2011jdama} " calcext:value-type="string">
            <text:p>Zhou and Frankl\cite{zhou2011jdama} 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model checke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formula="of:=[test_problem_spec.A161]" office:value-type="string" office:string-value="Offutt et al.\cite{offutt1995procedures}" calcext:value-type="string">
            <text:p>Offutt et al.\cite{offutt1995procedures}</text:p>
          </table:table-cell>
          <table:table-cell table:number-columns-repeated="9"/>
        </table:table-row>
        <table:table-row table:style-name="ro1">
          <table:table-cell table:formula="of:=[test_problem_spec.A162]" office:value-type="float" office:value="0" calcext:value-type="float">
            <text:p>0</text:p>
          </table:table-cell>
          <table:table-cell table:number-columns-repeated="9"/>
        </table:table-row>
      </table:table>
      <table:table table:name="eva_method_des" table:style-name="ta1">
        <table:table-column table:style-name="co1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Zhang et al. \cite{zhang2013bridging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1k-8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open source, 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FD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APFD </text:p>
          </table:table-cell>
          <table:table-cell office:value-type="string" calcext:value-type="string">
            <text:p><text:s/>open source, 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ao et al.\cite{hao2014unified} </text:p>
          </table:table-cell>
          <table:table-cell office:value-type="string" calcext:value-type="string">
            <text:p><text:s/>Java, C </text:p>
          </table:table-cell>
          <table:table-cell office:value-type="string" calcext:value-type="string">
            <text:p>3k-8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open source, 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FD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APFD</text:p>
          </table:table-cell>
          <table:table-cell office:value-type="string" calcext:value-type="string">
            <text:p><text:s/>open source, 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Zhang et al.\cite{zhang2011empirical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1k-8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utation faults + hand seeded fault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RF </text:p>
          </table:table-cell>
          <table:table-cell office:value-type="string" calcext:value-type="string">
            <text:p><text:s/>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ennessy and Power\cite{hennessy2008analysing} </text:p>
          </table:table-cell>
          <table:table-cell office:value-type="string" calcext:value-type="string">
            <text:p><text:s/>ISO C++ Grammar </text:p>
          </table:table-cell>
          <table:table-cell office:value-type="string" calcext:value-type="string">
            <text:p>1k-9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real-world 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 mutants num, missed mutants num, RF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RF </text:p>
          </table:table-cell>
          <table:table-cell office:value-type="string" calcext:value-type="string">
            <text:p><text:s/>real-world open sourc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Zhang and Mesbah\cite{zhang2015assertions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10k-0.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real-world 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explicit 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, explicit mutation score </text:p>
          </table:table-cell>
          <table:table-cell office:value-type="string" calcext:value-type="string">
            <text:p><text:s/>real-world open sourc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ouchawrab et al.\cite{mouchawrab2007assessing} </text:p>
          </table:table-cell>
          <table:table-cell office:value-type="string" calcext:value-type="string">
            <text:p>Jav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mutant analysis (live mutants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ouchawrab et al.\cite{mouchawrab2011assessing} 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300-5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hi et al. \cite{shi2014balancing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50-7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GitHub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RF </text:p>
          </table:table-cell>
          <table:table-cell office:value-type="string" calcext:value-type="string">
            <text:p><text:s/>GitHub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Gligoric et al.\cite{gligoric2013comparing} </text:p>
          </table:table-cell>
          <table:table-cell office:value-type="string" calcext:value-type="string">
            <text:p><text:s/>Java, C </text:p>
          </table:table-cell>
          <table:table-cell office:value-type="string" calcext:value-type="string">
            <text:p>90-81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collection classes, open source, 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killed mutants num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collection classes, open source, 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zemerinski et al.\cite{czemerinski2015behaviour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50-7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 text:c="2"/>JDK 1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mutants analysis (hard mutants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 text:c="2"/>JDK 1.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Gopinath et al.\cite{gopinath2014code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1-0.1m</text:p>
          </table:table-cell>
          <table:table-cell office:value-type="string" calcext:value-type="string">
            <text:p>P, S, M</text:p>
          </table:table-cell>
          <table:table-cell office:value-type="string" calcext:value-type="string">
            <text:p><text:s/>GitHu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GitHub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Qu et al.\cite{qu2007combinatorial}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7k-17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ult detection rate, detected fault num, NAPFD </text:p>
          </table:table-cell>
          <table:table-cell office:value-type="string" calcext:value-type="string">
            <text:p><text:s/>Mutation faults + hand seeded fault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APFD </text:p>
          </table:table-cell>
          <table:table-cell office:value-type="string" calcext:value-type="string">
            <text:p><text:s/>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drews et al.\cite{andrews2003general}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60-3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No (self implementatio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lled mutants num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No (self implementations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drews et al.\cite{andrews2006using}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ult detection rate, mutation score, natural faults vs mutation faults (MRE), mutants analysis (hard mutants analysis)</text:p>
          </table:table-cell>
          <table:table-cell office:value-type="string" calcext:value-type="string">
            <text:p><text:s/>Mutation faults, natural fault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Am, Af, MRE </text:p>
          </table:table-cell>
          <table:table-cell office:value-type="string" calcext:value-type="string">
            <text:p><text:s/>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Qu et al.\cite{qu2012configuration} 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8k-15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SIR, industr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tected fault num</text:p>
          </table:table-cell>
          <table:table-cell office:value-type="string" calcext:value-type="string">
            <text:p><text:s/>Mutation faults + hand seeded fault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FD </text:p>
          </table:table-cell>
          <table:table-cell office:value-type="string" calcext:value-type="string">
            <text:p><text:s/>SIR, industrial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Qu et al. \cite{qu2008configuration}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80k-0.1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hand seeded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NAPFD </text:p>
          </table:table-cell>
          <table:table-cell office:value-type="string" calcext:value-type="string">
            <text:p><text:s/>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nozemtseva et al.\cite{inozemtseva2014coverage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80k-0.7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real world 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normalised 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, normalised mutation score </text:p>
          </table:table-cell>
          <table:table-cell office:value-type="string" calcext:value-type="string">
            <text:p><text:s/>real world Open sourc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Denaro et al.\cite{denaro2015dynamic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40-1k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SP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 mutants num, mutants analysis (killed mutants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SP1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halen et al.\cite{whalen2013observable} </text:p>
          </table:table-cell>
          <table:table-cell office:value-type="string" calcext:value-type="string">
            <text:p><text:s/>Lustre </text:p>
          </table:table-cell>
          <table:table-cell office:value-type="string" calcext:value-type="string">
            <text:p>20-3k siz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industr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industrial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jan et al.\cite{rajan2008requirements} </text:p>
          </table:table-cell>
          <table:table-cell office:value-type="string" calcext:value-type="string">
            <text:p><text:s/>Simulink </text:p>
          </table:table-cell>
          <table:table-cell office:value-type="string" calcext:value-type="string">
            <text:p>21-3k siz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industr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industrial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You et al.\cite{you2015efficient} </text:p>
          </table:table-cell>
          <table:table-cell office:value-type="string" calcext:value-type="string">
            <text:p><text:s/>Lustre </text:p>
          </table:table-cell>
          <table:table-cell office:value-type="string" calcext:value-type="string">
            <text:p>20-3k siz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industr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industrial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Kracht et al.\cite{kracht2014empirically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700-17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SF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branch coverag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SF1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Wang et al.\cite{wang2015experience}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3k-1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GNU CoreUTi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 </text:p>
          </table:table-cell>
          <table:table-cell office:value-type="string" calcext:value-type="string">
            <text:p><text:s/>statement coverage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GNU CoreUTil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h\'evenod-Fosse et al.\cite{thevenod1991experimental} </text:p>
          </table:table-cell>
          <table:table-cell office:value-type="string" calcext:value-type="string">
            <text:p><text:s/>C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No (extraction from nuclear reactor safety shutdown system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, mutants analysis (equivalent mutants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No (extraction from nuclear reactor safety shutdown system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uya et al.\cite{tuya2010full} </text:p>
          </table:table-cell>
          <table:table-cell office:value-type="string" calcext:value-type="string">
            <text:p><text:s/>SQL </text:p>
          </table:table-cell>
          <table:table-cell office:value-type="string" calcext:value-type="string">
            <text:p>107 quer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real-world open source ERP applic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evaluation tim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evaluation time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real-world open source ERP application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Kim et al.\cite{kim2001investigating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50-2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small industr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lled mutants num, live mutants num, mutation score, mutants analysis (mutation operator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, mutant types, mutant similarity </text:p>
          </table:table-cell>
          <table:table-cell office:value-type="string" calcext:value-type="string">
            <text:p><text:s/>small industrial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Zhou and Frankl\cite{zhou2011jdama} </text:p>
          </table:table-cell>
          <table:table-cell office:value-type="string" calcext:value-type="string">
            <text:p><text:s/>Java, sql</text:p>
          </table:table-cell>
          <table:table-cell office:value-type="string" calcext:value-type="string">
            <text:p>3-20 quer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JDBC, TPC-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, execution tim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overhead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JDBC, TPC-C</text:p>
          </table:table-cell>
          <table:table-cell table:number-columns-repeated="5"/>
        </table:table-row>
        <table:table-row table:style-name="ro4">
          <table:table-cell table:style-name="Default" office:value-type="string" calcext:value-type="string">
            <text:p>Milani et al.\cite{milani2014leveraging} </text:p>
          </table:table-cell>
          <table:table-cell office:value-type="string" calcext:value-type="string">
            <text:p><text:s/>JavaScript </text:p>
          </table:table-cell>
          <table:table-cell office:value-type="string" calcext:value-type="string">
            <text:p>1k-200k</text:p>
          </table:table-cell>
          <table:table-cell office:value-type="string" calcext:value-type="string">
            <text:p>S, M</text:p>
          </table:table-cell>
          <table:table-cell table:style-name="ce8" office:value-type="string" calcext:value-type="string">
            <text:p><text:span text:style-name="T3"> real-world </text:span><text:span text:style-name="T1">open source </text:span><text:span text:style-name="T3">web application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ult detection rat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real-world web application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hi et al. \cite{shi2015measuring}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5k-3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ed mutants num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killed mutant number </text:p>
          </table:table-cell>
          <table:table-cell office:value-type="string" calcext:value-type="string">
            <text:p><text:s/>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Vivanti et al.\cite{vivanti2013search} </text:p>
          </table:table-cell>
          <table:table-cell office:value-type="string" calcext:value-type="string">
            <text:p><text:s/>Java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SF1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branch coverage, def-use coverage, weak mutation coverage </text:p>
          </table:table-cell>
          <table:table-cell office:value-type="string" calcext:value-type="string">
            <text:p>weak mutation</text:p>
          </table:table-cell>
          <table:table-cell office:value-type="string" calcext:value-type="string">
            <text:p><text:s/>executed statement number </text:p>
          </table:table-cell>
          <table:table-cell office:value-type="string" calcext:value-type="string">
            <text:p><text:s/>test suite size,achieved coverage, mutation score </text:p>
          </table:table-cell>
          <table:table-cell office:value-type="string" calcext:value-type="string">
            <text:p><text:s/>SF1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ang et al.\cite{fang2014similarity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2k-7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SIR, real-world 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executed test cases num before the fault detected, APFD, mutants analysis (mutants in loops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executed test cases before the fault detected </text:p>
          </table:table-cell>
          <table:table-cell office:value-type="string" calcext:value-type="string">
            <text:p><text:s/>APFD </text:p>
          </table:table-cell>
          <table:table-cell office:value-type="string" calcext:value-type="string">
            <text:p><text:s/>SIR, real-world open source</text:p>
          </table:table-cell>
          <table:table-cell table:number-columns-repeated="5"/>
        </table:table-row>
        <table:table-row table:style-name="ro4">
          <table:table-cell table:style-name="Default" office:value-type="string" calcext:value-type="string">
            <text:p>Zhang et al.\cite{wang2009taming}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5k-8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3">recall, </text:span><text:span text:style-name="T4">mutants analysis (</text:span><text:span text:style-name="T3">code omission faults analysis)</text:span></text:p>
          </table:table-cell>
          <table:table-cell office:value-type="string" calcext:value-type="string">
            <text:p><text:s/>real faults, mutation fault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recall, coincidental correctness, code omission </text:p>
          </table:table-cell>
          <table:table-cell office:value-type="string" calcext:value-type="string">
            <text:p><text:s/>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Kwon et al.\cite{kwon2014test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800-10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, open sour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APFD </text:p>
          </table:table-cell>
          <table:table-cell office:value-type="string" calcext:value-type="string">
            <text:p><text:s/>SIR, open sourc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Xuan and Monperrus\cite{xuan2014test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2k-6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<text:s/>real-world 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ted faults num, wasted effort, mutants analysis (fault categories analysis)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wasted effort, suspicious value </text:p>
          </table:table-cell>
          <table:table-cell office:value-type="string" calcext:value-type="string">
            <text:p><text:s/>real-world open sourc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ong et al.\cite{hong2013impact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50-5k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tected fault num</text:p>
          </table:table-cell>
          <table:table-cell office:value-type="string" calcext:value-type="string">
            <text:p><text:s/>real faults, mutation fault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APFD </text:p>
          </table:table-cell>
          <table:table-cell office:value-type="string" calcext:value-type="string">
            <text:p><text:s/>n/a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amin and Andrews\cite{namin2009influence}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-5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Gay et al.\cite{gay2015risks} </text:p>
          </table:table-cell>
          <table:table-cell office:value-type="string" calcext:value-type="string">
            <text:p><text:s/>Lustre </text:p>
          </table:table-cell>
          <table:table-cell office:value-type="string" calcext:value-type="string">
            <text:p>20-3k size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indus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<text:s/>real fault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FD </text:p>
          </table:table-cell>
          <table:table-cell office:value-type="string" calcext:value-type="string">
            <text:p><text:s/>industral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riand et al.\cite{briand2004using} </text:p>
          </table:table-cell>
          <table:table-cell office:value-type="string" calcext:value-type="string">
            <text:p><text:s/>Java, C++ </text:p>
          </table:table-cell>
          <table:table-cell office:value-type="string" calcext:value-type="string">
            <text:p>1-14 cla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self-defined, student project, example from bo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ult detection rat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self-defined, student project, example from book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oyala et al.\cite{loyola2014dodona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800-0.8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open source libraries (based on \cite{fraser2012mutation}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ult detection rate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MAODS running time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open source libraries (based on \cite{fraser2012mutation}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ats et al.\cite{staats2011better} </text:p>
          </table:table-cell>
          <table:table-cell office:value-type="string" calcext:value-type="string">
            <text:p>Lustr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tected fault num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industrial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ats et al.\cite{staats2012automated} </text:p>
          </table:table-cell>
          <table:table-cell office:value-type="string" calcext:value-type="string">
            <text:p><text:s/>Lustre </text:p>
          </table:table-cell>
          <table:table-cell office:value-type="string" calcext:value-type="string">
            <text:p>100-3k siz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industria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output-based, random selection, mutant partition (training and evaluation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FD </text:p>
          </table:table-cell>
          <table:table-cell office:value-type="string" calcext:value-type="string">
            <text:p><text:s/>industrial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iu et al.\cite{liu2006approach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5-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/>n/a (preliminary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one-mutant-targe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generation time </text:p>
          </table:table-cell>
          <table:table-cell office:value-type="string" calcext:value-type="string">
            <text:p><text:s/>mutation score, test suite size </text:p>
          </table:table-cell>
          <table:table-cell office:value-type="string" calcext:value-type="string">
            <text:p><text:s/>n/a (preliminary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Jolly et al.\cite{jolly2012automated} </text:p>
          </table:table-cell>
          <table:table-cell office:value-type="string" calcext:value-type="string">
            <text:p><text:s/>C\# 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large-scale commercial syst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, test performance index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mutation score, TPI </text:p>
          </table:table-cell>
          <table:table-cell office:value-type="string" calcext:value-type="string">
            <text:p><text:s/>large-scale commercial system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apadakis and Malevris\cite{papadakis2010automatic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40-5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SIR (preliminary)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n/a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iteration number, solver calls number, mutation execution number </text:p>
          </table:table-cell>
          <table:table-cell office:value-type="string" calcext:value-type="string">
            <text:p><text:s/>killed mutant number, test suite size </text:p>
          </table:table-cell>
          <table:table-cell office:value-type="string" calcext:value-type="string">
            <text:p><text:s/>SIR (preliminary) 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apadakis and Malevris\cite{papadakis2011automatically} </text:p>
          </table:table-cell>
          <table:table-cell office:value-type="string" calcext:value-type="string">
            <text:p><text:s/>Java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benchmark program (based on \cite{polo2009decreasing}), SIR (preliminary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strong mutation, existing automated tools (JPF-SE, Etoc and Concolic prototype), branch testing </text:p>
          </table:table-cell>
          <table:table-cell/>
          <table:table-cell office:value-type="string" calcext:value-type="string">
            <text:p><text:s/>test execution time, speedup (strong mutation time / weak mutation time) </text:p>
          </table:table-cell>
          <table:table-cell office:value-type="string" calcext:value-type="string">
            <text:p><text:s/>mutation score, branch coverage </text:p>
          </table:table-cell>
          <table:table-cell office:value-type="string" calcext:value-type="string">
            <text:p><text:s/>benchmark program (based on \cite{polo2009decreasing}), SIR (preliminary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apadakis and Malevris\cite{papadakis2012mutation} </text:p>
          </table:table-cell>
          <table:table-cell office:value-type="string" calcext:value-type="string">
            <text:p>Delphi, C, n/a</text:p>
          </table:table-cell>
          <table:table-cell office:value-type="string" calcext:value-type="string">
            <text:p>20-9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/>n/a (preliminary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k-value (path length theshold) </text:p>
          </table:table-cell>
          <table:table-cell/>
          <table:table-cell office:value-type="string" calcext:value-type="string">
            <text:p><text:s/>number of path generated, number of feasible path </text:p>
          </table:table-cell>
          <table:table-cell office:value-type="string" calcext:value-type="string">
            <text:p><text:s/>mutation score, test suite size </text:p>
          </table:table-cell>
          <table:table-cell office:value-type="string" calcext:value-type="string">
            <text:p><text:s/>n/a (preliminary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apadakis et al.\cite{papadakis2014sampling}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4k-10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 (regular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CIT (for comparison), hand seeded faults (for evaluation) </text:p>
          </table:table-cell>
          <table:table-cell/>
          <table:table-cell office:value-type="string" calcext:value-type="string">
            <text:p><text:s/>mutant number </text:p>
          </table:table-cell>
          <table:table-cell office:value-type="string" calcext:value-type="string">
            <text:p><text:s/>t-wise coverage, fault detected number, mutant killed number </text:p>
          </table:table-cell>
          <table:table-cell office:value-type="string" calcext:value-type="string">
            <text:p><text:s/>SIR (regular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hen et al.\cite{chen2002can}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100-6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 (regular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real faults (for evaluation), confidence levels (fault-exposure potential estimate model), augmented statement testing </text:p>
          </table:table-cell>
          <table:table-cell/>
          <table:table-cell office:value-type="string" calcext:value-type="string">
            <text:p><text:s/>n/a </text:p>
          </table:table-cell>
          <table:table-cell office:value-type="string" calcext:value-type="string">
            <text:p><text:s/>FD, test suite size </text:p>
          </table:table-cell>
          <table:table-cell office:value-type="string" calcext:value-type="string">
            <text:p><text:s/>SIR (regular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DeMilli and Offutt\cite{demilli1991constraint} </text:p>
          </table:table-cell>
          <table:table-cell office:value-type="string" calcext:value-type="string">
            <text:p><text:s/>Fortran </text:p>
          </table:table-cell>
          <table:table-cell office:value-type="string" calcext:value-type="string">
            <text:p>10-5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/>n/a (preliminary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n/a </text:p>
          </table:table-cell>
          <table:table-cell/>
          <table:table-cell office:value-type="string" calcext:value-type="string">
            <text:p><text:s/>generation time </text:p>
          </table:table-cell>
          <table:table-cell office:value-type="string" calcext:value-type="string">
            <text:p><text:s/>mutation score, test suite size </text:p>
          </table:table-cell>
          <table:table-cell office:value-type="string" calcext:value-type="string">
            <text:p><text:s/>n/a (preliminary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raser and Zeller\cite{fraser2012mutation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2-300 cla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open source librari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manual-written tests, mutation operators </text:p>
          </table:table-cell>
          <table:table-cell office:value-type="string" calcext:value-type="string">
            <text:p>mutation operators</text:p>
          </table:table-cell>
          <table:table-cell office:value-type="string" calcext:value-type="string">
            <text:p><text:s/>statement number per test case, assertion number per test case </text:p>
          </table:table-cell>
          <table:table-cell office:value-type="string" calcext:value-type="string">
            <text:p><text:s/>mutation score </text:p>
          </table:table-cell>
          <table:table-cell office:value-type="string" calcext:value-type="string">
            <text:p><text:s/>open source librari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imith and Williams\cite{smith2009guiding} </text:p>
          </table:table-cell>
          <table:table-cell office:value-type="string" calcext:value-type="string">
            <text:p><text:s/>Java </text:p>
          </table:table-cell>
          <table:table-cell office:value-type="string" calcext:value-type="string">
            <text:p>200-2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real-world open sour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mutant types, mutation operators types, line coverage, branch coverage </text:p>
          </table:table-cell>
          <table:table-cell/>
          <table:table-cell office:value-type="string" calcext:value-type="string">
            <text:p><text:s/>iteration number </text:p>
          </table:table-cell>
          <table:table-cell office:value-type="string" calcext:value-type="string">
            <text:p><text:s/>mutation score, coverage level, mutation operator utility </text:p>
          </table:table-cell>
          <table:table-cell office:value-type="string" calcext:value-type="string">
            <text:p><text:s/>real-world open sourc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othermel et al.\cite{rothermel2001prioritizing}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100-6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real faults, different test prioritisation strategy (no prioritisation, random, additional/ total + statement/ branch/ FEP, optimal) </text:p>
          </table:table-cell>
          <table:table-cell/>
          <table:table-cell office:value-type="string" calcext:value-type="string">
            <text:p><text:s/>n/a </text:p>
          </table:table-cell>
          <table:table-cell office:value-type="string" calcext:value-type="string">
            <text:p><text:s/>APFD </text:p>
          </table:table-cell>
          <table:table-cell office:value-type="string" calcext:value-type="string">
            <text:p><text:s/>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arman et al.\cite{harman2011strong}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40-9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SIR, closed source industrial, tiny program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Reachability-DSE, Reachability-Infection-DSE, first order, second order </text:p>
          </table:table-cell>
          <table:table-cell office:value-type="string" calcext:value-type="string">
            <text:p>strong/weak mutation, first-order/second order</text:p>
          </table:table-cell>
          <table:table-cell office:value-type="string" calcext:value-type="string">
            <text:p><text:s/>generation time </text:p>
          </table:table-cell>
          <table:table-cell office:value-type="string" calcext:value-type="string">
            <text:p><text:s/>strong mutation score </text:p>
          </table:table-cell>
          <table:table-cell office:value-type="string" calcext:value-type="string">
            <text:p><text:s/>SIR, closed source industrial, tiny program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Zhang et al.\cite{zhang2010test} </text:p>
          </table:table-cell>
          <table:table-cell office:value-type="string" calcext:value-type="string">
            <text:p><text:s/>C\# </text:p>
          </table:table-cell>
          <table:table-cell office:value-type="string" calcext:value-type="string">
            <text:p>30-4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<text:s/>DSA libraries (small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/>mutation tools (Pex for comparison, GenMutants for evaluation), strong mutation, weak mutation </text:p>
          </table:table-cell>
          <table:table-cell office:value-type="string" calcext:value-type="string">
            <text:p>strong/weak mutation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<text:s/>(under time constraints) weak mutation score, strong mutation score, block coverage, test suite size </text:p>
          </table:table-cell>
          <table:table-cell office:value-type="string" calcext:value-type="string">
            <text:p><text:s/>DSA libraries (small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urtaza et al.\cite{murtaza2011diagnosing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<text:s/>executed statement no., executed function no.</text:p>
          </table:table-cell>
          <table:table-cell office:value-type="string" calcext:value-type="string">
            <text:p>predication accuracy</text:p>
          </table:table-cell>
          <table:table-cell office:value-type="string" calcext:value-type="string">
            <text:p>SIR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Qi et al.\cite{qi2013efficient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0k-2m</text:p>
          </table:table-cell>
          <table:table-cell table:style-name="ce6" office:value-type="string" calcext:value-type="string">
            <text:p>M, L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uto repair tool (GenProg)</text:p>
          </table:table-cell>
          <table:table-cell/>
          <table:table-cell office:value-type="string" calcext:value-type="string">
            <text:p>repair time, executed test case no.</text:p>
          </table:table-cell>
          <table:table-cell office:value-type="string" calcext:value-type="string">
            <text:p>success rate</text:p>
          </table:table-cell>
          <table:table-cell office:value-type="string" calcext:value-type="string">
            <text:p>open source</text:p>
          </table:table-cell>
          <table:table-cell table:number-columns-repeated="5"/>
        </table:table-row>
        <table:table-row table:style-name="ro1">
          <table:table-cell table:formula="of:=[test_problem_spec.A52]" office:value-type="string" office:string-value="Gonzalez-Sanchez et al.\cite{gonzalez2011prioritizing}" calcext:value-type="string">
            <text:p>Gonzalez-Sanchez et al.\cite{gonzalez2011prioritizing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2-0.7m</text:p>
          </table:table-cell>
          <table:table-cell office:value-type="string" calcext:value-type="string">
            <text:p>P, S, M</text:p>
          </table:table-cell>
          <table:table-cell office:value-type="string" calcext:value-type="string">
            <text:p>open source, self-define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repair time</text:p>
          </table:table-cell>
          <table:table-cell office:value-type="string" calcext:value-type="string">
            <text:p>Close-loop repair system evaluation, repair quality (manual, fuzz testing)</text:p>
          </table:table-cell>
          <table:table-cell office:value-type="string" calcext:value-type="string">
            <text:p>open source, self-defined</text:p>
          </table:table-cell>
          <table:table-cell table:number-columns-repeated="5"/>
        </table:table-row>
        <table:table-row table:style-name="ro1">
          <table:table-cell table:formula="of:=[test_problem_spec.A53]" office:value-type="string" office:string-value="Gopinath et al.\cite{gopinath2014code} " calcext:value-type="string">
            <text:p>Gopinath et al.\cite{gopinath2014code}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2k-2m</text:p>
          </table:table-cell>
          <table:table-cell table:style-name="ce6" office:value-type="string" calcext:value-type="string">
            <text:p>M, L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uman written repair</text:p>
          </table:table-cell>
          <table:table-cell/>
          <table:table-cell office:value-type="string" calcext:value-type="string">
            <text:p>repair time</text:p>
          </table:table-cell>
          <table:table-cell office:value-type="string" calcext:value-type="string">
            <text:p>Cloud-computing price, success rate</text:p>
          </table:table-cell>
          <table:table-cell office:value-type="string" calcext:value-type="string">
            <text:p>open source</text:p>
          </table:table-cell>
          <table:table-cell table:number-columns-repeated="5"/>
        </table:table-row>
        <table:table-row table:style-name="ro1">
          <table:table-cell table:formula="of:=[test_problem_spec.A54]" office:value-type="string" office:string-value="Gupta and Jalote\cite{gupta2007test}" calcext:value-type="string">
            <text:p>Gupta and Jalote\cite{gupta2007test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-5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tant sample ratios, test adequacy criteria, statement-based fault localisation</text:p>
          </table:table-cell>
          <table:table-cell office:value-type="string" calcext:value-type="string">
            <text:p>mutant sample ratio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agnosis effectiveness score, test suite size</text:p>
          </table:table-cell>
          <table:table-cell office:value-type="string" calcext:value-type="string">
            <text:p>SIR</text:p>
          </table:table-cell>
          <table:table-cell table:number-columns-repeated="5"/>
        </table:table-row>
        <table:table-row table:style-name="ro1">
          <table:table-cell table:formula="of:=[test_problem_spec.A55]" office:value-type="string" office:string-value="Hao et al.\cite{hao2012demand}" calcext:value-type="string">
            <text:p>Hao et al.\cite{hao2012demand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-14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utant sample ratios, test adequacy criteria, hand seeded faults, statement-based fault localisation</text:p>
          </table:table-cell>
          <table:table-cell office:value-type="string" calcext:value-type="string">
            <text:p>mutant sample ratio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agnosis effectiveness score, test suite size</text:p>
          </table:table-cell>
          <table:table-cell office:value-type="string" calcext:value-type="string">
            <text:p>SIR</text:p>
          </table:table-cell>
          <table:table-cell table:number-columns-repeated="5"/>
        </table:table-row>
        <table:table-row table:style-name="ro1">
          <table:table-cell table:formula="of:=[test_problem_spec.A56]" office:value-type="string" office:string-value="Hao et al.\cite{hao2014unified} " calcext:value-type="string">
            <text:p>Hao et al.\cite{hao2014unified} </text:p>
          </table:table-cell>
          <table:table-cell office:value-type="string" calcext:value-type="string">
            <text:p>C, Java</text:p>
          </table:table-cell>
          <table:table-cell office:value-type="string" calcext:value-type="string">
            <text:p>100-7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examined statement percentage, examined mutant no.</text:p>
          </table:table-cell>
          <table:table-cell office:value-type="string" calcext:value-type="string">
            <text:p>fixable fault no.</text:p>
          </table:table-cell>
          <table:table-cell office:value-type="string" calcext:value-type="string">
            <text:p>SIR</text:p>
          </table:table-cell>
          <table:table-cell table:number-columns-repeated="5"/>
        </table:table-row>
        <table:table-row table:style-name="ro1">
          <table:table-cell table:formula="of:=[test_problem_spec.A57]" office:value-type="string" office:string-value="Harman et al.\cite{harman2011strong} " calcext:value-type="string">
            <text:p>Harman et al.\cite{harman2011strong} 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F1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ranch coverage, one-mutant-target, strong mutation, weak mutation</text:p>
          </table:table-cell>
          <table:table-cell office:value-type="string" calcext:value-type="string">
            <text:p>one-mutant-target, strong/weak mutation</text:p>
          </table:table-cell>
          <table:table-cell office:value-type="string" calcext:value-type="string">
            <text:p>search budget</text:p>
          </table:table-cell>
          <table:table-cell office:value-type="string" calcext:value-type="string">
            <text:p>mutation score, total test suite statement no.</text:p>
          </table:table-cell>
          <table:table-cell office:value-type="string" calcext:value-type="string">
            <text:p>SF100</text:p>
          </table:table-cell>
          <table:table-cell table:number-columns-repeated="5"/>
        </table:table-row>
        <table:table-row table:style-name="ro1">
          <table:table-cell table:formula="of:=[test_problem_spec.A58]" office:value-type="string" office:string-value="Hennessy and Power\cite{hennessy2008analysing} " calcext:value-type="string">
            <text:p>Hennessy and Power\cite{hennessy2008analysing}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k-4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dustrial, not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lled mutants num</text:p>
          </table:table-cell>
          <table:table-cell office:value-type="string" calcext:value-type="string">
            <text:p>coverage criteria</text:p>
          </table:table-cell>
          <table:table-cell/>
          <table:table-cell office:value-type="string" calcext:value-type="string">
            <text:p>fault detection</text:p>
          </table:table-cell>
          <table:table-cell/>
          <table:table-cell office:value-type="string" calcext:value-type="string">
            <text:p>industrial, not available</text:p>
          </table:table-cell>
          <table:table-cell table:number-columns-repeated="5"/>
        </table:table-row>
        <table:table-row table:style-name="ro1">
          <table:table-cell table:formula="of:=[test_problem_spec.A59]" office:value-type="string" office:string-value="Hofer and Wotawa\cite{hofer2014does}" calcext:value-type="string">
            <text:p>Hofer and Wotawa\cite{hofer2014does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k-4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dustrial, not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lled mutants num, mutants analysis (mutants types analysis)</text:p>
          </table:table-cell>
          <table:table-cell office:value-type="string" calcext:value-type="string">
            <text:p>coverage criteria, mutant types</text:p>
          </table:table-cell>
          <table:table-cell office:value-type="string" calcext:value-type="string">
            <text:p>mutant types</text:p>
          </table:table-cell>
          <table:table-cell office:value-type="string" calcext:value-type="string">
            <text:p>fault detection</text:p>
          </table:table-cell>
          <table:table-cell/>
          <table:table-cell office:value-type="string" calcext:value-type="string">
            <text:p>industrial, not available</text:p>
          </table:table-cell>
          <table:table-cell table:number-columns-repeated="5"/>
        </table:table-row>
        <table:table-row table:style-name="ro1">
          <table:table-cell table:formula="of:=[test_problem_spec.A60]" office:value-type="string" office:string-value="Hofer et al.\cite{hofer2015empirical}" calcext:value-type="string">
            <text:p>Hofer et al.\cite{hofer2015empirical}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, mutants analysis (mutation operator analysis)</text:p>
          </table:table-cell>
          <table:table-cell table:number-columns-repeated="2" office:value-type="string" calcext:value-type="string">
            <text:p>mutation operators</text:p>
          </table:table-cell>
          <table:table-cell office:value-type="string" calcext:value-type="string">
            <text:p>fault detection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5"/>
        </table:table-row>
        <table:table-row table:style-name="ro1">
          <table:table-cell table:formula="of:=[test_problem_spec.A61]" office:value-type="string" office:string-value="Holt et al.\cite{holt2012state}" calcext:value-type="string">
            <text:p>Holt et al.\cite{holt2012state}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ault detection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5"/>
        </table:table-row>
        <table:table-row table:style-name="ro1">
          <table:table-cell table:formula="of:=[test_problem_spec.A62]" office:value-type="string" office:string-value="Hong et al.\cite{hong2013impact} " calcext:value-type="string">
            <text:p>Hong et al.\cite{hong2013impact} </text:p>
          </table:table-cell>
          <table:table-cell office:value-type="string" calcext:value-type="string">
            <text:p>Fortra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tion score</text:p>
          </table:table-cell>
          <table:table-cell office:value-type="string" calcext:value-type="string">
            <text:p>coverage criteria</text:p>
          </table:table-cell>
          <table:table-cell/>
          <table:table-cell office:value-type="string" calcext:value-type="string">
            <text:p>fault detection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5"/>
        </table:table-row>
        <table:table-row table:style-name="ro1">
          <table:table-cell table:formula="of:=[test_problem_spec.A63]" office:value-type="string" office:string-value="Hong et al.\cite{hong2015concurrency}" calcext:value-type="string">
            <text:p>Hong et al.\cite{hong2015concurrency}</text:p>
          </table:table-cell>
          <table:table-cell office:value-type="string" calcext:value-type="string">
            <text:p>Fortr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64]" office:value-type="string" office:string-value="Hou et al.\cite{hou2007applying}" calcext:value-type="string">
            <text:p>Hou et al.\cite{hou2007applying}</text:p>
          </table:table-cell>
          <table:table-cell office:value-type="string" calcext:value-type="string">
            <text:p>Fortran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65]" office:value-type="string" office:string-value="Inozemtseva et al.\cite{inozemtseva2014coverage} " calcext:value-type="string">
            <text:p>Inozemtseva et al.\cite{inozemtseva2014coverage}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0-6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65]" office:value-type="string" office:string-value="Inozemtseva et al.\cite{inozemtseva2014coverage} " calcext:value-type="string">
            <text:p>Inozemtseva et al.\cite{inozemtseva2014coverage}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-9K</text:p>
          </table:table-cell>
          <table:table-cell office:value-type="string" calcext:value-type="string">
            <text:p>S,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66]" office:value-type="string" office:string-value="Jamrozik et al.\cite{jamrozik2012augmented}" calcext:value-type="string">
            <text:p>Jamrozik et al.\cite{jamrozik2012augmented}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pen source, self-defined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67]" office:value-type="string" office:string-value="Jee et al.\cite{jee2014automated}" calcext:value-type="string">
            <text:p>Jee et al.\cite{jee2014automated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00-5k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68]" office:value-type="string" office:string-value="Jolly et al.\cite{jolly2012automated} " calcext:value-type="string">
            <text:p>Jolly et al.\cite{jolly2012automated} 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atural faults vs mutation faults</text:p>
          </table:table-cell>
          <table:table-cell table:number-columns-repeated="10"/>
        </table:table-row>
        <table:table-row table:style-name="ro1">
          <table:table-cell table:formula="of:=[test_problem_spec.A69]" office:value-type="string" office:string-value="Kanewala and Bieman\cite{kanewala2013using}" calcext:value-type="string">
            <text:p>Kanewala and Bieman\cite{kanewala2013using}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atural faults vs mutation faults</text:p>
          </table:table-cell>
          <table:table-cell table:number-columns-repeated="10"/>
        </table:table-row>
        <table:table-row table:style-name="ro1">
          <table:table-cell table:formula="of:=[test_problem_spec.A70]" office:value-type="string" office:string-value="Kapfhammer et al.\cite{kapfhammer2013search}" calcext:value-type="string">
            <text:p>Kapfhammer et al.\cite{kapfhammer2013search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-5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71]" office:value-type="string" office:string-value="Khalil and Labiche\cite{khalil2010round}" calcext:value-type="string">
            <text:p>Khalil and Labiche\cite{khalil2010round}</text:p>
          </table:table-cell>
          <table:table-cell table:number-columns-repeated="16"/>
        </table:table-row>
        <table:table-row table:style-name="ro1">
          <table:table-cell table:formula="of:=[test_problem_spec.A72]" office:value-type="string" office:string-value="Kim et al.\cite{kim2001investigating} " calcext:value-type="string">
            <text:p>Kim et al.\cite{kim2001investigating} </text:p>
          </table:table-cell>
          <table:table-cell table:number-columns-repeated="16"/>
        </table:table-row>
        <table:table-row table:style-name="ro1">
          <table:table-cell table:formula="of:=[test_problem_spec.A73]" office:value-type="string" office:string-value="Koster and Kao\cite{koster2007state}" calcext:value-type="string">
            <text:p>Koster and Kao\cite{koster2007state}</text:p>
          </table:table-cell>
          <table:table-cell office:value-type="string" calcext:value-type="string">
            <text:p>Jav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nts analysis (equivalent, must-fail, normal)</text:p>
          </table:table-cell>
          <table:table-cell table:number-columns-repeated="10"/>
        </table:table-row>
        <table:table-row table:style-name="ro1">
          <table:table-cell table:formula="of:=[test_problem_spec.A74]" office:value-type="string" office:string-value="Kracht et al.\cite{kracht2014empirically} " calcext:value-type="string">
            <text:p>Kracht et al.\cite{kracht2014empirically}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00-286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elf-implemented, open source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75]" office:value-type="string" office:string-value="Krenn et al.\cite{krenn2015momut}" calcext:value-type="string">
            <text:p>Krenn et al.\cite{krenn2015momut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-1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76]" office:value-type="string" office:string-value="Kwon et al.\cite{kwon2014test} " calcext:value-type="string">
            <text:p>Kwon et al.\cite{kwon2014test} </text:p>
          </table:table-cell>
          <table:table-cell office:value-type="string" calcext:value-type="string">
            <text:p>spreadshe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he EUSES Spreadsheet Corpus, Iscas85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77]" office:value-type="string" office:string-value="Lazaar et al.\cite{lazaar2011framework}" calcext:value-type="string">
            <text:p>Lazaar et al.\cite{lazaar2011framework}</text:p>
          </table:table-cell>
          <table:table-cell office:value-type="string" calcext:value-type="string">
            <text:p>spreadshe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pen spreadsheet corpus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77]" office:value-type="string" office:string-value="Lazaar et al.\cite{lazaar2011framework}" calcext:value-type="string">
            <text:p>Lazaar et al.\cite{lazaar2011framework}</text:p>
          </table:table-cell>
          <table:table-cell office:value-type="string" calcext:value-type="string">
            <text:p>spreadshee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pen spreadsheet corpus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78]" office:value-type="string" office:string-value="Le Traon et al.\cite{le2006design}" calcext:value-type="string">
            <text:p>Le Traon et al.\cite{le2006design}</text:p>
          </table:table-cell>
          <table:table-cell table:number-columns-repeated="16"/>
        </table:table-row>
        <table:table-row table:style-name="ro1">
          <table:table-cell table:formula="of:=[test_problem_spec.A79]" office:value-type="string" office:string-value="Le Traon et al.\cite{le2007testing}" calcext:value-type="string">
            <text:p>Le Traon et al.\cite{le2007testing}</text:p>
          </table:table-cell>
          <table:table-cell office:value-type="string" calcext:value-type="string">
            <text:p>java, c++</text:p>
          </table:table-cell>
          <table:table-cell office:value-type="string" calcext:value-type="string">
            <text:p>100-4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78]" office:value-type="string" office:string-value="Le Traon et al.\cite{le2006design}" calcext:value-type="string">
            <text:p>Le Traon et al.\cite{le2006design}</text:p>
          </table:table-cell>
          <table:table-cell office:value-type="string" calcext:value-type="string">
            <text:p>jav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ademic system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79]" office:value-type="string" office:string-value="Le Traon et al.\cite{le2007testing}" calcext:value-type="string">
            <text:p>Le Traon et al.\cite{le2007testing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80]" office:value-type="string" office:string-value="Lee and Offutt\cite{lee2001generating}" calcext:value-type="string">
            <text:p>Lee and Offutt\cite{lee2001generating}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81]" office:value-type="string" office:string-value="Lei  and Andrews\cite{lei2005minimization}" calcext:value-type="string">
            <text:p>Lei <text:s/>and Andrews\cite{lei2005minimization}</text:p>
          </table:table-cell>
          <table:table-cell office:value-type="string" calcext:value-type="string">
            <text:p>jav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82]" office:value-type="string" office:string-value="Li et al.\cite{li2007practical}" calcext:value-type="string">
            <text:p>Li et al.\cite{li2007practical}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IR, others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83]" office:value-type="string" office:string-value="Liu et al.\cite{liu2006approach} " calcext:value-type="string">
            <text:p>Liu et al.\cite{liu2006approach} 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50-7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84]" office:value-type="string" office:string-value="Lorber\cite{lorber2015model}" calcext:value-type="string">
            <text:p>Lorber\cite{lorber2015model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k-5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85]" office:value-type="string" office:string-value="Lou et al.\cite{lou2015mutation}" calcext:value-type="string">
            <text:p>Lou et al.\cite{lou2015mutation}</text:p>
          </table:table-cell>
          <table:table-cell table:number-columns-repeated="16"/>
        </table:table-row>
        <table:table-row table:style-name="ro1">
          <table:table-cell table:formula="of:=[test_problem_spec.A86]" office:value-type="string" office:string-value="Loyala et al.\cite{loyola2014dodona} " calcext:value-type="string">
            <text:p>Loyala et al.\cite{loyola2014dodona} </text:p>
          </table:table-cell>
          <table:table-cell office:value-type="string" calcext:value-type="string">
            <text:p>java, c</text:p>
          </table:table-cell>
          <table:table-cell office:value-type="string" calcext:value-type="string">
            <text:p>60-6k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87]" office:value-type="string" office:string-value="Mayer and Guderlei\cite{mayer2006random}" calcext:value-type="string">
            <text:p>Mayer and Guderlei\cite{mayer2006random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5k-10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GitHub 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test_problem_spec.A#REF!#REF!" office:value-type="string" office:string-value="" calcext:value-type="error">
            <text:p>Err:509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table:style-name="ce4" office:value-type="string" calcext:value-type="string">
            <text:p>Benchmark in literature</text:p>
          </table:table-cell>
          <table:table-cell table:style-name="ce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87]" office:value-type="string" office:string-value="Mayer and Guderlei\cite{mayer2006random}" calcext:value-type="string">
            <text:p>Mayer and Guderlei\cite{mayer2006random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50-5k</text:p>
          </table:table-cell>
          <table:table-cell office:value-type="string" calcext:value-type="string">
            <text:p>P, S</text:p>
          </table:table-cell>
          <table:table-cell table:style-name="ce4" office:value-type="string" calcext:value-type="string">
            <text:p>Benchmark in literature</text:p>
          </table:table-cell>
          <table:table-cell table:style-name="ce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88]" office:value-type="string" office:string-value="Mayer and Schneckenburger\cite{mayer2006empirical}" calcext:value-type="string">
            <text:p>Mayer and Schneckenburger\cite{mayer2006empirical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7k-8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89]" office:value-type="string" office:string-value="Mcminn et al.\cite{mcminn2015effectiveness}" calcext:value-type="string">
            <text:p>Mcminn et al.\cite{mcminn2015effectiveness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k-25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90]" office:value-type="string" office:string-value="Milani et al.\cite{milani2014leveraging} " calcext:value-type="string">
            <text:p>Milani et al.\cite{milani2014leveraging} </text:p>
          </table:table-cell>
          <table:table-cell office:value-type="string" calcext:value-type="string">
            <text:p>java, C/C++</text:p>
          </table:table-cell>
          <table:table-cell office:value-type="string" calcext:value-type="string">
            <text:p>1k-7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pen source, accessible link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91]" office:value-type="string" office:string-value="Miller and Strooper\cite{miller2012case}" calcext:value-type="string">
            <text:p>Miller and Strooper\cite{miller2012case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9-100</text:p>
          </table:table-cell>
          <table:table-cell office:value-type="string" calcext:value-type="string">
            <text:p>P, S</text:p>
          </table:table-cell>
          <table:table-cell table:style-name="ce7" office:value-type="string" calcext:value-type="string">
            <text:p>accessible link, benchmark in literature</text:p>
          </table:table-cell>
          <table:table-cell table:style-name="ce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92]" office:value-type="string" office:string-value="Mirshokraie\cite{mirshokraie2014effective}" calcext:value-type="string">
            <text:p>Mirshokraie\cite{mirshokraie2014effective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60-2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92]" office:value-type="string" office:string-value="Mirshokraie\cite{mirshokraie2014effective}" calcext:value-type="string">
            <text:p>Mirshokraie\cite{mirshokraie2014effective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5-1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Benchmark in literature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93]" office:value-type="string" office:string-value="Moon et al.\cite{moon2014ask}" calcext:value-type="string">
            <text:p>Moon et al.\cite{moon2014ask}</text:p>
          </table:table-cell>
          <table:table-cell table:number-columns-repeated="16"/>
        </table:table-row>
        <table:table-row table:style-name="ro1">
          <table:table-cell table:formula="of:=[test_problem_spec.A94]" office:value-type="string" office:string-value="Mottu et al.\cite{mottu2012static}" calcext:value-type="string">
            <text:p>Mottu et al.\cite{mottu2012static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3k-8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95]" office:value-type="string" office:string-value="Mouchawrab et al.\cite{mouchawrab2007assessing} " calcext:value-type="string">
            <text:p>Mouchawrab et al.\cite{mouchawrab2007assessing} </text:p>
          </table:table-cell>
          <table:table-cell office:value-type="string" calcext:value-type="string">
            <text:p>C++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96]" office:value-type="string" office:string-value="Mouchawrab et al.\cite{mouchawrab2011assessing} " calcext:value-type="string">
            <text:p>Mouchawrab et al.\cite{mouchawrab2011assessing} </text:p>
          </table:table-cell>
          <table:table-cell office:value-type="string" calcext:value-type="string">
            <text:p>jav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97]" office:value-type="string" office:string-value="Murtaza et al.\cite{murtaza2011diagnosing}" calcext:value-type="string">
            <text:p>Murtaza et al.\cite{murtaza2011diagnosing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pied notepad system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98]" office:value-type="string" office:string-value="Namin and Andrews\cite{namin2009influence} " calcext:value-type="string">
            <text:p>Namin and Andrews\cite{namin2009influence} 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00-9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lf-implemented, open source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99]" office:value-type="string" office:string-value="Ntafos\cite{ntafos1984evaluation}" calcext:value-type="string">
            <text:p>Ntafos\cite{ntafos1984evaluation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300-1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00]" office:value-type="string" office:string-value="Ntafos\cite{ntafos1984required}" calcext:value-type="string">
            <text:p>Ntafos\cite{ntafos1984required}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<text:s/>GSM 11.11 system, link not accessible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01]" office:value-type="string" office:string-value="Offutt and Liu\cite{offutt1999generating}" calcext:value-type="string">
            <text:p>Offutt and Liu\cite{offutt1999generating}</text:p>
          </table:table-cell>
          <table:table-cell office:value-type="string" calcext:value-type="string">
            <text:p>Optimization Programming Language (OPL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nstraint problems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02]" office:value-type="string" office:string-value="Papadakis and Malevris\cite{papadakis2010automatic} " calcext:value-type="string">
            <text:p>Papadakis and Malevris\cite{papadakis2010automatic} </text:p>
          </table:table-cell>
          <table:table-cell office:value-type="string" calcext:value-type="string">
            <text:p>simulink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lf-implemented, industrial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03]" office:value-type="string" office:string-value="Papadakis and Malevris\cite{papadakis2011automatically} " calcext:value-type="string">
            <text:p>Papadakis and Malevris\cite{papadakis2011automatically} </text:p>
          </table:table-cell>
          <table:table-cell office:value-type="string" calcext:value-type="string">
            <text:p>ja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04]" office:value-type="string" office:string-value="Papadakis and Malveris\cite{papadakis2012mutation} " calcext:value-type="string">
            <text:p>Papadakis and Malveris\cite{papadakis2012mutation} 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nts analysis (deficiency)</text:p>
          </table:table-cell>
          <table:table-cell table:number-columns-repeated="10"/>
        </table:table-row>
        <table:table-row table:style-name="ro1">
          <table:table-cell table:formula="of:=[test_problem_spec.A105]" office:value-type="string" office:string-value="Papadakis et al.\cite{papadakis2012using}" calcext:value-type="string">
            <text:p>Papadakis et al.\cite{papadakis2012using}</text:p>
          </table:table-cell>
          <table:table-cell office:value-type="string" calcext:value-type="string">
            <text:p>AspectJ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06]" office:value-type="string" office:string-value="Papadakis et al.\cite{papadakis2014sampling} " calcext:value-type="string">
            <text:p>Papadakis et al.\cite{papadakis2014sampling}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 compiler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07]" office:value-type="string" office:string-value="Papadakis et al.\cite{papadakis2015metallaxis}" calcext:value-type="string">
            <text:p>Papadakis et al.\cite{papadakis2015metallaxis}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ogram from book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08]" office:value-type="string" office:string-value="Patrick et al.\cite{patrick2015subdomain}" calcext:value-type="string">
            <text:p>Patrick et al.\cite{patrick2015subdomain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0-2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java utility package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09]" office:value-type="string" office:string-value="Pinte et al.\cite{pinte2008techniques}" calcext:value-type="string">
            <text:p>Pinte et al.\cite{pinte2008techniques}</text:p>
          </table:table-cell>
          <table:table-cell office:value-type="string" calcext:value-type="string">
            <text:p>C, Ada</text:p>
          </table:table-cell>
          <table:table-cell office:value-type="string" calcext:value-type="string">
            <text:p>8-4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irborne software system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nts analysis (different types)</text:p>
          </table:table-cell>
          <table:table-cell table:number-columns-repeated="10"/>
        </table:table-row>
        <table:table-row table:style-name="ro1">
          <table:table-cell table:formula="of:=[test_problem_spec.A110]" office:value-type="string" office:string-value="Pretschner et al.\cite{pretschner2008model}" calcext:value-type="string">
            <text:p>Pretschner et al.\cite{pretschner2008model}</text:p>
          </table:table-cell>
          <table:table-cell office:value-type="string" calcext:value-type="string">
            <text:p>C\#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dustry-size case studies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11]" office:value-type="string" office:string-value="Qi et al.\cite{qi2013efficient}" calcext:value-type="string">
            <text:p>Qi et al.\cite{qi2013efficient}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k-1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12]" office:value-type="string" office:string-value="Qu et al. \cite{qu2008configuration} " calcext:value-type="string">
            <text:p>Qu et al. \cite{qu2008configuration} 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k-10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, open source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13]" office:value-type="string" office:string-value="Qu et al.\cite{qu2007combinatorial} " calcext:value-type="string">
            <text:p>Qu et al.\cite{qu2007combinatorial} </text:p>
          </table:table-cell>
          <table:table-cell office:value-type="string" calcext:value-type="string">
            <text:p>C\#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14]" office:value-type="string" office:string-value="Qu et al.\cite{qu2012configuration} " calcext:value-type="string">
            <text:p>Qu et al.\cite{qu2012configuration} </text:p>
          </table:table-cell>
          <table:table-cell office:value-type="string" calcext:value-type="string">
            <text:p>simulink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15]" office:value-type="string" office:string-value="Rothermel et al.\cite{rothermel1999test}" calcext:value-type="string">
            <text:p>Rothermel et al.\cite{rothermel1999test}</text:p>
          </table:table-cell>
          <table:table-cell office:value-type="string" calcext:value-type="string">
            <text:p>PL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KNICS project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15]" office:value-type="string" office:string-value="Rothermel et al.\cite{rothermel1999test}" calcext:value-type="string">
            <text:p>Rothermel et al.\cite{rothermel1999test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600-7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15]" office:value-type="string" office:string-value="Rothermel et al.\cite{rothermel1999test}" calcext:value-type="string">
            <text:p>Rothermel et al.\cite{rothermel1999test}</text:p>
          </table:table-cell>
          <table:table-cell office:value-type="string" calcext:value-type="string">
            <text:p>XACM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S3 project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16]" office:value-type="string" office:string-value="Rothermel et al.\cite{rothermel2001prioritizing} " calcext:value-type="string">
            <text:p>Rothermel et al.\cite{rothermel2001prioritizing} </text:p>
          </table:table-cell>
          <table:table-cell office:value-type="string" calcext:value-type="string">
            <text:p>RESOLVE</text:p>
          </table:table-cell>
          <table:table-cell office:value-type="string" calcext:value-type="string">
            <text:p>50-200</text:p>
          </table:table-cell>
          <table:table-cell office:value-type="string" calcext:value-type="string">
            <text:p>P, S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17]" office:value-type="string" office:string-value="Rubab et al.\cite{rubab2014model}" calcext:value-type="string">
            <text:p>Rubab et al.\cite{rubab2014model}</text:p>
          </table:table-cell>
          <table:table-cell office:value-type="string" calcext:value-type="string">
            <text:p>Eiffel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18]" office:value-type="string" office:string-value="Rutherford et al.\cite{rutherford2008evaluating}" calcext:value-type="string">
            <text:p>Rutherford et al.\cite{rutherford2008evaluating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k-100k</text:p>
          </table:table-cell>
          <table:table-cell office:value-type="string" calcext:value-type="string">
            <text:p>S, M</text:p>
          </table:table-cell>
          <table:table-cell office:value-type="string" calcext:value-type="string">
            <text:p>SIR, open source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19]" office:value-type="string" office:string-value="Schuler and Zeller\cite{schuler2011assessing}" calcext:value-type="string">
            <text:p>Schuler and Zeller\cite{schuler2011assessing}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19]" office:value-type="string" office:string-value="Schuler and Zeller\cite{schuler2011assessing}" calcext:value-type="string">
            <text:p>Schuler and Zeller\cite{schuler2011assessing}</text:p>
          </table:table-cell>
          <table:table-cell table:number-columns-repeated="16"/>
        </table:table-row>
        <table:table-row table:style-name="ro1">
          <table:table-cell table:formula="of:=[test_problem_spec.A120]" office:value-type="string" office:string-value="Schuler and Zeller\cite{schuler2013checked}" calcext:value-type="string">
            <text:p>Schuler and Zeller\cite{schuler2013checked}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terature program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21]" office:value-type="string" office:string-value="Segura et al.\cite{segura2010automated}" calcext:value-type="string">
            <text:p>Segura et al.\cite{segura2010automated}</text:p>
          </table:table-cell>
          <table:table-cell table:number-columns-repeated="16"/>
        </table:table-row>
        <table:table-row table:style-name="ro1">
          <table:table-cell table:formula="of:=[test_problem_spec.A121]" office:value-type="string" office:string-value="Segura et al.\cite{segura2010automated}" calcext:value-type="string">
            <text:p>Segura et al.\cite{segura2010automated}</text:p>
          </table:table-cell>
          <table:table-cell office:value-type="string" calcext:value-type="string">
            <text:p>Eiffe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22]" office:value-type="string" office:string-value="Shahamiri et al.\cite{shahamiri2012artificial}" calcext:value-type="string">
            <text:p>Shahamiri et al.\cite{shahamiri2012artificial}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23]" office:value-type="string" office:string-value="Shelton et al.\cite{shelton2012adding}" calcext:value-type="string">
            <text:p>Shelton et al.\cite{shelton2012adding}</text:p>
          </table:table-cell>
          <table:table-cell office:value-type="string" calcext:value-type="string">
            <text:p>JavaScript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24]" office:value-type="string" office:string-value="Shi et al. \cite{shi2015measuring} " calcext:value-type="string">
            <text:p>Shi et al. \cite{shi2015measuring} </text:p>
          </table:table-cell>
          <table:table-cell table:number-columns-repeated="16"/>
        </table:table-row>
        <table:table-row table:style-name="ro1">
          <table:table-cell table:formula="of:=[test_problem_spec.A125]" office:value-type="string" office:string-value="Shi et al.\cite{shi2014balancing} " calcext:value-type="string">
            <text:p>Shi et al.\cite{shi2014balancing} </text:p>
          </table:table-cell>
          <table:table-cell table:number-columns-repeated="16"/>
        </table:table-row>
        <table:table-row table:style-name="ro1">
          <table:table-cell table:formula="of:=[test_problem_spec.A126]" office:value-type="string" office:string-value="Shi et al.\cite{shi2015comparing}" calcext:value-type="string">
            <text:p>Shi et al.\cite{shi2015comparing}</text:p>
          </table:table-cell>
          <table:table-cell office:value-type="string" calcext:value-type="string">
            <text:p>sulu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27]" office:value-type="string" office:string-value="Shrestha and Rutherford\cite{shrestha2011empirical}" calcext:value-type="string">
            <text:p>Shrestha and Rutherford\cite{shrestha2011empirical}</text:p>
          </table:table-cell>
          <table:table-cell office:value-type="string" calcext:value-type="string">
            <text:p>Fortra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terature program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28]" office:value-type="string" office:string-value="Simith and Williams\cite{smith2009guiding} " calcext:value-type="string">
            <text:p>Simith and Williams\cite{smith2009guiding} 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29]" office:value-type="string" office:string-value="Smith and Williams\cite{smith2009should}" calcext:value-type="string">
            <text:p>Smith and Williams\cite{smith2009should}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30]" office:value-type="string" office:string-value="Staats et al.\cite{staats2011better} " calcext:value-type="string">
            <text:p>Staats et al.\cite{staats2011better} </text:p>
          </table:table-cell>
          <table:table-cell office:value-type="string" calcext:value-type="string">
            <text:p>Eiffel, C\#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31]" office:value-type="string" office:string-value="Staats et al.\cite{staats2012automated} " calcext:value-type="string">
            <text:p>Staats et al.\cite{staats2012automated} </text:p>
          </table:table-cell>
          <table:table-cell office:value-type="string" calcext:value-type="string">
            <text:p>Object Constraint Language (OCL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32]" office:value-type="string" office:string-value="Staats et al.\cite{staats2012oracle}" calcext:value-type="string">
            <text:p>Staats et al.\cite{staats2012oracle}</text:p>
          </table:table-cell>
          <table:table-cell office:value-type="string" calcext:value-type="string">
            <text:p>XM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xample illustration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33]" office:value-type="string" office:string-value="Stephan and Cordy\cite{stephan2014model}" calcext:value-type="string">
            <text:p>Stephan and Cordy\cite{stephan2014model}</text:p>
          </table:table-cell>
          <table:table-cell office:value-type="string" calcext:value-type="string">
            <text:p>C\#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34]" office:value-type="string" office:string-value="Tan and Edwards\cite{tan2008evaluating}" calcext:value-type="string">
            <text:p>Tan and Edwards\cite{tan2008evaluating}</text:p>
          </table:table-cell>
          <table:table-cell table:number-columns-repeated="16"/>
        </table:table-row>
        <table:table-row table:style-name="ro1">
          <table:table-cell table:formula="of:=[test_problem_spec.A134]" office:value-type="string" office:string-value="Tan and Edwards\cite{tan2008evaluating}" calcext:value-type="string">
            <text:p>Tan and Edwards\cite{tan2008evaluating}</text:p>
          </table:table-cell>
          <table:table-cell table:number-columns-repeated="16"/>
        </table:table-row>
        <table:table-row table:style-name="ro1">
          <table:table-cell table:formula="of:=[test_problem_spec.A135]" office:value-type="string" office:string-value="Tasiran et al.\cite{tasiran2012location}" calcext:value-type="string">
            <text:p>Tasiran et al.\cite{tasiran2012location}</text:p>
          </table:table-cell>
          <table:table-cell table:number-columns-repeated="16"/>
        </table:table-row>
        <table:table-row table:style-name="ro1">
          <table:table-cell table:formula="of:=[test_problem_spec.A136]" office:value-type="string" office:string-value="Tuya et al.\cite{tuya2010full} " calcext:value-type="string">
            <text:p>Tuya et al.\cite{tuya2010full} 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900-2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36]" office:value-type="string" office:string-value="Tuya et al.\cite{tuya2010full} " calcext:value-type="string">
            <text:p>Tuya et al.\cite{tuya2010full} 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500-90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36]" office:value-type="string" office:string-value="Tuya et al.\cite{tuya2010full} " calcext:value-type="string">
            <text:p>Tuya et al.\cite{tuya2010full} 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0-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37]" office:value-type="string" office:string-value="Vergilio et al.\cite{vergilio2006constraint}" calcext:value-type="string">
            <text:p>Vergilio et al.\cite{vergilio2006constraint}</text:p>
          </table:table-cell>
          <table:table-cell office:value-type="string" calcext:value-type="string">
            <text:p>simulink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38]" office:value-type="string" office:string-value="Vivanti et al.\cite{vivanti2013search} " calcext:value-type="string">
            <text:p>Vivanti et al.\cite{vivanti2013search} </text:p>
          </table:table-cell>
          <table:table-cell table:number-columns-repeated="16"/>
        </table:table-row>
        <table:table-row table:style-name="ro1">
          <table:table-cell table:formula="of:=[test_problem_spec.A138]" office:value-type="string" office:string-value="Vivanti et al.\cite{vivanti2013search} " calcext:value-type="string">
            <text:p>Vivanti et al.\cite{vivanti2013search} </text:p>
          </table:table-cell>
          <table:table-cell office:value-type="string" calcext:value-type="string">
            <text:p>real-time specifications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39]" office:value-type="string" office:string-value="von Mayrhauser et al.\cite{von2000planner}" calcext:value-type="string">
            <text:p>von Mayrhauser et al.\cite{von2000planner}</text:p>
          </table:table-cell>
          <table:table-cell office:value-type="string" calcext:value-type="string">
            <text:p>Object Constraint Language (OCL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40]" office:value-type="string" office:string-value="Wang et al.\cite{wang2010correlating}" calcext:value-type="string">
            <text:p>Wang et al.\cite{wang2010correlating}</text:p>
          </table:table-cell>
          <table:table-cell table:style-name="ce2" office:value-type="string" calcext:value-type="string">
            <text:p>policy decision point (PDP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41]" office:value-type="string" office:string-value="Wang et al.\cite{wang2015experience} " calcext:value-type="string">
            <text:p>Wang et al.\cite{wang2015experience} </text:p>
          </table:table-cell>
          <table:table-cell office:value-type="string" calcext:value-type="string">
            <text:p>OrBAC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42]" office:value-type="string" office:string-value="Watanabe and Sakamura\cite{watanabe1996specification}" calcext:value-type="string">
            <text:p>Watanabe and Sakamura\cite{watanabe1996specification}</text:p>
          </table:table-cell>
          <table:table-cell office:value-type="string" calcext:value-type="string">
            <text:p>pushdown automata (PDA) 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utants analysis (operators)</text:p>
          </table:table-cell>
          <table:table-cell table:number-columns-repeated="10"/>
        </table:table-row>
        <table:table-row table:style-name="ro1">
          <table:table-cell table:formula="of:=[test_problem_spec.A143]" office:value-type="string" office:string-value="Weyuker et al.\cite{weyuker1994automatically}" calcext:value-type="string">
            <text:p>Weyuker et al.\cite{weyuker1994automatically}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44]" office:value-type="string" office:string-value="Whalen et al.\cite{whalen2013observable} " calcext:value-type="string">
            <text:p>Whalen et al.\cite{whalen2013observable}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45]" office:value-type="string" office:string-value="Xie et al.\cite{xie2011testing}" calcext:value-type="string">
            <text:p>Xie et al.\cite{xie2011testing}</text:p>
          </table:table-cell>
          <table:table-cell office:value-type="string" calcext:value-type="string">
            <text:p>AspectJ</text:p>
          </table:table-cell>
          <table:table-cell office:value-type="string" calcext:value-type="string">
            <text:p>700-8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iterature program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46]" office:value-type="string" office:string-value="Xu and Ding\cite{xu2010prioritizing}" calcext:value-type="string">
            <text:p>Xu and Ding\cite{xu2010prioritizing}</text:p>
          </table:table-cell>
          <table:table-cell office:value-type="string" calcext:value-type="string">
            <text:p>SQL 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45]" office:value-type="string" office:string-value="Xie et al.\cite{xie2011testing}" calcext:value-type="string">
            <text:p>Xie et al.\cite{xie2011testing}</text:p>
          </table:table-cell>
          <table:table-cell office:value-type="string" calcext:value-type="string">
            <text:p>jav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utants analysis (operators)</text:p>
          </table:table-cell>
          <table:table-cell table:number-columns-repeated="10"/>
        </table:table-row>
        <table:table-row table:style-name="ro1">
          <table:table-cell table:formula="of:=[test_problem_spec.A146]" office:value-type="string" office:string-value="Xu and Ding\cite{xu2010prioritizing}" calcext:value-type="string">
            <text:p>Xu and Ding\cite{xu2010prioritizing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30-3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Benchmark in literature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46]" office:value-type="string" office:string-value="Xu and Ding\cite{xu2010prioritizing}" calcext:value-type="string">
            <text:p>Xu and Ding\cite{xu2010prioritizing}</text:p>
          </table:table-cell>
          <table:table-cell office:value-type="string" calcext:value-type="string">
            <text:p>Z nota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nk not available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47]" office:value-type="string" office:string-value="Xu et al.\cite{xu2012testing}" calcext:value-type="string">
            <text:p>Xu et al.\cite{xu2012testing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48]" office:value-type="string" office:string-value="Xuan and Monperrus\cite{xuan2014test} " calcext:value-type="string">
            <text:p>Xuan and Monperrus\cite{xuan2014test} </text:p>
          </table:table-cell>
          <table:table-cell office:value-type="string" calcext:value-type="string">
            <text:p>Kermet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49]" office:value-type="string" office:string-value="Yoo and Harman\cite{yoo2012test}" calcext:value-type="string">
            <text:p>Yoo and Harman\cite{yoo2012test}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35-500</text:p>
          </table:table-cell>
          <table:table-cell office:value-type="string" calcext:value-type="string">
            <text:p>P, S</text:p>
          </table:table-cell>
          <table:table-cell office:value-type="string" calcext:value-type="string">
            <text:p>literature program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50]" office:value-type="string" office:string-value="Yoon and Choi\cite{yoon2004effective}" calcext:value-type="string">
            <text:p>Yoon and Choi\cite{yoon2004effective}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51]" office:value-type="string" office:string-value="You et al.\cite{you2015efficient} " calcext:value-type="string">
            <text:p>You et al.\cite{you2015efficient} </text:p>
          </table:table-cell>
          <table:table-cell office:value-type="string" calcext:value-type="string">
            <text:p>jav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tants analysis (operators)</text:p>
          </table:table-cell>
          <table:table-cell table:number-columns-repeated="10"/>
        </table:table-row>
        <table:table-row table:style-name="ro1">
          <table:table-cell table:formula="of:=[test_problem_spec.A152]" office:value-type="string" office:string-value="Zhan and Clark\cite{zhan2008search}" calcext:value-type="string">
            <text:p>Zhan and Clark\cite{zhan2008search}</text:p>
          </table:table-cell>
          <table:table-cell table:number-columns-repeated="16"/>
        </table:table-row>
        <table:table-row table:style-name="ro1">
          <table:table-cell table:formula="of:=[test_problem_spec.A153]" office:value-type="string" office:string-value="Zhang and Mesbah\cite{zhang2015assertions} " calcext:value-type="string">
            <text:p>Zhang and Mesbah\cite{zhang2015assertions} 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art of Weka</text:p>
          </table:table-cell>
          <table:table-cell office:value-type="string" calcext:value-type="string">
            <text:p>YES</text:p>
          </table:table-cell>
          <table:table-cell table:number-columns-repeated="11"/>
        </table:table-row>
        <table:table-row table:style-name="ro1">
          <table:table-cell table:formula="of:=[test_problem_spec.A154]" office:value-type="string" office:string-value="Zhang et al. \cite{zhang2013bridging} " calcext:value-type="string">
            <text:p>Zhang et al. \cite{zhang2013bridging} </text:p>
          </table:table-cell>
          <table:table-cell office:value-type="string" calcext:value-type="string">
            <text:p>AspectJ</text:p>
          </table:table-cell>
          <table:table-cell office:value-type="string" calcext:value-type="string">
            <text:p>700-80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55]" office:value-type="string" office:string-value="Zhang et al.\cite{wang2009taming} " calcext:value-type="string">
            <text:p>Zhang et al.\cite{wang2009taming} </text:p>
          </table:table-cell>
          <table:table-cell table:number-columns-repeated="16"/>
        </table:table-row>
        <table:table-row table:style-name="ro1">
          <table:table-cell table:formula="of:=[test_problem_spec.A156]" office:value-type="string" office:string-value="Zhang et al.\cite{zhang2009time}" calcext:value-type="string">
            <text:p>Zhang et al.\cite{zhang2009time}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57]" office:value-type="string" office:string-value="Zhang et al.\cite{zhang2010test} " calcext:value-type="string">
            <text:p>Zhang et al.\cite{zhang2010test} </text:p>
          </table:table-cell>
          <table:table-cell office:value-type="string" calcext:value-type="string">
            <text:p>SQL 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58]" office:value-type="string" office:string-value="Zhang et al.\cite{zhang2011empirical} " calcext:value-type="string">
            <text:p>Zhang et al.\cite{zhang2011empirical}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i et al. \cite{shi2014balancing} 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7-4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lf-implemented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table:formula="of:=[test_problem_spec.A159]" office:value-type="string" office:string-value="Zhang et al.\cite{zhang2014search}" calcext:value-type="string">
            <text:p>Zhang et al.\cite{zhang2014search}</text:p>
          </table:table-cell>
          <table:table-cell table:number-columns-repeated="16"/>
        </table:table-row>
        <table:table-row table:style-name="ro5">
          <table:table-cell table:formula="of:=[test_problem_spec.A160]" office:value-type="string" office:string-value="Zhou and Frankl\cite{zhou2011jdama} " calcext:value-type="string">
            <text:p>Zhou and Frankl\cite{zhou2011jdama} </text:p>
          </table:table-cell>
          <table:table-cell office:value-type="string" calcext:value-type="string">
            <text:p>specification (CTL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ccessible lin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tants analysis (equivalent)</text:p>
          </table:table-cell>
          <table:table-cell table:number-columns-repeated="10"/>
        </table:table-row>
        <table:table-row table:style-name="ro1" table:number-rows-repeated="3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uide_role_sum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number-columns-repeated="1021" table:default-cell-style-name="Default"/>
        <table:table-row table:style-name="ro1">
          <table:table-cell office:value-type="string" calcext:value-type="string">
            <text:p>Aichernig et al.\cite{aichernig2011efficient}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generate test data to kill mutants (UML state machine mutation)</text:p>
          </table:table-cell>
          <table:table-cell office:value-type="string" calcext:value-type="string">
            <text:p>Mutation (traditiona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chernig et al.\cite{aichernig2011efficient}</text:p>
          </table:table-cell>
          <table:table-cell office:value-type="string" calcext:value-type="string">
            <text:p>test data genera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chernig et al.\cite{aichernig2015killing}</text:p>
          </table:table-cell>
          <table:table-cell table:style-name="ce1" office:value-type="string" calcext:value-type="string">
            <text:p>test data gen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din et al.\cite{bardin2015sound}</text:p>
          </table:table-cell>
          <table:table-cell office:value-type="string" calcext:value-type="string">
            <text:p>test data gen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udry et al.\cite{baudry2000building}</text:p>
          </table:table-cell>
          <table:table-cell office:value-type="string" calcext:value-type="string">
            <text:p>test strategy evaluation, test data generation</text:p>
          </table:table-cell>
          <table:table-cell office:value-type="string" calcext:value-type="string">
            <text:p>use mutation coverage to generate test data and select test cases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ry et al.\cite{baudry2002genes}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generate test data to kill mutants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ry et al.\cite{baudry2002genes}</text:p>
          </table:table-cell>
          <table:table-cell office:value-type="string" calcext:value-type="string">
            <text:p>test data gen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udry et al.\cite{baudry2005genetic}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generate test data to kill mutants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ry et al.\cite{baudry2005genetic}</text:p>
          </table:table-cell>
          <table:table-cell office:value-type="string" calcext:value-type="string">
            <text:p>test data gen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li and Beyaz{\i}t\cite{belli2015exploiting}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generate test data to kill mutants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lli and Beyaz{\i}t\cite{belli2015exploiting}</text:p>
          </table:table-cell>
          <table:table-cell office:value-type="string" calcext:value-type="string">
            <text:p>test data gen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n et al.\cite{chen2002can} </text:p>
          </table:table-cell>
          <table:table-cell office:value-type="string" calcext:value-type="string">
            <text:p>test strategy evaluation </text:p>
          </table:table-cell>
          <table:table-cell office:value-type="string" calcext:value-type="string">
            <text:p>use mutants to estimate fault-exposing potential</text:p>
          </table:table-cell>
          <table:table-cell office:value-type="string" calcext:value-type="string">
            <text:p>Hand-seede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illi and Offutt\cite{demilli1991constraint} </text:p>
          </table:table-cell>
          <table:table-cell office:value-type="string" calcext:value-type="string">
            <text:p>test data generation 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illo and Offutt\cite{demillo1993experimental}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illo and Offutt\cite{demillo1993experimental}</text:p>
          </table:table-cell>
          <table:table-cell office:value-type="string" calcext:value-type="string">
            <text:p>test data gen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 Nardo et al.\cite{di2015generating}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generate test data to kill mutants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 Nardo et al.\cite{di2015generating}</text:p>
          </table:table-cell>
          <table:table-cell office:value-type="string" calcext:value-type="string">
            <text:p>test data gen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baum et al.\cite{elbaum2002test}</text:p>
          </table:table-cell>
          <table:table-cell office:value-type="string" calcext:value-type="string">
            <text:p>test case prioritisation </text:p>
          </table:table-cell>
          <table:table-cell office:value-type="string" calcext:value-type="string">
            <text:p>use mutants to estimate fault-exposing potential</text:p>
          </table:table-cell>
          <table:table-cell office:value-type="string" calcext:value-type="string">
            <text:p>Hand-seede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ser and Walkinshaw\cite{fraser2015assessing}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ser and Zeller\cite{fraser2012mutation} </text:p>
          </table:table-cell>
          <table:table-cell office:value-type="string" calcext:value-type="string">
            <text:p>test data generation, test oracle generation, test-case minimisation </text:p>
          </table:table-cell>
          <table:table-cell office:value-type="string" calcext:value-type="string">
            <text:p>use mutants to determine the impact of the mutation on the execution as fitness function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ser et al.\cite{fraser2013does}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use mutation analysis to generate assertion based on the behavior of the program</text:p>
          </table:table-cell>
          <table:table-cell office:value-type="string" calcext:value-type="string">
            <text:p>mutation, handed-see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ser et al.\cite{fraser2015achieving}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generate weak/strong mutant killable conditions for test data generation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y et al.\cite{gay2015automated}</text:p>
          </table:table-cell>
          <table:table-cell office:value-type="string" calcext:value-type="string">
            <text:p>test oracle selection </text:p>
          </table:table-cell>
          <table:table-cell office:value-type="string" calcext:value-type="string">
            <text:p>rank variables (for test oracle) according to killed mutants</text:p>
          </table:table-cell>
          <table:table-cell office:value-type="string" calcext:value-type="string">
            <text:p>mutation (evaluation se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o et al.\cite{hao2012demand}</text:p>
          </table:table-cell>
          <table:table-cell office:value-type="string" calcext:value-type="string">
            <text:p>test-suite reduction </text:p>
          </table:table-cell>
          <table:table-cell office:value-type="string" calcext:value-type="string">
            <text:p>use mutants to collect statistics on loss in fault-detection capability at the level of individual statements for various levels of confidence, and use these to construct a fault-detection- loss table</text:p>
          </table:table-cell>
          <table:table-cell office:value-type="string" calcext:value-type="string">
            <text:p>Hand-seeded, mutation (later version, evaluation se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man et al.\cite{harman2011strong} </text:p>
          </table:table-cell>
          <table:table-cell office:value-type="string" calcext:value-type="string">
            <text:p>test data generation </text:p>
          </table:table-cell>
          <table:table-cell office:value-type="string" calcext:value-type="string">
            <text:p>generate strong-higher-order mutant killable conditions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 et al.\cite{hou2007applying}</text:p>
          </table:table-cell>
          <table:table-cell office:value-type="string" calcext:value-type="string">
            <text:p>test strategy evaluation </text:p>
          </table:table-cell>
          <table:table-cell office:value-type="string" calcext:value-type="string">
            <text:p>Propose Interface-Contract Mutation coverage as a test adequacy criterion</text:p>
          </table:table-cell>
          <table:table-cell office:value-type="string" calcext:value-type="string">
            <text:p>Hand-seeded, mutation (different operator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rozik et al.\cite{jamrozik2012augmented}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augment test input data using mutation testing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renn et al.\cite{krenn2015momut}</text:p>
          </table:table-cell>
          <table:table-cell table:style-name="ce1" office:value-type="string" calcext:value-type="string">
            <text:p>test data gen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won et al.\cite{kwon2014test} </text:p>
          </table:table-cell>
          <table:table-cell office:value-type="string" calcext:value-type="string">
            <text:p>test case prioritisation </text:p>
          </table:table-cell>
          <table:table-cell office:value-type="string" calcext:value-type="string">
            <text:p>use mutants to determine coefficients of the linear regression model <text:span text:style-name="T5">with IR and coverage information</text:span></text:p>
          </table:table-cell>
          <table:table-cell office:value-type="string" calcext:value-type="string">
            <text:p>mutation (evaluation set)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Lee and Offutt\cite{lee2001generating}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generate test data to kill mutants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e and Offutt\cite{lee2001generating}</text:p>
          </table:table-cell>
          <table:table-cell office:value-type="string" calcext:value-type="string">
            <text:p>test data gen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u et al.\cite{liu2006approach} </text:p>
          </table:table-cell>
          <table:table-cell office:value-type="string" calcext:value-type="string">
            <text:p>test data generation </text:p>
          </table:table-cell>
          <table:table-cell office:value-type="string" calcext:value-type="string">
            <text:p>generate weak multiple-mutant-killable conditions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rber\cite{lorber2015model}</text:p>
          </table:table-cell>
          <table:table-cell office:value-type="string" calcext:value-type="string">
            <text:p>test data gen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 et al.\cite{lou2015mutation}</text:p>
          </table:table-cell>
          <table:table-cell office:value-type="string" calcext:value-type="string">
            <text:p>test case prioritisation </text:p>
          </table:table-cell>
          <table:table-cell office:value-type="string" calcext:value-type="string">
            <text:p>use mutants (in prior version) to estimate fault-detection capability</text:p>
          </table:table-cell>
          <table:table-cell office:value-type="string" calcext:value-type="string">
            <text:p>mutation (later version, evaluation se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rshokraie\cite{mirshokraie2014effective}</text:p>
          </table:table-cell>
          <table:table-cell office:value-type="string" calcext:value-type="string">
            <text:p>test data generation, test oracle generation, test strategy evaluation</text:p>
          </table:table-cell>
          <table:table-cell office:value-type="string" calcext:value-type="string">
            <text:p>generate test data to kill mutants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rshokraie\cite{mirshokraie2014effective}</text:p>
          </table:table-cell>
          <table:table-cell office:value-type="string" calcext:value-type="string">
            <text:p>test oracle generation</text:p>
          </table:table-cell>
          <table:table-cell office:value-type="string" calcext:value-type="string">
            <text:p>use mutants to generate test oracles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n et al.\cite{moon2014ask}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assign suspicious value to mutants according to test execution information</text:p>
          </table:table-cell>
          <table:table-cell office:value-type="string" calcext:value-type="string">
            <text:p>Hand-seede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taza et al.\cite{murtaza2011diagnosing}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use traces of mutants and prior faults to train the predication model (decision tree)</text:p>
          </table:table-cell>
          <table:table-cell office:value-type="string" calcext:value-type="string">
            <text:p>rea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dakis and Malevris\cite{papadakis2010automatic} </text:p>
          </table:table-cell>
          <table:table-cell office:value-type="string" calcext:value-type="string">
            <text:p>test data generation </text:p>
          </table:table-cell>
          <table:table-cell office:value-type="string" calcext:value-type="string">
            <text:p>generate strong mutant killable conditions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dakis and Malevris\cite{papadakis2011automatically} </text:p>
          </table:table-cell>
          <table:table-cell office:value-type="string" calcext:value-type="string">
            <text:p>test data generation 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dakis and Malevris\cite{papadakis2012mutation} </text:p>
          </table:table-cell>
          <table:table-cell office:value-type="string" calcext:value-type="string">
            <text:p>test data generation 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dakis et al.\cite{papadakis2012using}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assign suspicious value to mutants according to test execution information</text:p>
          </table:table-cell>
          <table:table-cell office:value-type="string" calcext:value-type="string">
            <text:p>Hand-seede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dakis et al.\cite{papadakis2015metallaxis}</text:p>
          </table:table-cell>
          <table:table-cell office:value-type="string" calcext:value-type="string">
            <text:p>fault localisation</text:p>
          </table:table-cell>
          <table:table-cell office:value-type="string" calcext:value-type="string">
            <text:p>assign suspicious value to mutants according to test execution information</text:p>
          </table:table-cell>
          <table:table-cell office:value-type="string" calcext:value-type="string">
            <text:p>Hand-seede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rick et al.\cite{patrick2015subdomain}</text:p>
          </table:table-cell>
          <table:table-cell office:value-type="string" calcext:value-type="string">
            <text:p>test data gen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i et al.\cite{qi2013efficient}</text:p>
          </table:table-cell>
          <table:table-cell office:value-type="string" calcext:value-type="string">
            <text:p>program repairing</text:p>
          </table:table-cell>
          <table:table-cell office:value-type="string" calcext:value-type="string">
            <text:p>prioritise test cases in patch validation according to fault-exposing potential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 et al. \cite{qu2008configuration} </text:p>
          </table:table-cell>
          <table:table-cell office:value-type="string" calcext:value-type="string">
            <text:p>test case prioritisation </text:p>
          </table:table-cell>
          <table:table-cell office:value-type="string" calcext:value-type="string">
            <text:p>order test cases according to prior fault detection information using both hand-seeded and mutation faults</text:p>
          </table:table-cell>
          <table:table-cell office:value-type="string" calcext:value-type="string">
            <text:p>Hand-seeded + mutation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thermel et al.\cite{rothermel1999test}</text:p>
          </table:table-cell>
          <table:table-cell office:value-type="string" calcext:value-type="string">
            <text:p>test case prioritisation </text:p>
          </table:table-cell>
          <table:table-cell office:value-type="string" calcext:value-type="string">
            <text:p>use mutants to estimate fault-exposing potential</text:p>
          </table:table-cell>
          <table:table-cell office:value-type="string" calcext:value-type="string">
            <text:p>Hand-seede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thermel et al.\cite{rothermel2001prioritizing} </text:p>
          </table:table-cell>
          <table:table-cell office:value-type="string" calcext:value-type="string">
            <text:p>test case prioritisation </text:p>
          </table:table-cell>
          <table:table-cell office:value-type="string" calcext:value-type="string">
            <text:p>use mutants to estimate fault-exposing potential</text:p>
          </table:table-cell>
          <table:table-cell office:value-type="string" calcext:value-type="string">
            <text:p>Hand-seede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lton et al.\cite{shelton2012adding}</text:p>
          </table:table-cell>
          <table:table-cell table:style-name="ce3" office:value-type="string" calcext:value-type="string">
            <text:p>development scheme evaluation</text:p>
          </table:table-cell>
          <table:table-cell office:value-type="string" calcext:value-type="string">
            <text:p>complementary to Test-Driven Development to add extra test cases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 et al. \cite{shi2014balancing} </text:p>
          </table:table-cell>
          <table:table-cell office:value-type="string" calcext:value-type="string">
            <text:p>test-suite reduction </text:p>
          </table:table-cell>
          <table:table-cell office:value-type="string" calcext:value-type="string">
            <text:p>to kill same mutants as the requirement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ith and Williams\cite{smith2009guiding} </text:p>
          </table:table-cell>
          <table:table-cell office:value-type="string" calcext:value-type="string">
            <text:p>test data generation </text:p>
          </table:table-cell>
          <table:table-cell office:value-type="string" calcext:value-type="string">
            <text:p>to kill mutants as the requirement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h and Williams\cite{smith2009should}</text:p>
          </table:table-cell>
          <table:table-cell office:value-type="string" calcext:value-type="string">
            <text:p>test strategy evaluation</text:p>
          </table:table-cell>
          <table:table-cell office:value-type="string" calcext:value-type="string">
            <text:p>use mutation score as the fitness function to generate test input data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ats et al.\cite{staats2012automated} </text:p>
          </table:table-cell>
          <table:table-cell office:value-type="string" calcext:value-type="string">
            <text:p>test oracle selection </text:p>
          </table:table-cell>
          <table:table-cell office:value-type="string" calcext:value-type="string">
            <text:p>rank variables (for test oracle) according to killed mutants</text:p>
          </table:table-cell>
          <table:table-cell office:value-type="string" calcext:value-type="string">
            <text:p>mutation (evaluation se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vanti et al.\cite{vivanti2013search} </text:p>
          </table:table-cell>
          <table:table-cell office:value-type="string" calcext:value-type="string">
            <text:p>test data generation 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n Mayrhauser et al.\cite{von2000planner}</text:p>
          </table:table-cell>
          <table:table-cell office:value-type="string" calcext:value-type="string">
            <text:p>test data generation</text:p>
          </table:table-cell>
          <table:table-cell office:value-type="string" calcext:value-type="string">
            <text:p>augment test input data to kill muta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han and Clark\cite{zhan2008search}</text:p>
          </table:table-cell>
          <table:table-cell office:value-type="string" calcext:value-type="string">
            <text:p>test data generation, test-suite reduction</text:p>
          </table:table-cell>
          <table:table-cell office:value-type="string" calcext:value-type="string">
            <text:p>generate strong mutant killable conditions</text:p>
          </table:table-cell>
          <table:table-cell office:value-type="string" calcext:value-type="string">
            <text:p>mu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ang et al.\cite{zhang2010test} </text:p>
          </table:table-cell>
          <table:table-cell office:value-type="string" calcext:value-type="string">
            <text:p>test data generation </text:p>
          </table:table-cell>
          <table:table-cell office:value-type="string" calcext:value-type="string">
            <text:p>generate weak mutant killable conditions</text:p>
          </table:table-cell>
          <table:table-cell office:value-type="string" calcext:value-type="string">
            <text:p>Mutation (different tool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Zhang et al.\cite{zhang2012regression}</text:p>
          </table:table-cell>
          <table:table-cell table:style-name="ce3" office:value-type="string" calcext:value-type="string">
            <text:p>test-suite reduction, test case prioritisation</text:p>
          </table:table-cell>
          <table:table-cell table:style-name="ce3" office:value-type="string" calcext:value-type="string">
            <text:p>use mutation coverage to select and prioritize test cases </text:p>
          </table:table-cell>
          <table:table-cell table:style-name="ce3" office:value-type="string" calcext:value-type="string">
            <text:p>mutation (later version)</text:p>
          </table:table-cell>
          <table:table-cell table:number-columns-repeated="1020"/>
        </table:table-row>
      </table:table>
      <table:table table:name="validation_res" table:style-name="ta1"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11" table:default-cell-style-name="ce2"/>
        <table:table-column table:style-name="co11" table:number-columns-repeated="2" table:default-cell-style-name="Default"/>
        <table:table-row table:style-name="ro6">
          <table:table-cell table:formula="of:=[test_problem_spec.A15]" office:value-type="string" office:string-value="Bardin et al.\cite{bardin2015sound}" calcext:value-type="string">
            <text:p>Bardin et al.\cite{bardin2015sound}</text:p>
          </table:table-cell>
          <table:table-cell table:style-name="Default" office:value-type="string" calcext:value-type="string">
            <text:p>n/a</text:p>
          </table:table-cell>
          <table:table-cell table:style-name="Default" table:formula="of:=[test_problem_spec.D15]" office:value-type="string" office:string-value="test data generation" calcext:value-type="string">
            <text:p>test data generation</text:p>
          </table:table-cell>
          <table:table-cell table:style-name="Default" table:formula="of:=[notes.E17]" office:value-type="string" office:string-value=" configurable software" calcext:value-type="string">
            <text:p><text:s/>configurable software</text:p>
          </table:table-cell>
          <table:table-cell table:style-name="Default" table:formula="of:=test_problem_spec.#REF!#REF!#REF!#REF!#REF!#REF!#REF!#REF!#REF!#REF!#REF!#REF!#REF!#REF!#REF!#REF!#REF!#REF!#REF!#REF!#REF!#REF!#REF!#REF!#REF!#REF!#REF!#REF!#REF!16" office:value-type="string" office:string-value="" calcext:value-type="error">
            <text:p>Err:509</text:p>
          </table:table-cell>
          <table:table-cell table:style-name="Default" table:formula="of:=test_problem_spec.#REF!#REF!#REF!#REF!#REF!#REF!#REF!#REF!#REF!#REF!#REF!#REF!#REF!#REF!#REF!#REF!#REF!#REF!#REF!#REF!#REF!#REF!#REF!#REF!#REF!#REF!#REF!#REF!#REF!16" office:value-type="string" office:string-value="" calcext:value-type="error">
            <text:p>Err:509</text:p>
          </table:table-cell>
          <table:table-cell table:style-name="Default" table:formula="of:=test_problem_spec.#REF!#REF!#REF!#REF!#REF!#REF!#REF!#REF!#REF!#REF!#REF!#REF!#REF!#REF!#REF!#REF!#REF!#REF!#REF!#REF!#REF!#REF!#REF!#REF!#REF!#REF!#REF!#REF!#REF!16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6">
          <table:table-cell table:formula="of:=[test_problem_spec.A42]" office:value-type="string" office:string-value="Edwards\cite{edwards2000black}" calcext:value-type="string">
            <text:p>Edwards\cite{edwards2000black}</text:p>
          </table:table-cell>
          <table:table-cell table:formula="of:=[test_problem_spec.C42]" office:value-type="string" office:string-value="n/a" calcext:value-type="string">
            <text:p>n/a</text:p>
          </table:table-cell>
          <table:table-cell table:formula="of:=[test_problem_spec.D42]" office:value-type="string" office:string-value="test strategy evaluation" calcext:value-type="string">
            <text:p>test strategy evaluation</text:p>
          </table:table-cell>
          <table:table-cell table:formula="of:=[notes.E46]" office:value-type="string" office:string-value=" n/a" calcext:value-type="string">
            <text:p><text:s/>n/a</text:p>
          </table:table-cell>
          <table:table-cell table:formula="of:=test_problem_spec.#REF!#REF!#REF!#REF!#REF!#REF!#REF!#REF!#REF!#REF!#REF!#REF!#REF!#REF!#REF!#REF!#REF!#REF!#REF!#REF!#REF!#REF!#REF!#REF!#REF!#REF!#REF!#REF!#REF!45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45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45" office:value-type="string" office:string-value="" calcext:value-type="error">
            <text:p>Err:509</text:p>
          </table:table-cell>
          <table:table-cell table:style-name="ce2" table:number-columns-repeated="2"/>
        </table:table-row>
        <table:table-row table:style-name="ro1">
          <table:table-cell table:formula="of:=[test_problem_spec.A23]" office:value-type="string" office:string-value="Briand et al.\cite{briand2004using} " calcext:value-type="string">
            <text:p>Briand et al.\cite{briand2004using} </text:p>
          </table:table-cell>
          <table:table-cell office:value-type="string" calcext:value-type="string">
            <text:p>unit</text:p>
          </table:table-cell>
          <table:table-cell table:formula="of:=[test_problem_spec.D23]" office:value-type="string" office:string-value=" test strategy evaluation " calcext:value-type="string">
            <text:p><text:s/>test strategy evaluation </text:p>
          </table:table-cell>
          <table:table-cell office:value-type="string" calcext:value-type="string">
            <text:p>critical</text:p>
          </table:table-cell>
          <table:table-cell table:formula="of:=test_problem_spec.#REF!#REF!#REF!#REF!#REF!#REF!#REF!#REF!#REF!#REF!#REF!#REF!#REF!#REF!#REF!#REF!#REF!#REF!#REF!#REF!#REF!#REF!#REF!#REF!#REF!#REF!#REF!#REF!#REF!24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24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24" office:value-type="string" office:string-value="" calcext:value-type="error">
            <text:p>Err:509</text:p>
          </table:table-cell>
          <table:table-cell table:style-name="ce2" table:number-columns-repeated="2"/>
        </table:table-row>
        <table:table-row table:style-name="ro1">
          <table:table-cell table:formula="of:=[test_problem_spec.A20]" office:value-type="string" office:string-value="Belli et al.\cite{belli2011mutation}" calcext:value-type="string">
            <text:p>Belli et al.\cite{belli2011mutation}</text:p>
          </table:table-cell>
          <table:table-cell office:value-type="string" calcext:value-type="string">
            <text:p>n/a</text:p>
          </table:table-cell>
          <table:table-cell table:formula="of:=[test_problem_spec.D20]" office:value-type="string" office:string-value="test data generation, test strategy evaluation" calcext:value-type="string">
            <text:p>test data generation, test strategy evaluation</text:p>
          </table:table-cell>
          <table:table-cell office:value-type="string" calcext:value-type="string">
            <text:p>ciritical</text:p>
          </table:table-cell>
          <table:table-cell table:formula="of:=test_problem_spec.#REF!#REF!#REF!#REF!#REF!#REF!#REF!#REF!#REF!#REF!#REF!#REF!#REF!#REF!#REF!#REF!#REF!#REF!#REF!#REF!#REF!#REF!#REF!#REF!#REF!#REF!#REF!#REF!#REF!21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21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21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">
          <table:table-cell table:formula="of:=[test_problem_spec.A57]" office:value-type="string" office:string-value="Harman et al.\cite{harman2011strong} " calcext:value-type="string">
            <text:p>Harman et al.\cite{harman2011strong} </text:p>
          </table:table-cell>
          <table:table-cell table:formula="of:=[test_problem_spec.C57]" office:value-type="string" office:string-value="n/a" calcext:value-type="string">
            <text:p>n/a</text:p>
          </table:table-cell>
          <table:table-cell table:formula="of:=[test_problem_spec.D57]" office:value-type="string" office:string-value=" test data generation " calcext:value-type="string">
            <text:p><text:s/>test data generation </text:p>
          </table:table-cell>
          <table:table-cell table:formula="of:=[notes.E63]" office:value-type="string" office:string-value="oo" calcext:value-type="string">
            <text:p>oo</text:p>
          </table:table-cell>
          <table:table-cell table:formula="of:=test_problem_spec.#REF!#REF!#REF!#REF!#REF!#REF!#REF!#REF!#REF!#REF!#REF!#REF!#REF!#REF!#REF!#REF!#REF!#REF!#REF!#REF!#REF!#REF!#REF!#REF!#REF!#REF!#REF!#REF!#REF!62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62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62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">
          <table:table-cell table:formula="of:=[test_problem_spec.A5]" office:value-type="string" office:string-value="Andrews et al.\cite{andrews2003general} " calcext:value-type="string">
            <text:p>Andrews et al.\cite{andrews2003general} 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est data generation, testing strategy eval</text:p>
          </table:table-cell>
          <table:table-cell table:formula="of:=[notes.E7]" office:value-type="string" office:string-value=" oo" calcext:value-type="string">
            <text:p><text:s/>oo</text:p>
          </table:table-cell>
          <table:table-cell table:formula="of:=test_problem_spec.#REF!#REF!#REF!#REF!#REF!#REF!#REF!#REF!#REF!#REF!#REF!#REF!#REF!#REF!#REF!#REF!#REF!#REF!#REF!#REF!#REF!#REF!#REF!#REF!#REF!#REF!#REF!#REF!#REF!6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6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6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">
          <table:table-cell table:formula="of:=[test_problem_spec.A2]" office:value-type="string" office:string-value="Aichernig et al.\cite{aichernig2011efficient}" calcext:value-type="string">
            <text:p>Aichernig et al.\cite{aichernig2011efficient}</text:p>
          </table:table-cell>
          <table:table-cell table:formula="of:=[test_problem_spec.C2]" office:value-type="string" office:string-value="integration" calcext:value-type="string">
            <text:p>integration</text:p>
          </table:table-cell>
          <table:table-cell table:formula="of:=[test_problem_spec.D2]" office:value-type="string" office:string-value="test data generation" calcext:value-type="string">
            <text:p>test data generation</text:p>
          </table:table-cell>
          <table:table-cell office:value-type="string" calcext:value-type="string">
            <text:p>oo</text:p>
          </table:table-cell>
          <table:table-cell table:formula="of:=test_problem_spec.#REF!#REF!#REF!#REF!#REF!#REF!#REF!#REF!#REF!#REF!#REF!#REF!#REF!#REF!#REF!#REF!#REF!#REF!#REF!#REF!#REF!#REF!#REF!#REF!#REF!#REF!#REF!#REF!#REF!3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3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3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">
          <table:table-cell table:formula="of:=[test_problem_spec.A14]" office:value-type="string" office:string-value="Bandyopadhyay and Ghosh\cite{bandyopadhyay2009test}" calcext:value-type="string">
            <text:p>Bandyopadhyay and Ghosh\cite{bandyopadhyay2009test}</text:p>
          </table:table-cell>
          <table:table-cell office:value-type="string" calcext:value-type="string">
            <text:p>n/a</text:p>
          </table:table-cell>
          <table:table-cell table:formula="of:=[test_problem_spec.D14]" office:value-type="string" office:string-value="test data generation" calcext:value-type="string">
            <text:p>test data generation</text:p>
          </table:table-cell>
          <table:table-cell office:value-type="string" calcext:value-type="string">
            <text:p>n/a</text:p>
          </table:table-cell>
          <table:table-cell table:formula="of:=test_problem_spec.#REF!#REF!#REF!#REF!#REF!#REF!#REF!#REF!#REF!#REF!#REF!#REF!#REF!#REF!#REF!#REF!#REF!#REF!#REF!#REF!#REF!#REF!#REF!#REF!#REF!#REF!#REF!#REF!#REF!15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15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15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">
          <table:table-cell table:formula="of:=[test_problem_spec.A12]" office:value-type="string" office:string-value="Au{\ss}erlechner et al.\cite{ausserlechner2013right}" calcext:value-type="string">
            <text:p>Au{\ss}erlechner et al.\cite{ausserlechner2013right}</text:p>
          </table:table-cell>
          <table:table-cell office:value-type="string" calcext:value-type="string">
            <text:p>unit,system</text:p>
          </table:table-cell>
          <table:table-cell office:value-type="string" calcext:value-type="string">
            <text:p>oracle, test data generation</text:p>
          </table:table-cell>
          <table:table-cell table:formula="of:=[notes.E14]" office:value-type="string" office:string-value=" n/a" calcext:value-type="string">
            <text:p><text:s/>n/a</text:p>
          </table:table-cell>
          <table:table-cell table:formula="of:=test_problem_spec.#REF!#REF!#REF!#REF!#REF!#REF!#REF!#REF!#REF!#REF!#REF!#REF!#REF!#REF!#REF!#REF!#REF!#REF!#REF!#REF!#REF!#REF!#REF!#REF!#REF!#REF!#REF!#REF!#REF!13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13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13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">
          <table:table-cell table:formula="of:=[test_problem_spec.A3]" office:value-type="string" office:string-value="Aichernig et al.\cite{aichernig2015killing}" calcext:value-type="string">
            <text:p>Aichernig et al.\cite{aichernig2015killing}</text:p>
          </table:table-cell>
          <table:table-cell office:value-type="string" calcext:value-type="string">
            <text:p>other</text:p>
          </table:table-cell>
          <table:table-cell table:formula="of:=[test_problem_spec.D3]" office:value-type="string" office:string-value="test data generation" calcext:value-type="string">
            <text:p>test data generation</text:p>
          </table:table-cell>
          <table:table-cell table:formula="of:=[notes.E5]" office:value-type="string" office:string-value=" grammar-based software" calcext:value-type="string">
            <text:p><text:s/>grammar-based software</text:p>
          </table:table-cell>
          <table:table-cell table:formula="of:=test_problem_spec.#REF!#REF!#REF!#REF!#REF!#REF!#REF!#REF!#REF!#REF!#REF!#REF!#REF!#REF!#REF!#REF!#REF!#REF!#REF!#REF!#REF!#REF!#REF!#REF!#REF!#REF!#REF!#REF!#REF!4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4" office:value-type="string" office:string-value="" calcext:value-type="error">
            <text:p>Err:509</text:p>
          </table:table-cell>
          <table:table-cell table:formula="of:=test_problem_spec.#REF!#REF!#REF!#REF!#REF!#REF!#REF!#REF!#REF!#REF!#REF!#REF!#REF!#REF!#REF!#REF!#REF!#REF!#REF!#REF!#REF!#REF!#REF!#REF!#REF!#REF!#REF!#REF!#REF!4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table:formula="of:=[mut_testing_spec.A16]" office:value-type="string" office:string-value="Qu et al. \cite{qu2008configuration} " calcext:value-type="string">
            <text:p>Qu et al. \cite{qu2008configuration} </text:p>
          </table:table-cell>
          <table:table-cell table:style-name="Default" table:formula="of:=[mut_testing_spec.B16]" office:value-type="string" office:string-value=" assess, guide " calcext:value-type="string">
            <text:p><text:s/>assess, guide </text:p>
          </table:table-cell>
          <table:table-cell table:style-name="Default" table:formula="of:=[mut_testing_spec.D16]" office:value-type="string" office:string-value="  \cite{andrews2003general} " calcext:value-type="string">
            <text:p><text:s text:c="2"/>\cite{andrews2003general} </text:p>
          </table:table-cell>
          <table:table-cell table:style-name="Default" table:formula="of:=[mut_testing_spec.D16]" office:value-type="string" office:string-value="  \cite{andrews2003general} " calcext:value-type="string">
            <text:p><text:s text:c="2"/>\cite{andrews2003general} </text:p>
          </table:table-cell>
          <table:table-cell table:style-name="Default" table:formula="of:=[mut_testing_spec.H16]" office:value-type="string" office:string-value=" n/a " calcext:value-type="string">
            <text:p><text:s/>n/a </text:p>
          </table:table-cell>
          <table:table-cell table:style-name="Default" office:value-type="string" calcext:value-type="string">
            <text:p>fixed number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mut_testing_spec.A45]" office:value-type="string" office:string-value="Papadakis and Malevris\cite{papadakis2011automatically} " calcext:value-type="string">
            <text:p>Papadakis and Malevris\cite{papadakis2011automatically} </text:p>
          </table:table-cell>
          <table:table-cell table:formula="of:=[mut_testing_spec.B45]" office:value-type="string" office:string-value=" assess, guide " calcext:value-type="string">
            <text:p><text:s/>assess, guide </text:p>
          </table:table-cell>
          <table:table-cell table:formula="of:=[mut_testing_spec.D45]" office:value-type="string" office:string-value=" jFuzz " calcext:value-type="string">
            <text:p><text:s/>jFuzz </text:p>
          </table:table-cell>
          <table:table-cell table:formula="of:=[mut_testing_spec.D45]" office:value-type="string" office:string-value=" jFuzz " calcext:value-type="string">
            <text:p><text:s/>jFuzz </text:p>
          </table:table-cell>
          <table:table-cell table:formula="of:=[mut_testing_spec.H45]" office:value-type="string" office:string-value=" manual investigation " calcext:value-type="string">
            <text:p><text:s/>manual investigation </text:p>
          </table:table-cell>
          <table:table-cell table:formula="of:=[mut_testing_spec.I45]" office:value-type="string" office:string-value="weak mutation" calcext:value-type="string">
            <text:p>weak mutation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mut_testing_spec.A24]" office:value-type="string" office:string-value="Th\'evenod-Fosse et al.\cite{thevenod1991experimental} " calcext:value-type="string">
            <text:p>Th\'evenod-Fosse et al.\cite{thevenod1991experimental} </text:p>
          </table:table-cell>
          <table:table-cell table:formula="of:=[mut_testing_spec.B24]" office:value-type="string" office:string-value=" assess " calcext:value-type="string">
            <text:p><text:s/>assess </text:p>
          </table:table-cell>
          <table:table-cell office:value-type="string" calcext:value-type="string">
            <text:p>n/a</text:p>
          </table:table-cell>
          <table:table-cell table:formula="of:=[mut_testing_spec.D24]" office:value-type="string" office:string-value="n/a" calcext:value-type="string">
            <text:p>n/a</text:p>
          </table:table-cell>
          <table:table-cell office:value-type="string" calcext:value-type="string">
            <text:p>n/a</text:p>
          </table:table-cell>
          <table:table-cell table:formula="of:=[mut_testing_spec.I24]" office:value-type="string" office:string-value="n/a" calcext:value-type="string">
            <text:p>n/a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mut_testing_spec.A21]" office:value-type="string" office:string-value="You et al.\cite{you2015efficient} " calcext:value-type="string">
            <text:p>You et al.\cite{you2015efficient} </text:p>
          </table:table-cell>
          <table:table-cell table:formula="of:=[mut_testing_spec.B21]" office:value-type="string" office:string-value=" assess " calcext:value-type="string">
            <text:p><text:s/>assess </text:p>
          </table:table-cell>
          <table:table-cell table:formula="of:=[mut_testing_spec.D21]" office:value-type="string" office:string-value="\cite{rajan2008requirements} " calcext:value-type="string">
            <text:p>\cite{rajan2008requirements} </text:p>
          </table:table-cell>
          <table:table-cell table:formula="of:=[mut_testing_spec.D21]" office:value-type="string" office:string-value="\cite{rajan2008requirements} " calcext:value-type="string">
            <text:p>\cite{rajan2008requirements} </text:p>
          </table:table-cell>
          <table:table-cell office:value-type="string" calcext:value-type="string">
            <text:p>n/a</text:p>
          </table:table-cell>
          <table:table-cell table:formula="of:=[mut_testing_spec.I21]" office:value-type="string" office:string-value="fixed number" calcext:value-type="string">
            <text:p>fixed number</text:p>
          </table:table-cell>
          <table:table-cell table:style-name="Default" office:value-type="string" calcext:value-type="string">
            <text:p>fixed number</text:p>
          </table:table-cell>
          <table:table-cell table:number-columns-repeated="2"/>
        </table:table-row>
        <table:table-row table:style-name="ro1">
          <table:table-cell table:formula="of:=[mut_testing_spec.A62]" office:value-type="string" office:string-value="Fraser et al.\cite{fraser2015achieving}" calcext:value-type="string">
            <text:p>Fraser et al.\cite{fraser2015achieving}</text:p>
          </table:table-cell>
          <table:table-cell table:formula="of:=[mut_testing_spec.B62]" office:value-type="string" office:string-value="guide, assess" calcext:value-type="string">
            <text:p>guide, assess</text:p>
          </table:table-cell>
          <table:table-cell table:formula="of:=[mut_testing_spec.D62]" office:value-type="string" office:string-value="EvoSuite" calcext:value-type="string">
            <text:p>EvoSuite</text:p>
          </table:table-cell>
          <table:table-cell table:formula="of:=[mut_testing_spec.D62]" office:value-type="string" office:string-value="EvoSuite" calcext:value-type="string">
            <text:p>EvoSuite</text:p>
          </table:table-cell>
          <table:table-cell table:formula="of:=[mut_testing_spec.H62]" office:value-type="string" office:string-value="no investigation" calcext:value-type="string">
            <text:p>no investigation</text:p>
          </table:table-cell>
          <table:table-cell table:formula="of:=[mut_testing_spec.I62]" office:value-type="string" office:string-value="mutant sample, weak mutation" calcext:value-type="string">
            <text:p>mutant sample, weak mutation</text:p>
          </table:table-cell>
          <table:table-cell table:style-name="Default" office:value-type="string" calcext:value-type="string">
            <text:p>mutant sample, weak mutation</text:p>
          </table:table-cell>
          <table:table-cell table:number-columns-repeated="2"/>
        </table:table-row>
        <table:table-row table:style-name="ro1">
          <table:table-cell table:formula="of:=[mut_testing_spec.A6]" office:value-type="string" office:string-value="Mouchawrab et al.\cite{mouchawrab2007assessing} " calcext:value-type="string">
            <text:p>Mouchawrab et al.\cite{mouchawrab2007assessing} </text:p>
          </table:table-cell>
          <table:table-cell table:formula="of:=[mut_testing_spec.B6]" office:value-type="string" office:string-value=" assess " calcext:value-type="string">
            <text:p><text:s/>assess </text:p>
          </table:table-cell>
          <table:table-cell table:formula="of:=[mut_testing_spec.D6]" office:value-type="string" office:string-value=" Mujava " calcext:value-type="string">
            <text:p><text:s/>Mujava </text:p>
          </table:table-cell>
          <table:table-cell office:value-type="string" calcext:value-type="string">
            <text:p>predefined</text:p>
          </table:table-cell>
          <table:table-cell table:formula="of:=[mut_testing_spec.H6]" office:value-type="string" office:string-value=" manual investigation " calcext:value-type="string">
            <text:p><text:s/>manual investigation </text:p>
          </table:table-cell>
          <table:table-cell table:formula="of:=[mut_testing_spec.I6]" office:value-type="string" office:string-value="n/a" calcext:value-type="string">
            <text:p>n/a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mut_testing_spec.A3]" office:value-type="string" office:string-value="Zhang et al.\cite{zhang2011empirical}  " calcext:value-type="string">
            <text:p>Zhang et al.\cite{zhang2011empirical} <text:s/></text:p>
          </table:table-cell>
          <table:table-cell table:formula="of:=[mut_testing_spec.B3]" office:value-type="string" office:string-value=" assess " calcext:value-type="string">
            <text:p><text:s/>assess </text:p>
          </table:table-cell>
          <table:table-cell office:value-type="string" calcext:value-type="string">
            <text:p>Mujava, hand</text:p>
          </table:table-cell>
          <table:table-cell table:formula="of:=[mut_testing_spec.D3]" office:value-type="string" office:string-value=" MuJava " calcext:value-type="string">
            <text:p><text:s/>MuJava </text:p>
          </table:table-cell>
          <table:table-cell table:formula="of:=[mut_testing_spec.H3]" office:value-type="string" office:string-value=" n/a " calcext:value-type="string">
            <text:p><text:s/>n/a </text:p>
          </table:table-cell>
          <table:table-cell office:value-type="string" calcext:value-type="string">
            <text:p>fixed number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mut_testing_spec.A15]" office:value-type="string" office:string-value="Qu et al.\cite{qu2012configuration} " calcext:value-type="string">
            <text:p>Qu et al.\cite{qu2012configuration} </text:p>
          </table:table-cell>
          <table:table-cell table:formula="of:=[mut_testing_spec.B15]" office:value-type="string" office:string-value=" assess 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edefined</text:p>
          </table:table-cell>
          <table:table-cell table:formula="of:=[mut_testing_spec.H15]" office:value-type="string" office:string-value=" n/a " calcext:value-type="string">
            <text:p><text:s/>n/a </text:p>
          </table:table-cell>
          <table:table-cell table:formula="of:=[mut_testing_spec.I15]" office:value-type="string" office:string-value=" n/a" calcext:value-type="string">
            <text:p><text:s/>n/a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mut_testing_spec.A13]" office:value-type="string" office:string-value="Andrews et al.\cite{andrews2003general} " calcext:value-type="string">
            <text:p>Andrews et al.\cite{andrews2003general} </text:p>
          </table:table-cell>
          <table:table-cell table:formula="of:=[mut_testing_spec.B13]" office:value-type="string" office:string-value=" assess " calcext:value-type="string">
            <text:p><text:s/>asses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edefined</text:p>
          </table:table-cell>
          <table:table-cell table:formula="of:=[mut_testing_spec.H13]" office:value-type="string" office:string-value=" n/a " calcext:value-type="string">
            <text:p><text:s/>n/a </text:p>
          </table:table-cell>
          <table:table-cell table:formula="of:=[mut_testing_spec.I13]" office:value-type="string" office:string-value=" mutant sample" calcext:value-type="string">
            <text:p><text:s/>mutant sample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mut_testing_spec.A4]" office:value-type="string" office:string-value="Hennessy and Power\cite{hennessy2008analysing} " calcext:value-type="string">
            <text:p>Hennessy and Power\cite{hennessy2008analysing} </text:p>
          </table:table-cell>
          <table:table-cell table:formula="of:=[mut_testing_spec.B4]" office:value-type="string" office:string-value=" assess " calcext:value-type="string">
            <text:p><text:s/>asses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edefined</text:p>
          </table:table-cell>
          <table:table-cell table:formula="of:=[mut_testing_spec.H4]" office:value-type="string" office:string-value=" n/a " calcext:value-type="string">
            <text:p><text:s/>n/a </text:p>
          </table:table-cell>
          <table:table-cell office:value-type="string" calcext:value-type="string">
            <text:p>weak mutation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table:formula="of:=[eva_method_des.A16]" office:value-type="string" office:string-value="Qu et al. \cite{qu2008configuration} " calcext:value-type="string">
            <text:p>Qu et al. \cite{qu2008configuration} </text:p>
          </table:table-cell>
          <table:table-cell table:style-name="Default" table:formula="of:=[notes.F17]" office:value-type="string" office:string-value="No" calcext:value-type="string">
            <text:p>No</text:p>
          </table:table-cell>
          <table:table-cell table:style-name="Default" table:formula="of:=[eva_method_des.B16]" office:value-type="string" office:string-value=" C " calcext:value-type="string">
            <text:p><text:s/>C </text:p>
          </table:table-cell>
          <table:table-cell table:style-name="Default" table:formula="of:=[eva_method_des.C16]" office:value-type="string" office:string-value="80k-0.1m" calcext:value-type="string">
            <text:p>80k-0.1m</text:p>
          </table:table-cell>
          <table:table-cell table:style-name="Default" table:formula="of:=[eva_method_des.H16]" office:value-type="string" office:string-value=" hand seeded " calcext:value-type="string">
            <text:p><text:s/>hand seeded </text:p>
          </table:table-cell>
          <table:table-cell table:style-name="Default" table:formula="of:=[eva_method_des.J16]" office:value-type="string" office:string-value=" n/a " calcext:value-type="string">
            <text:p><text:s/>n/a </text:p>
          </table:table-cell>
          <table:table-cell table:style-name="Default" table:formula="of:=[eva_method_des.K16]" office:value-type="string" office:string-value=" NAPFD " calcext:value-type="string">
            <text:p><text:s/>NAPFD </text:p>
          </table:table-cell>
          <table:table-cell table:formula="of:=[eva_method_des.L16]" office:value-type="string" office:string-value=" SIR" calcext:value-type="string">
            <text:p><text:s/>SIR</text:p>
          </table:table-cell>
          <table:table-cell/>
        </table:table-row>
        <table:table-row table:style-name="ro1">
          <table:table-cell table:formula="of:=[eva_method_des.A45]" office:value-type="string" office:string-value="Papadakis and Malevris\cite{papadakis2011automatically} " calcext:value-type="string">
            <text:p>Papadakis and Malevris\cite{papadakis2011automatically} </text:p>
          </table:table-cell>
          <table:table-cell table:formula="of:=[notes.F46]" office:value-type="string" office:string-value="No" calcext:value-type="string">
            <text:p>No</text:p>
          </table:table-cell>
          <table:table-cell table:formula="of:=[eva_method_des.B45]" office:value-type="string" office:string-value=" Java " calcext:value-type="string">
            <text:p><text:s/>Java </text:p>
          </table:table-cell>
          <table:table-cell table:formula="of:=[eva_method_des.C45]" office:value-type="string" office:string-value="n/a" calcext:value-type="string">
            <text:p>n/a</text:p>
          </table:table-cell>
          <table:table-cell table:formula="of:=[eva_method_des.H45]" office:value-type="string" office:string-value=" strong mutation, existing automated tools (JPF-SE, Etoc and Concolic prototype), branch testing " calcext:value-type="string">
            <text:p><text:s/>strong mutation, existing automated tools (JPF-SE, Etoc and Concolic prototype), branch testing </text:p>
          </table:table-cell>
          <table:table-cell table:formula="of:=[eva_method_des.J45]" office:value-type="string" office:string-value=" test execution time, speedup (strong mutation time / weak mutation time) " calcext:value-type="string">
            <text:p><text:s/>test execution time, speedup (strong mutation time / weak mutation time) </text:p>
          </table:table-cell>
          <table:table-cell table:formula="of:=[eva_method_des.K45]" office:value-type="string" office:string-value=" mutation score, branch coverage " calcext:value-type="string">
            <text:p><text:s/>mutation score, branch coverage </text:p>
          </table:table-cell>
          <table:table-cell table:style-name="ce2" table:formula="of:=[eva_method_des.L45]" office:value-type="string" office:string-value=" benchmark program (based on \cite{polo2009decreasing}), SIR (preliminary)" calcext:value-type="string">
            <text:p><text:s/>benchmark program (based on \cite{polo2009decreasing}), SIR (preliminary)</text:p>
          </table:table-cell>
          <table:table-cell office:value-type="string" calcext:value-type="string">
            <text:p>Self-defined</text:p>
          </table:table-cell>
        </table:table-row>
        <table:table-row table:style-name="ro1">
          <table:table-cell table:formula="of:=[eva_method_des.A24]" office:value-type="string" office:string-value="Th\'evenod-Fosse et al.\cite{thevenod1991experimental} " calcext:value-type="string">
            <text:p>Th\'evenod-Fosse et al.\cite{thevenod1991experimental} </text:p>
          </table:table-cell>
          <table:table-cell table:formula="of:=[notes.F25]" office:value-type="string" office:string-value="No" calcext:value-type="string">
            <text:p>No</text:p>
          </table:table-cell>
          <table:table-cell table:formula="of:=[eva_method_des.B24]" office:value-type="string" office:string-value=" C " calcext:value-type="string">
            <text:p><text:s/>C </text:p>
          </table:table-cell>
          <table:table-cell table:formula="of:=[eva_method_des.C24]" office:value-type="string" office:string-value="n/a" calcext:value-type="string">
            <text:p>n/a</text:p>
          </table:table-cell>
          <table:table-cell table:formula="of:=[eva_method_des.H24]" office:value-type="string" office:string-value=" n/a " calcext:value-type="string">
            <text:p><text:s/>n/a </text:p>
          </table:table-cell>
          <table:table-cell table:formula="of:=[eva_method_des.J24]" office:value-type="string" office:string-value=" n/a " calcext:value-type="string">
            <text:p><text:s/>n/a </text:p>
          </table:table-cell>
          <table:table-cell table:formula="of:=[eva_method_des.K24]" office:value-type="string" office:string-value=" mutation score " calcext:value-type="string">
            <text:p><text:s/>mutation score </text:p>
          </table:table-cell>
          <table:table-cell table:style-name="ce2" table:formula="of:=[eva_method_des.L24]" office:value-type="string" office:string-value=" No (extraction from nuclear reactor safety shutdown system)" calcext:value-type="string">
            <text:p><text:s/>No (extraction from nuclear reactor safety shutdown system)</text:p>
          </table:table-cell>
          <table:table-cell office:value-type="string" calcext:value-type="string">
            <text:p>industrial</text:p>
          </table:table-cell>
        </table:table-row>
        <table:table-row table:style-name="ro1">
          <table:table-cell table:formula="of:=[eva_method_des.A21]" office:value-type="string" office:string-value="You et al.\cite{you2015efficient} " calcext:value-type="string">
            <text:p>You et al.\cite{you2015efficient} </text:p>
          </table:table-cell>
          <table:table-cell table:formula="of:=[notes.F22]" office:value-type="string" office:string-value="No" calcext:value-type="string">
            <text:p>No</text:p>
          </table:table-cell>
          <table:table-cell table:formula="of:=[eva_method_des.B21]" office:value-type="string" office:string-value=" Lustre " calcext:value-type="string">
            <text:p><text:s/>Lustre </text:p>
          </table:table-cell>
          <table:table-cell table:formula="of:=[eva_method_des.C21]" office:value-type="string" office:string-value="20-3k size" calcext:value-type="string">
            <text:p>20-3k size</text:p>
          </table:table-cell>
          <table:table-cell table:formula="of:=[eva_method_des.H21]" office:value-type="string" office:string-value=" n/a " calcext:value-type="string">
            <text:p><text:s/>n/a </text:p>
          </table:table-cell>
          <table:table-cell table:formula="of:=[eva_method_des.J21]" office:value-type="string" office:string-value=" n/a " calcext:value-type="string">
            <text:p><text:s/>n/a </text:p>
          </table:table-cell>
          <table:table-cell table:formula="of:=[eva_method_des.K21]" office:value-type="string" office:string-value=" mutation score " calcext:value-type="string">
            <text:p><text:s/>mutation score </text:p>
          </table:table-cell>
          <table:table-cell table:style-name="ce2" table:formula="of:=[eva_method_des.L21]" office:value-type="string" office:string-value=" industrial" calcext:value-type="string">
            <text:p><text:s/>industrial</text:p>
          </table:table-cell>
          <table:table-cell/>
        </table:table-row>
        <table:table-row table:style-name="ro1">
          <table:table-cell table:formula="of:=[eva_method_des.A62]" office:value-type="string" office:string-value="Harman et al.\cite{harman2011strong} " calcext:value-type="string">
            <text:p>Harman et al.\cite{harman2011strong} </text:p>
          </table:table-cell>
          <table:table-cell table:formula="of:=[notes.F63]" office:value-type="string" office:string-value="No" calcext:value-type="string">
            <text:p>No</text:p>
          </table:table-cell>
          <table:table-cell table:formula="of:=[eva_method_des.B62]" office:value-type="string" office:string-value="Java" calcext:value-type="string">
            <text:p>Java</text:p>
          </table:table-cell>
          <table:table-cell table:formula="of:=[eva_method_des.C62]" office:value-type="string" office:string-value="n/a" calcext:value-type="string">
            <text:p>n/a</text:p>
          </table:table-cell>
          <table:table-cell table:formula="of:=[eva_method_des.H62]" office:value-type="string" office:string-value="branch coverage, one-mutant-target, strong mutation, weak mutation" calcext:value-type="string">
            <text:p>branch coverage, one-mutant-target, strong mutation, weak mutation</text:p>
          </table:table-cell>
          <table:table-cell table:formula="of:=[eva_method_des.J62]" office:value-type="string" office:string-value="search budget" calcext:value-type="string">
            <text:p>search budget</text:p>
          </table:table-cell>
          <table:table-cell table:formula="of:=[eva_method_des.K62]" office:value-type="string" office:string-value="mutation score, total test suite statement no." calcext:value-type="string">
            <text:p>mutation score, total test suite statement no.</text:p>
          </table:table-cell>
          <table:table-cell table:style-name="ce2" table:formula="of:=[eva_method_des.L62]" office:value-type="string" office:string-value="SF100" calcext:value-type="string">
            <text:p>SF100</text:p>
          </table:table-cell>
          <table:table-cell/>
        </table:table-row>
        <table:table-row table:style-name="ro1">
          <table:table-cell table:formula="of:=[eva_method_des.A6]" office:value-type="string" office:string-value="Mouchawrab et al.\cite{mouchawrab2007assessing} " calcext:value-type="string">
            <text:p>Mouchawrab et al.\cite{mouchawrab2007assessing} </text:p>
          </table:table-cell>
          <table:table-cell table:formula="of:=[notes.F7]" office:value-type="string" office:string-value="Yes" calcext:value-type="string">
            <text:p>Yes</text:p>
          </table:table-cell>
          <table:table-cell office:value-type="string" calcext:value-type="string">
            <text:p>java</text:p>
          </table:table-cell>
          <table:table-cell table:formula="of:=[eva_method_des.C6]" office:value-type="float" office:value="300" calcext:value-type="float">
            <text:p>300</text:p>
          </table:table-cell>
          <table:table-cell table:formula="of:=[eva_method_des.H6]" office:value-type="string" office:string-value=" n/a " calcext:value-type="string">
            <text:p><text:s/>n/a </text:p>
          </table:table-cell>
          <table:table-cell table:formula="of:=[eva_method_des.J6]" office:value-type="string" office:string-value=" n/a " calcext:value-type="string">
            <text:p><text:s/>n/a </text:p>
          </table:table-cell>
          <table:table-cell table:formula="of:=[eva_method_des.K6]" office:value-type="string" office:string-value=" mutation score " calcext:value-type="string">
            <text:p><text:s/>mutation score </text:p>
          </table:table-cell>
          <table:table-cell table:style-name="ce2" office:value-type="string" calcext:value-type="string">
            <text:p>n/a</text:p>
          </table:table-cell>
          <table:table-cell/>
        </table:table-row>
        <table:table-row table:style-name="ro1">
          <table:table-cell table:formula="of:=[eva_method_des.A3]" office:value-type="string" office:string-value="Zhang et al.\cite{zhang2011empirical} " calcext:value-type="string">
            <text:p>Zhang et al.\cite{zhang2011empirical} </text:p>
          </table:table-cell>
          <table:table-cell table:formula="of:=[notes.F4]" office:value-type="string" office:string-value="No" calcext:value-type="string">
            <text:p>No</text:p>
          </table:table-cell>
          <table:table-cell table:formula="of:=[eva_method_des.B3]" office:value-type="string" office:string-value=" Java " calcext:value-type="string">
            <text:p><text:s/>Java </text:p>
          </table:table-cell>
          <table:table-cell table:formula="of:=[eva_method_des.C3]" office:value-type="string" office:string-value="1k-80k" calcext:value-type="string">
            <text:p>1k-80k</text:p>
          </table:table-cell>
          <table:table-cell table:formula="of:=[eva_method_des.H3]" office:value-type="string" office:string-value="Mutation faults + hand seeded faults " calcext:value-type="string">
            <text:p>Mutation faults + hand seeded faults </text:p>
          </table:table-cell>
          <table:table-cell table:formula="of:=[eva_method_des.J3]" office:value-type="string" office:string-value=" n/a " calcext:value-type="string">
            <text:p><text:s/>n/a </text:p>
          </table:table-cell>
          <table:table-cell table:formula="of:=[eva_method_des.K3]" office:value-type="string" office:string-value=" RF " calcext:value-type="string">
            <text:p><text:s/>RF </text:p>
          </table:table-cell>
          <table:table-cell table:style-name="ce2" table:formula="of:=[eva_method_des.L3]" office:value-type="string" office:string-value=" SIR" calcext:value-type="string">
            <text:p><text:s/>SIR</text:p>
          </table:table-cell>
          <table:table-cell office:value-type="string" calcext:value-type="string">
            <text:p>open source</text:p>
          </table:table-cell>
        </table:table-row>
        <table:table-row table:style-name="ro1">
          <table:table-cell table:formula="of:=[eva_method_des.A15]" office:value-type="string" office:string-value="Qu et al.\cite{qu2012configuration} " calcext:value-type="string">
            <text:p>Qu et al.\cite{qu2012configuration} </text:p>
          </table:table-cell>
          <table:table-cell table:formula="of:=[notes.F16]" office:value-type="string" office:string-value="No" calcext:value-type="string">
            <text:p>No</text:p>
          </table:table-cell>
          <table:table-cell table:formula="of:=[eva_method_des.B15]" office:value-type="string" office:string-value="C/C++" calcext:value-type="string">
            <text:p>C/C++</text:p>
          </table:table-cell>
          <table:table-cell table:formula="of:=[eva_method_des.C15]" office:value-type="string" office:string-value="8k-15k" calcext:value-type="string">
            <text:p>8k-15k</text:p>
          </table:table-cell>
          <table:table-cell table:formula="of:=[eva_method_des.H15]" office:value-type="string" office:string-value=" Mutation faults + hand seeded faults " calcext:value-type="string">
            <text:p><text:s/>Mutation faults + hand seeded faults </text:p>
          </table:table-cell>
          <table:table-cell table:formula="of:=[eva_method_des.J15]" office:value-type="string" office:string-value=" n/a " calcext:value-type="string">
            <text:p><text:s/>n/a </text:p>
          </table:table-cell>
          <table:table-cell table:formula="of:=[eva_method_des.K15]" office:value-type="string" office:string-value=" FD " calcext:value-type="string">
            <text:p><text:s/>FD </text:p>
          </table:table-cell>
          <table:table-cell table:style-name="ce2" table:formula="of:=[eva_method_des.L15]" office:value-type="string" office:string-value=" SIR, industrial" calcext:value-type="string">
            <text:p><text:s/>SIR, industrial</text:p>
          </table:table-cell>
          <table:table-cell/>
        </table:table-row>
        <table:table-row table:style-name="ro1">
          <table:table-cell table:formula="of:=[eva_method_des.A13]" office:value-type="string" office:string-value="Andrews et al.\cite{andrews2003general} " calcext:value-type="string">
            <text:p>Andrews et al.\cite{andrews2003general} </text:p>
          </table:table-cell>
          <table:table-cell table:formula="of:=[notes.F14]" office:value-type="string" office:string-value="No" calcext:value-type="string">
            <text:p>No</text:p>
          </table:table-cell>
          <table:table-cell table:formula="of:=[eva_method_des.B13]" office:value-type="string" office:string-value=" C " calcext:value-type="string">
            <text:p><text:s/>C </text:p>
          </table:table-cell>
          <table:table-cell table:formula="of:=[eva_method_des.C13]" office:value-type="string" office:string-value="60-300" calcext:value-type="string">
            <text:p>60-300</text:p>
          </table:table-cell>
          <table:table-cell table:formula="of:=[eva_method_des.H13]" office:value-type="string" office:string-value=" n/a " calcext:value-type="string">
            <text:p><text:s/>n/a </text:p>
          </table:table-cell>
          <table:table-cell table:formula="of:=[eva_method_des.J13]" office:value-type="string" office:string-value=" n/a " calcext:value-type="string">
            <text:p><text:s/>n/a </text:p>
          </table:table-cell>
          <table:table-cell table:formula="of:=[eva_method_des.K13]" office:value-type="string" office:string-value=" mutation score " calcext:value-type="string">
            <text:p><text:s/>mutation score </text:p>
          </table:table-cell>
          <table:table-cell table:style-name="ce2" table:formula="of:=[eva_method_des.L13]" office:value-type="string" office:string-value=" No (self implementations)" calcext:value-type="string">
            <text:p><text:s/>No (self implementations)</text:p>
          </table:table-cell>
          <table:table-cell/>
        </table:table-row>
        <table:table-row table:style-name="ro1">
          <table:table-cell table:formula="of:=[eva_method_des.A4]" office:value-type="string" office:string-value="Hennessy and Power\cite{hennessy2008analysing} " calcext:value-type="string">
            <text:p>Hennessy and Power\cite{hennessy2008analysing} </text:p>
          </table:table-cell>
          <table:table-cell table:formula="of:=[notes.F5]" office:value-type="string" office:string-value="No" calcext:value-type="string">
            <text:p>No</text:p>
          </table:table-cell>
          <table:table-cell table:formula="of:=[eva_method_des.B4]" office:value-type="string" office:string-value=" ISO C++ Grammar " calcext:value-type="string">
            <text:p><text:s/>ISO C++ Grammar </text:p>
          </table:table-cell>
          <table:table-cell table:formula="of:=[eva_method_des.C4]" office:value-type="string" office:string-value="1k-90k" calcext:value-type="string">
            <text:p>1k-90k</text:p>
          </table:table-cell>
          <table:table-cell table:formula="of:=[eva_method_des.H4]" office:value-type="string" office:string-value=" n/a " calcext:value-type="string">
            <text:p><text:s/>n/a </text:p>
          </table:table-cell>
          <table:table-cell table:formula="of:=[eva_method_des.J4]" office:value-type="string" office:string-value=" n/a " calcext:value-type="string">
            <text:p><text:s/>n/a </text:p>
          </table:table-cell>
          <table:table-cell table:formula="of:=[eva_method_des.K4]" office:value-type="string" office:string-value=" RF " calcext:value-type="string">
            <text:p><text:s/>RF </text:p>
          </table:table-cell>
          <table:table-cell table:style-name="ce2" table:formula="of:=[eva_method_des.L4]" office:value-type="string" office:string-value=" real-world open source" calcext:value-type="string">
            <text:p><text:s/>real-world open source</text:p>
          </table:table-cell>
          <table:table-cell/>
        </table:table-row>
      </table:table>
      <table:table table:name="note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number-columns-repeated="5"/>
          <table:table-cell office:value-type="string" calcext:value-type="string">
            <text:p>human involvement</text:p>
          </table:table-cell>
        </table:table-row>
        <table:table-row table:style-name="ro1">
          <table:table-cell office:value-type="string" calcext:value-type="string">
            <text:p><text:s/>control fault detection ability between additional and total strategies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control fault detection ability between additional and total strategies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method coverage, statement coverage using four reduction techniques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grammar-rule coverage, statement coverage using Harrold et al.’s Heuristic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grammar-based softwa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assertion number, test suite size <text:s/>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UML state machine testing using the round-trip path strategy, edge coverage structural testing technique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o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<text:s/>UML state machine testing using the round-trip path strategy, edge coverage structural testing technique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o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<text:s/>random reduction, adequate reduction (statement, mutant), inadequate reduction (statement, mutant)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, mutation coverage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different coverage criteria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different coverage criteria under Enabledness-preserving Abstraction (EPA) model </text:p>
          </table:table-cell>
          <table:table-cell office:value-type="string" calcext:value-type="string">
            <text:p>source code</text:p>
          </table:table-cell>
          <table:table-cell table:style-name="ce2" office:value-type="string" calcext:value-type="string">
            <text:p>state machine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call protoco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different coverage criteria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combinatorial integration testing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input domain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random testing with log file analysis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different coverage criteria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, data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configuration selection approach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input domain</text:p>
          </table:table-cell>
          <table:table-cell office:value-type="string" calcext:value-type="string">
            <text:p>Pair-wise</text:p>
          </table:table-cell>
          <table:table-cell office:value-type="string" calcext:value-type="string">
            <text:p><text:s/>configurable softwa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combinatorial integration testing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Logic-based</text:p>
          </table:table-cell>
          <table:table-cell office:value-type="string" calcext:value-type="string">
            <text:p><text:s/>configurable softwa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different coverage criteria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statement, logic-bas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dynamic data flow testing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memory model</text:p>
          </table:table-cell>
          <table:table-cell office:value-type="string" calcext:value-type="string">
            <text:p>data flow</text:p>
          </table:table-cell>
          <table:table-cell office:value-type="string" calcext:value-type="string">
            <text:p><text:s/>o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different requirement coverage criteria under model-based methods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simulink</text:p>
          </table:table-cell>
          <table:table-cell office:value-type="string" calcext:value-type="string">
            <text:p>Logic-based</text:p>
          </table:table-cell>
          <table:table-cell office:value-type="string" calcext:value-type="string">
            <text:p><text:s/>conformance test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OMC/DC, MC/DC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simulink</text:p>
          </table:table-cell>
          <table:table-cell office:value-type="string" calcext:value-type="string">
            <text:p>Logic-based</text:p>
          </table:table-cell>
          <table:table-cell office:value-type="string" calcext:value-type="string">
            <text:p><text:s/>critical syste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counterexample-based test generation for OMC/DC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simulink / stateflow</text:p>
          </table:table-cell>
          <table:table-cell office:value-type="string" calcext:value-type="string">
            <text:p>Logic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manual, automatic (EvoSuite, CodePro)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<text:s/>manual, automatic (KLEE)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<text:s/>structural deterministic, statistical, uniform statistical testing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, data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full predicate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databa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different oo testing strategies <text:s/></text:p>
          </table:table-cell>
          <table:table-cell table:style-name="ce3" office:value-type="string" calcext:value-type="string">
            <text:p>specification</text:p>
          </table:table-cell>
          <table:table-cell table:style-name="ce3" office:value-type="string" calcext:value-type="string">
            <text:p>relational model</text:p>
          </table:table-cell>
          <table:table-cell table:style-name="ce3" office:value-type="string" calcext:value-type="string">
            <text:p>Logic-based</text:p>
          </table:table-cell>
          <table:table-cell office:value-type="string" calcext:value-type="string">
            <text:p><text:s/>o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different test techniques, test coverage criteria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, state machine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databa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mining manual written test suites to generate similar test cases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web applica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distance entropy </text:p>
          </table:table-cell>
          <table:table-cell office:value-type="string" calcext:value-type="string">
            <text:p>test suite</text:p>
          </table:table-cell>
          <table:table-cell office:value-type="string" calcext:value-type="string">
            <text:p>test relationship graph</text:p>
          </table:table-cell>
          <table:table-cell office:value-type="string" calcext:value-type="string">
            <text:p>distance entropy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search-based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, list of mutants</text:p>
          </table:table-cell>
          <table:table-cell office:value-type="string" calcext:value-type="string">
            <text:p>data flow oriented, control flow orient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similarity-based </text:p>
          </table:table-cell>
          <table:table-cell office:value-type="string" calcext:value-type="string">
            <text:p>test suite</text:p>
          </table:table-cell>
          <table:table-cell office:value-type="string" calcext:value-type="string">
            <text:p>execution profile</text:p>
          </table:table-cell>
          <table:table-cell office:value-type="string" calcext:value-type="string">
            <text:p>edit distance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coverage-based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Statement , context pattern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based on Information Retrieval Concept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information retrieval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spectrum-based test case purification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 , list of mutants</text:p>
          </table:table-cell>
          <table:table-cell office:value-type="string" calcext:value-type="string">
            <text:p>control flow oriented , TF / IDF , mutation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different concurrent coverage criteria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, data flow oriented</text:p>
          </table:table-cell>
          <table:table-cell office:value-type="string" calcext:value-type="string">
            <text:p><text:s/>concurrent progra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test size, coverage criteria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ontrol flow oriented, data flow oriented, logic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coverage directed counterexample-based vs random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simulink / stateflow</text:p>
          </table:table-cell>
          <table:table-cell office:value-type="string" calcext:value-type="string">
            <text:p>Logic-based</text:p>
          </table:table-cell>
          <table:table-cell office:value-type="string" calcext:value-type="string">
            <text:p><text:s/>critical syste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 text:c="2"/>different test coverage criteria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control flow oriented</text:p>
          </table:table-cell>
          <table:table-cell office:value-type="string" calcext:value-type="string">
            <text:p><text:s/>o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data flow analysis, network centrality analysis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data flow graph</text:p>
          </table:table-cell>
          <table:table-cell office:value-type="string" calcext:value-type="string">
            <text:p>network centrality</text:p>
          </table:table-cell>
          <table:table-cell office:value-type="string" calcext:value-type="string">
            <text:p><text:s/>o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pecification</text:p>
          </table:table-cell>
          <table:table-cell office:value-type="string" calcext:value-type="string">
            <text:p>Simulink</text:p>
          </table:table-cell>
          <table:table-cell office:value-type="string" calcext:value-type="string">
            <text:p>test suite size</text:p>
          </table:table-cell>
          <table:table-cell office:value-type="string" calcext:value-type="string">
            <text:p>critical syste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mutation-based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Simulink , list of mutants</text:p>
          </table:table-cell>
          <table:table-cell office:value-type="string" calcext:value-type="string">
            <text:p>Logic-based , mutation-based</text:p>
          </table:table-cell>
          <table:table-cell office:value-type="string" calcext:value-type="string">
            <text:p><text:s/>avionics system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multiple-mutant-target using CBT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 , list of mutants</text:p>
          </table:table-cell>
          <table:table-cell office:value-type="string" calcext:value-type="string">
            <text:p>control flow oriented , mutation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manual functional testing, coverage-driven automated testing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input domain</text:p>
          </table:table-cell>
          <table:table-cell office:value-type="string" calcext:value-type="string">
            <text:p>Pair-wise</text:p>
          </table:table-cell>
          <table:table-cell office:value-type="string" calcext:value-type="string">
            <text:p><text:s/>safety-critical syste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mutation Dynamic Symbolic Execution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 , list of mutants</text:p>
          </table:table-cell>
          <table:table-cell office:value-type="string" calcext:value-type="string">
            <text:p>control flow oriented , mutation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symbolic execution, concolic execution and evolutionary testing for weak mutation criteria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 , list of mutants</text:p>
          </table:table-cell>
          <table:table-cell office:value-type="string" calcext:value-type="string">
            <text:p>control flow oriented , mutation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path selection strategy for mutation constraint solver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 , list of mutants</text:p>
          </table:table-cell>
          <table:table-cell office:value-type="string" calcext:value-type="string">
            <text:p>control flow oriented , mutation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mutation-based Combinatorial Integration Testing 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input domain , list of mutants</text:p>
          </table:table-cell>
          <table:table-cell office:value-type="string" calcext:value-type="string">
            <text:p>T-wise , mutation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fault exposing potential (FEP) coverage criterion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 , list of mutants</text:p>
          </table:table-cell>
          <table:table-cell office:value-type="string" calcext:value-type="string">
            <text:p>control flow oriented , mutation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mutation constraint based testing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 , list of mutants</text:p>
          </table:table-cell>
          <table:table-cell office:value-type="string" calcext:value-type="string">
            <text:p>control flow oriented , mutation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mutation search based testing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 , list of mutants</text:p>
          </table:table-cell>
          <table:table-cell office:value-type="string" calcext:value-type="string">
            <text:p>control flow oriented , mutation-based</text:p>
          </table:table-cell>
          <table:table-cell office:value-type="string" calcext:value-type="string">
            <text:p><text:s/>o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augmented test suite based mutation coverage criteria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list of mutants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<text:s/>o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coverage-based, FEP-based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, list of mutants</text:p>
          </table:table-cell>
          <table:table-cell office:value-type="string" calcext:value-type="string">
            <text:p>control flow oriented, FEP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mutation-based using Dynamic Symbolic Execution and Search-based testing <text:s/>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 , list of mutants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s/>mutation-based dynamic symbolic execution 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FG , list of mutants</text:p>
          </table:table-cell>
          <table:table-cell office:value-type="string" calcext:value-type="string">
            <text:p>control flow oriented , mutation-based</text:p>
          </table:table-cell>
          <table:table-cell office:value-type="string" calcext:value-type="string">
            <text:p><text:s/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ource cod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ource code</text:p>
          </table:table-cell>
          <table:table-cell office:value-type="string" calcext:value-type="string">
            <text:p>abstract syntax tre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3" office:value-type="string" calcext:value-type="string">
            <text:p>source code</text:p>
          </table:table-cell>
          <table:table-cell table:style-name="ce3" office:value-type="string" calcext:value-type="string">
            <text:p>abstract syntax tree</text:p>
          </table:table-cell>
          <table:table-cell table:style-name="ce3" office:value-type="string" calcext:value-type="string">
            <text:p>stateme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3" office:value-type="string" calcext:value-type="string">
            <text:p>source code</text:p>
          </table:table-cell>
          <table:table-cell table:style-name="ce3" office:value-type="string" calcext:value-type="string">
            <text:p>abstract syntax tree</text:p>
          </table:table-cell>
          <table:table-cell table:style-name="ce3" office:value-type="string" calcext:value-type="string">
            <text:p>stateme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source code</text:p>
          </table:table-cell>
          <table:table-cell office:value-type="string" calcext:value-type="string">
            <text:p>list of mutants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ource code</text:p>
          </table:table-cell>
          <table:table-cell office:value-type="string" calcext:value-type="string">
            <text:p>list of mutants</text:p>
          </table:table-cell>
          <table:table-cell office:value-type="string" calcext:value-type="string">
            <text:p>Mutation-bas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3" office:value-type="string" calcext:value-type="string">
            <text:p>source code</text:p>
          </table:table-cell>
          <table:table-cell table:style-name="ce3" office:value-type="string" calcext:value-type="string">
            <text:p>CFG, list of mutants</text:p>
          </table:table-cell>
          <table:table-cell table:style-name="ce3" office:value-type="string" calcext:value-type="string">
            <text:p>Statement-based fault localisation, mutation-based program repair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ource code</text:p>
          </table:table-cell>
          <table:table-cell office:value-type="string" calcext:value-type="string">
            <text:p>CFG, list of mutants</text:p>
          </table:table-cell>
          <table:table-cell office:value-type="string" calcext:value-type="string">
            <text:p>Branch-mutation-based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ource code</text:p>
          </table:table-cell>
          <table:table-cell office:value-type="string" calcext:value-type="string">
            <text:p>CFG, data flow graph</text:p>
          </table:table-cell>
          <table:table-cell office:value-type="string" calcext:value-type="string">
            <text:p>control flow oriented, logic-based, data flow oriented</text:p>
          </table:table-cell>
          <table:table-cell office:value-type="string" calcext:value-type="string">
            <text:p>critical syste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3" office:value-type="string" calcext:value-type="string">
            <text:p>source code, specification</text:p>
          </table:table-cell>
          <table:table-cell table:style-name="ce3" office:value-type="string" calcext:value-type="string">
            <text:p>CFG, data flow graph, input domain</text:p>
          </table:table-cell>
          <table:table-cell table:style-name="ce3" office:value-type="string" calcext:value-type="string">
            <text:p>control flow oriented, logic-based, data flow oriented, boundary condition</text:p>
          </table:table-cell>
          <table:table-cell office:value-type="string" calcext:value-type="string">
            <text:p>critical syst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specification</text:p>
          </table:table-cell>
          <table:table-cell office:value-type="string" calcext:value-type="string">
            <text:p>boolean formula</text:p>
          </table:table-cell>
          <table:table-cell office:value-type="string" calcext:value-type="string">
            <text:p>Logic-bas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pecification</text:p>
          </table:table-cell>
          <table:table-cell office:value-type="string" calcext:value-type="string">
            <text:p>data flow graph</text:p>
          </table:table-cell>
          <table:table-cell office:value-type="string" calcext:value-type="string">
            <text:p>data flow orient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ource code</text:p>
          </table:table-cell>
          <table:table-cell office:value-type="string" calcext:value-type="string">
            <text:p>CFG, data flow graph</text:p>
          </table:table-cell>
          <table:table-cell office:value-type="string" calcext:value-type="string">
            <text:p>control flow oriented, data flow orient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</table:table-row>
      </table:table>
      <table:table table:name="mutation_operator" table:style-name="ta1">
        <table:table-column table:style-name="co45" table:default-cell-style-name="Default"/>
        <table:table-column table:style-name="co46" table:default-cell-style-name="Default"/>
        <table:table-column table:style-name="co1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Andrews et al.\cite{andrews2003general} </text:p>
          </table:table-cell>
          <table:table-cell office:value-type="string" calcext:value-type="string">
            <text:p>arithmetic op, relational op, conditional op, other operator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</table:table-row>
        <table:table-row table:style-name="ro1">
          <table:table-cell office:value-type="string" calcext:value-type="string">
            <text:p>Andrews et al.\cite{andrews2006using} </text:p>
          </table:table-cell>
          <table:table-cell office:value-type="string" calcext:value-type="string">
            <text:p>arithmetic op, relational op, conditional op, bitwise op, constant, conditional, flow-control, assignment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perator mutation, constant mutation, statement mutation</text:p>
          </table:table-cell>
          <table:table-cell office:value-type="string" calcext:value-type="string">
            <text:p>Andrews et al.\cite{andrews2003general}'s 4 mutation operators </text:p>
          </table:table-cell>
        </table:table-row>
        <table:table-row table:style-name="ro1">
          <table:table-cell office:value-type="string" calcext:value-type="string">
            <text:p>Androutsopoulos et al.\cite{androutsopoulos2014analysis}</text:p>
          </table:table-cell>
          <table:table-cell office:value-type="string" calcext:value-type="string">
            <text:p>arithmetic op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MT-C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AAN (arithmetic operator replacement)</text:p>
          </table:table-cell>
          <table:table-cell/>
        </table:table-row>
        <table:table-row table:style-name="ro1">
          <table:table-cell office:value-type="string" calcext:value-type="string">
            <text:p>Antoniol et al.\cite{antoniol2002case}</text:p>
          </table:table-cell>
          <table:table-cell office:value-type="string" calcext:value-type="string">
            <text:p>arithmetic op, relational op, conditional op, bitwise op, other op, operand, assignment, conditional, flow-control, other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gument Order Change (AOC), Control-Flow Disruption (CFD), Literal Change Operator (LCO), Language Operator Replacement (LOR), method Parameter Order Change (POC), Scope Change Operator (SCO), Statement Swap Operator (SSO), and V ariable Replacement Operator (VRO).</text:p>
          </table:table-cell>
        </table:table-row>
        <table:table-row table:style-name="ro1">
          <table:table-cell office:value-type="string" calcext:value-type="string">
            <text:p>Arcuri and Briand\cite{arcuri2011adaptive}</text:p>
          </table:table-cell>
          <table:table-cell office:value-type="string" calcext:value-type="string">
            <text:p>arithmetic op, relational op, conditional op, bitwise op, assignment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soudeh and Labiche\cite{asoudeh2014multi}</text:p>
          </table:table-cell>
          <table:table-cell office:value-type="string" calcext:value-type="string">
            <text:p>arithmetic op, relational op, conditional op, bitwise op, other op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u{\ss}erlechner et al.\cite{ausserlechner2013right}</text:p>
          </table:table-cell>
          <table:table-cell office:value-type="string" calcext:value-type="string">
            <text:p>arithmetic op, relational op, other op, constants, operand, other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replace cell reference, change range of cell areas, replace constants, change arithmetic or reltational operator, replace reference with constant, replace function with constant</text:p>
          </table:table-cell>
        </table:table-row>
        <table:table-row table:style-name="ro1">
          <table:table-cell office:value-type="string" calcext:value-type="string">
            <text:p>Briand et al.\cite{briand2004assessing}</text:p>
          </table:table-cell>
          <table:table-cell office:value-type="string" calcext:value-type="string">
            <text:p>arithmetic op, relational op, conditional op, bitwise op, other operator, operand, assignment, conditional, flow-control, other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/>
        </table:table-row>
        <table:table-row table:style-name="ro1">
          <table:table-cell office:value-type="string" calcext:value-type="string">
            <text:p>Briand et al.\cite{briand2005improving}</text:p>
          </table:table-cell>
          <table:table-cell office:value-type="string" calcext:value-type="string">
            <text:p>arithmetic op, relational op, other operator, constants, other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Replacement (AOR), Constant Replacement (CRP), Method Name Replacement (MNR), Relational Operator Replacement (ROR), Return Statement Replacement (RSR) and Statement Deletion (SDL)</text:p>
          </table:table-cell>
        </table:table-row>
        <table:table-row table:style-name="ro1">
          <table:table-cell office:value-type="string" calcext:value-type="string">
            <text:p>Chevalley and Th{\'e}venod-Fosse\cite{chevalley2001empirical}</text:p>
          </table:table-cell>
          <table:table-cell office:value-type="string" calcext:value-type="string">
            <text:p>arithmetic op, relational op, constants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transpose variables, modifies arithmetic or relational operators, changes constant values, and changes precedence of operation by deleting parentheses.</text:p>
          </table:table-cell>
        </table:table-row>
        <table:table-row table:style-name="ro1">
          <table:table-cell office:value-type="string" calcext:value-type="string">
            <text:p>Czemerinski et al.\cite{czemerinski2013behaviour}</text:p>
          </table:table-cell>
          <table:table-cell office:value-type="string" calcext:value-type="string">
            <text:p>arithmetic op, relational op, conditional op, bitwise op, other operator, assignment, operand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zemerinski et al.\cite{czemerinski2015behaviour} </text:p>
          </table:table-cell>
          <table:table-cell office:value-type="string" calcext:value-type="string">
            <text:p>arithmetic op, relational op, conditional op, bitwise op, other operator, assignment, operand, others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$\mu$-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<text:s/>all </text:p>
          </table:table-cell>
        </table:table-row>
        <table:table-row table:style-name="ro1">
          <table:table-cell office:value-type="string" calcext:value-type="string">
            <text:p>Debroy et al.\cite{debroy2010using}</text:p>
          </table:table-cell>
          <table:table-cell office:value-type="string" calcext:value-type="string">
            <text:p>arithmetic op, relational op, conditional op, assignment, conditional, flow-control</text:p>
          </table:table-cell>
          <table:table-cell office:value-type="string" calcext:value-type="string">
            <text:p>guid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operator mutation, constant mutaiton, statement mutation</text:p>
          </table:table-cell>
          <table:table-cell office:value-type="string" calcext:value-type="string">
            <text:p>Andrews et al.\cite{andrews2003general}'s 4 mutation operators </text:p>
          </table:table-cell>
        </table:table-row>
        <table:table-row table:style-name="ro1">
          <table:table-cell office:value-type="string" calcext:value-type="string">
            <text:p>Do and Rothermel\cite{do2005controlled}</text:p>
          </table:table-cell>
          <table:table-cell office:value-type="string" calcext:value-type="string">
            <text:p>arithmetic op, relational op, conditional op, other operator, operand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</table:table-row>
        <table:table-row table:style-name="ro1">
          <table:table-cell office:value-type="string" calcext:value-type="string">
            <text:p>Do and Rothermel\cite{do2006use}</text:p>
          </table:table-cell>
          <table:table-cell office:value-type="string" calcext:value-type="string">
            <text:p>arithmetic op, relational op, conditional op, other operator, operand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</table:table-row>
        <table:table-row table:style-name="ro1">
          <table:table-cell office:value-type="string" calcext:value-type="string">
            <text:p>Do et al.\cite{do2008empirical}</text:p>
          </table:table-cell>
          <table:table-cell office:value-type="string" calcext:value-type="string">
            <text:p>arithmetic op, relational op, conditional op, other operator, operand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</table:table-row>
        <table:table-row table:style-name="ro1">
          <table:table-cell office:value-type="string" calcext:value-type="string">
            <text:p>Fraser and Walkinshaw\cite{fraser2015assessing}</text:p>
          </table:table-cell>
          <table:table-cell office:value-type="string" calcext:value-type="string">
            <text:p>arithmetic op, conditional op, other op, constants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, Partially-based</text:p>
          </table:table-cell>
          <table:table-cell office:value-type="string" calcext:value-type="string">
            <text:p>Javalanche, EvoSuit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raser et al.\cite{fraser2015achieving}</text:p>
          </table:table-cell>
          <table:table-cell office:value-type="string" calcext:value-type="string">
            <text:p>arithmetic op, bitwise op, relational op, other op, constants, others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EvoSuit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OR, ROR, CRP, VRO, UOI, Call deletion, field deletion, bitwise replacement</text:p>
          </table:table-cell>
        </table:table-row>
        <table:table-row table:style-name="ro1">
          <table:table-cell office:value-type="string" calcext:value-type="string">
            <text:p>Gupta and Jalote\cite{gupta2007test}</text:p>
          </table:table-cell>
          <table:table-cell office:value-type="string" calcext:value-type="string">
            <text:p>arithmetic op, relational op, conditional op, bitwise op, other op, operand, assignment, conditional, flow-control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nessy and Power\cite{hennessy2008analysing} </text:p>
          </table:table-cell>
          <table:table-cell office:value-type="string" calcext:value-type="string">
            <text:p>arithmetic op, relational op, conditional op, other operator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</table:table-row>
        <table:table-row table:style-name="ro1">
          <table:table-cell office:value-type="string" calcext:value-type="string">
            <text:p>Hofer and Wotawa\cite{hofer2014does}</text:p>
          </table:table-cell>
          <table:table-cell office:value-type="string" calcext:value-type="string">
            <text:p>arithmetic op, relational op, other op, constants, operand, other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ame as Au{\ss}erlechner et al.\cite{ausserlechner2013right}</text:p>
          </table:table-cell>
        </table:table-row>
        <table:table-row table:style-name="ro1">
          <table:table-cell office:value-type="string" calcext:value-type="string">
            <text:p>Holt et al.\cite{holt2012state}</text:p>
          </table:table-cell>
          <table:table-cell office:value-type="string" calcext:value-type="string">
            <text:p>constants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Hand-seeded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Missing transitions…</text:p>
          </table:table-cell>
        </table:table-row>
        <table:table-row table:style-name="ro1">
          <table:table-cell office:value-type="string" calcext:value-type="string">
            <text:p>Hong et al.\cite{hong2013impact} </text:p>
          </table:table-cell>
          <table:table-cell office:value-type="string" calcext:value-type="string">
            <text:p>other operator, operand, others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 office:value-type="string" calcext:value-type="string">
            <text:p><text:s/>Change Synchronisation Operations, Modify Synchronised Block </text:p>
          </table:table-cell>
        </table:table-row>
        <table:table-row table:style-name="ro1">
          <table:table-cell office:value-type="string" calcext:value-type="string">
            <text:p>Hong et al.\cite{hong2015concurrency}</text:p>
          </table:table-cell>
          <table:table-cell office:value-type="string" calcext:value-type="string">
            <text:p>other operator, operand, other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/>
        </table:table-row>
        <table:table-row table:style-name="ro1">
          <table:table-cell office:value-type="string" calcext:value-type="string">
            <text:p>Hou et al.\cite{hou2007applying}</text:p>
          </table:table-cell>
          <table:table-cell office:value-type="string" calcext:value-type="string">
            <text:p>arithmetic op, relational op, conditional op, other operator</text:p>
          </table:table-cell>
          <table:table-cell office:value-type="string" calcext:value-type="string">
            <text:p>guide, 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Interface-contract mutation, Offutt et al.\cite{offutt1996experimental}'s 5 sufficient mutation operators</text:p>
          </table:table-cell>
        </table:table-row>
        <table:table-row table:style-name="ro1">
          <table:table-cell office:value-type="string" calcext:value-type="string">
            <text:p>Khalil and Labiche\cite{khalil2010round}</text:p>
          </table:table-cell>
          <table:table-cell office:value-type="string" calcext:value-type="string">
            <text:p>arithmetic op, relational op, conditional op, bitwise op, other operator, assignment, operand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Kracht et al.\cite{kracht2014empirically} </text:p>
          </table:table-cell>
          <table:table-cell office:value-type="string" calcext:value-type="string">
            <text:p>arithmetic op, relational op, conditional op, bitwise op, other op, others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Operator Replacement (Binary, Unary), literal value replacement</text:p>
          </table:table-cell>
        </table:table-row>
        <table:table-row table:style-name="ro1">
          <table:table-cell office:value-type="string" calcext:value-type="string">
            <text:p>Le Goues et al.\cite{legoues2012genprog}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GenProg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tatement mutation</text:p>
          </table:table-cell>
          <table:table-cell office:value-type="string" calcext:value-type="string">
            <text:p>statement deletion, insertion and swapping</text:p>
          </table:table-cell>
        </table:table-row>
        <table:table-row table:style-name="ro1">
          <table:table-cell office:value-type="string" calcext:value-type="string">
            <text:p>Le Goues et al.\cite{legoues2012systematic}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GenProg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tatement mutation</text:p>
          </table:table-cell>
          <table:table-cell office:value-type="string" calcext:value-type="string">
            <text:p>statement deletion, insertion and replacement</text:p>
          </table:table-cell>
        </table:table-row>
        <table:table-row table:style-name="ro1">
          <table:table-cell office:value-type="string" calcext:value-type="string">
            <text:p>Lei <text:s/>and Andrews\cite{lei2005minimization}</text:p>
          </table:table-cell>
          <table:table-cell office:value-type="string" calcext:value-type="string">
            <text:p>arithmetic op, relational op, conditional op, other operator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Offutt et al.\cite{offutt1996experimental}'s 5 sufficient mutation operators</text:p>
          </table:table-cell>
        </table:table-row>
        <table:table-row table:style-name="ro1">
          <table:table-cell office:value-type="string" calcext:value-type="string">
            <text:p>Li et al.\cite{li2007practical}</text:p>
          </table:table-cell>
          <table:table-cell office:value-type="string" calcext:value-type="string">
            <text:p>arithmetic op, bitwise op, constants, other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u et al.\cite{liu2006approach} </text:p>
          </table:table-cell>
          <table:table-cell office:value-type="string" calcext:value-type="string">
            <text:p>arithmetic op, relational op, conditional op, others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OR, ROR, LCR, SVR, CSR </text:p>
          </table:table-cell>
        </table:table-row>
        <table:table-row table:style-name="ro1">
          <table:table-cell office:value-type="string" calcext:value-type="string">
            <text:p>Lou et al.\cite{lou2015mutation}</text:p>
          </table:table-cell>
          <table:table-cell office:value-type="string" calcext:value-type="string">
            <text:p>arithmetic op, conditional op, other op, constants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ilani et al.\cite{milani2014leveraging} </text:p>
          </table:table-cell>
          <table:table-cell office:value-type="string" calcext:value-type="string">
            <text:p>other operator, operand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TANDIS \cite{mirshokraie2013efficient} 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<text:s/>DOM, jQuery, and XHR mutation operators </text:p>
          </table:table-cell>
        </table:table-row>
        <table:table-row table:style-name="ro1">
          <table:table-cell office:value-type="string" calcext:value-type="string">
            <text:p>Namin and Andrews\cite{namin2009influence} </text:p>
          </table:table-cell>
          <table:table-cell office:value-type="string" calcext:value-type="string">
            <text:p>arithmetic op, relational op, conditional op, bitwise op, other operator, assignment, operand, others, conditional, flow-control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perator mutation, variable mutaiton, statement mutation</text:p>
          </table:table-cell>
          <table:table-cell office:value-type="string" calcext:value-type="string">
            <text:p>Siami et al.\cite{siami2008sufficient}'s 28 sufficient mutation operators</text:p>
          </table:table-cell>
        </table:table-row>
        <table:table-row table:style-name="ro1">
          <table:table-cell office:value-type="string" calcext:value-type="string">
            <text:p>Ntafos\cite{ntafos1984evaluation}</text:p>
          </table:table-cell>
          <table:table-cell office:value-type="string" calcext:value-type="string">
            <text:p>arithmetic op, relational op, conditional op, conditional, flow-control, constants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\cite{budd1979mutation}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Well-defined</text:p>
          </table:table-cell>
        </table:table-row>
        <table:table-row table:style-name="ro1">
          <table:table-cell office:value-type="string" calcext:value-type="string">
            <text:p>Offutt and Liu\cite{offutt1999generating}</text:p>
          </table:table-cell>
          <table:table-cell office:value-type="string" calcext:value-type="string">
            <text:p>arithmetic op, relational op, conditional op, conditional, flow-control, constants, other operator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thr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ufficient</text:p>
          </table:table-cell>
        </table:table-row>
        <table:table-row table:style-name="ro1">
          <table:table-cell office:value-type="string" calcext:value-type="string">
            <text:p>Papadakis and Malevris\cite{papadakis2010automatic} </text:p>
          </table:table-cell>
          <table:table-cell office:value-type="string" calcext:value-type="string">
            <text:p>arithmetic op, relational op, other operator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jFuzz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BS, AOR, ROR </text:p>
          </table:table-cell>
        </table:table-row>
        <table:table-row table:style-name="ro1">
          <table:table-cell office:value-type="string" calcext:value-type="string">
            <text:p>Papadakis and Malevris\cite{papadakis2011automatically} </text:p>
          </table:table-cell>
          <table:table-cell office:value-type="string" calcext:value-type="string">
            <text:p>arithmetic op, relational op, conditional op, other operator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<text:s/>jFuzz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BS, AOR, LCR, ROR </text:p>
          </table:table-cell>
        </table:table-row>
        <table:table-row table:style-name="ro1">
          <table:table-cell office:value-type="string" calcext:value-type="string">
            <text:p>Papadakis and Malevris\cite{papadakis2012mutation} </text:p>
          </table:table-cell>
          <table:table-cell office:value-type="string" calcext:value-type="string">
            <text:p>arithmetic op, relational op, conditional op, other operator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</table:table-row>
        <table:table-row table:style-name="ro1">
          <table:table-cell office:value-type="string" calcext:value-type="string">
            <text:p>Papadakis et al.\cite{papadakis2014sampling} </text:p>
          </table:table-cell>
          <table:table-cell office:value-type="string" calcext:value-type="string">
            <text:p>conditional op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literal negation, replacing disjunction to conjunction operator </text:p>
          </table:table-cell>
        </table:table-row>
        <table:table-row table:style-name="ro1">
          <table:table-cell office:value-type="string" calcext:value-type="string">
            <text:p>Rajan et al.\cite{rajan2008requirements} </text:p>
          </table:table-cell>
          <table:table-cell office:value-type="string" calcext:value-type="string">
            <text:p>arithmetic op, relational op, conditional op, others, constants, operand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<text:s/>AOR, ROR, LOR, NOI, VRD, CRP, SVR </text:p>
          </table:table-cell>
        </table:table-row>
        <table:table-row table:style-name="ro1">
          <table:table-cell office:value-type="string" calcext:value-type="string">
            <text:p>Rutherford et al.\cite{rutherford2008evaluating}</text:p>
          </table:table-cell>
          <table:table-cell office:value-type="string" calcext:value-type="string">
            <text:p>arithmetic op, relational op, conditional op, bitwise op, other operator, assignment, operand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Shi et al. \cite{shi2014balancing} </text:p>
          </table:table-cell>
          <table:table-cell office:value-type="string" calcext:value-type="string">
            <text:p>relational op, arithmetic op, other operator, assignment, conditional, constants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ll </text:p>
          </table:table-cell>
        </table:table-row>
        <table:table-row table:style-name="ro1">
          <table:table-cell office:value-type="string" calcext:value-type="string">
            <text:p>Simith and Williams\cite{smith2009guiding} </text:p>
          </table:table-cell>
          <table:table-cell office:value-type="string" calcext:value-type="string">
            <text:p>arithmetic op, relational op, conditional op, bitwise op, other operator, assignment, operand, others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Clipse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<text:s/>all </text:p>
          </table:table-cell>
        </table:table-row>
        <table:table-row table:style-name="ro1">
          <table:table-cell office:value-type="string" calcext:value-type="string">
            <text:p>Tasiran et al.\cite{tasiran2012location}</text:p>
          </table:table-cell>
          <table:table-cell office:value-type="string" calcext:value-type="string">
            <text:p>operand, other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/>
        </table:table-row>
        <table:table-row table:style-name="ro1">
          <table:table-cell office:value-type="string" calcext:value-type="string">
            <text:p>Tuya et al.\cite{tuya2010full} </text:p>
          </table:table-cell>
          <table:table-cell office:value-type="string" calcext:value-type="string">
            <text:p>arithmetic op, relational op, conditional op, bitwise op, constants, other operator, others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SQLMutation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QL-specific, procedural language mutation</text:p>
          </table:table-cell>
          <table:table-cell office:value-type="string" calcext:value-type="string">
            <text:p><text:s/>SC, NL, OR, IR </text:p>
          </table:table-cell>
        </table:table-row>
        <table:table-row table:style-name="ro1">
          <table:table-cell office:value-type="string" calcext:value-type="string">
            <text:p>Wang et al.\cite{wang2010correlating}</text:p>
          </table:table-cell>
          <table:table-cell office:value-type="string" calcext:value-type="string">
            <text:p>arithmetic op, relational op, conditional op, bitwise op, other operator, assignment, operand, other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/>
        </table:table-row>
        <table:table-row table:style-name="ro1">
          <table:table-cell office:value-type="string" calcext:value-type="string">
            <text:p>Weyuker et al.\cite{weyuker1994automatically}</text:p>
          </table:table-cell>
          <table:table-cell office:value-type="string" calcext:value-type="string">
            <text:p>conditional op, operand, other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Well-defined</text:p>
          </table:table-cell>
        </table:table-row>
        <table:table-row table:style-name="ro1">
          <table:table-cell office:value-type="string" calcext:value-type="string">
            <text:p>Xuan and Monperrus\cite{xuan2014test} </text:p>
          </table:table-cell>
          <table:table-cell office:value-type="string" calcext:value-type="string">
            <text:p>arithmetic op, relational op, other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invert negatives, return values, AOR, condition negation, condition boundary replacement, increments replacement <text:s/></text:p>
          </table:table-cell>
        </table:table-row>
        <table:table-row table:style-name="ro1">
          <table:table-cell office:value-type="string" calcext:value-type="string">
            <text:p>Yoo and Harman\cite{yoo2012test}</text:p>
          </table:table-cell>
          <table:table-cell office:value-type="string" calcext:value-type="string">
            <text:p>arithmetic op, relational op, conditional op, bitwise op, assignment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</table:table-row>
        <table:table-row table:style-name="ro1">
          <table:table-cell office:value-type="string" calcext:value-type="string">
            <text:p>Zhang and Mesbah\cite{zhang2015assertions} </text:p>
          </table:table-cell>
          <table:table-cell office:value-type="string" calcext:value-type="string">
            <text:p>relational op, arithmetic op, other operator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default </text:p>
          </table:table-cell>
        </table:table-row>
        <table:table-row table:style-name="ro1">
          <table:table-cell office:value-type="string" calcext:value-type="string">
            <text:p>Zhang et al.\cite{zhang2009time}</text:p>
          </table:table-cell>
          <table:table-cell office:value-type="string" calcext:value-type="string">
            <text:p>arithmetic op, relational op, conditional op, other operator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ester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Offutt et al.\cite{offutt1996experimental}'s 5 sufficient mutation operators</text:p>
          </table:table-cell>
        </table:table-row>
        <table:table-row table:style-name="ro1">
          <table:table-cell office:value-type="string" calcext:value-type="string">
            <text:p>Zhang et al.\cite{zhang2010test} </text:p>
          </table:table-cell>
          <table:table-cell office:value-type="string" calcext:value-type="string">
            <text:p>arithmetic op, relational op, conditional op, other operator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exMutator, GenMutants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</table:table-row>
        <table:table-row table:style-name="ro1">
          <table:table-cell office:value-type="string" calcext:value-type="string">
            <text:p>Zhang et al.\cite{zhang2011empirical} <text:s/></text:p>
          </table:table-cell>
          <table:table-cell office:value-type="string" calcext:value-type="string">
            <text:p>arithmetic op, relational op, conditional op, bitwise op, assignment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15 traditional mutation operators (all) </text:p>
          </table:table-cell>
        </table:table-row>
        <table:table-row table:style-name="ro1">
          <table:table-cell office:value-type="string" calcext:value-type="string">
            <text:p>Zhang et al.\cite{zhang2012regression}</text:p>
          </table:table-cell>
          <table:table-cell office:value-type="string" calcext:value-type="string">
            <text:p>arithmetic op, conditional op, other op, constants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replace numerical constant, negate jump condition, replace arithmetic operator, and omit method calls</text:p>
          </table:table-cell>
        </table:table-row>
        <table:table-row table:style-name="ro1">
          <table:table-cell office:value-type="string" calcext:value-type="string">
            <text:p>Zhou and Frankl\cite{zhou2011jdama} </text:p>
          </table:table-cell>
          <table:table-cell office:value-type="string" calcext:value-type="string">
            <text:p>arithmetic op, relational op, conditional op, bitwise op, constants, other operator, others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JDAMA (based on SQLMutation)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QL-specific, procedural language mutation</text:p>
          </table:table-cell>
          <table:table-cell office:value-type="string" calcext:value-type="string">
            <text:p><text:s/>SC, NL, OR, IR </text:p>
          </table:table-cell>
        </table:table-row>
      </table:table>
      <table:named-expressions/>
      <table:database-ranges>
        <table:database-range table:name="__Anonymous_Sheet_DB__0" table:target-range-address="test_problem_spec.A1:test_problem_spec.Y161" table:orientation="column"/>
        <table:database-range table:name="__Anonymous_Sheet_DB__1" table:target-range-address="mut_testing_spec.A1:mut_testing_spec.I186" table:orientation="column"/>
        <table:database-range table:name="__Anonymous_Sheet_DB__2" table:target-range-address="eva_method_des.A1:eva_method_des.L67" table:orientation="column"/>
        <table:database-range table:name="__Anonymous_Sheet_DB__3" table:target-range-address="guide_role_sum.A1:guide_role_sum.AMJ104857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mutation_operator.A1:mutation_operator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" svg:font-family="Times-Roman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1:53:11.3907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8T15:12:35.330588000</dc:date>
    <meta:editing-duration>P13DT7H52M58S</meta:editing-duration>
    <meta:editing-cycles>511</meta:editing-cycles>
    <meta:generator>LibreOffice/5.0.6.3$MacOSX_X86_64 LibreOffice_project/490fc03b25318460cfc54456516ea2519c11d1aa</meta:generator>
    <meta:document-statistic meta:table-count="7" meta:cell-count="7151" meta:object-count="0"/>
  </office:meta>
</office:document-meta>
</file>